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6" style:family="table">
      <style:table-properties style:width="15.901cm" table:align="left" style:writing-mode="lr-tb"/>
    </style:style>
    <style:style style:name="Tabla6.A" style:family="table-column">
      <style:table-column-properties style:column-width="2.39cm"/>
    </style:style>
    <style:style style:name="Tabla6.B" style:family="table-column">
      <style:table-column-properties style:column-width="3.806cm"/>
    </style:style>
    <style:style style:name="Tabla6.C" style:family="table-column">
      <style:table-column-properties style:column-width="9.705cm"/>
    </style:style>
    <style:style style:name="Tabla6.1" style:family="table-row">
      <style:table-row-properties style:min-row-height="0.621cm" fo:keep-together="auto"/>
    </style:style>
    <style:style style:name="Tabla6.A1" style:family="table-cell">
      <style:table-cell-properties style:vertical-align="middle" fo:background-color="#000080" fo:padding-left="0.191cm" fo:padding-right="0.191cm" fo:padding-top="0cm" fo:padding-bottom="0cm" fo:border-left="0.75pt solid #000080" fo:border-right="none" fo:border-top="0.75pt solid #000080" fo:border-bottom="0.75pt solid #000080" style:writing-mode="lr-tb">
        <style:background-image/>
      </style:table-cell-properties>
    </style:style>
    <style:style style:name="Tabla6.C1" style:family="table-cell">
      <style:table-cell-properties style:vertical-align="middle" fo:background-color="#000080" fo:padding-left="0.191cm" fo:padding-right="0.191cm" fo:padding-top="0cm" fo:padding-bottom="0cm" fo:border="0.75pt solid #000080" style:writing-mode="lr-tb">
        <style:background-image/>
      </style:table-cell-properties>
    </style:style>
    <style:style style:name="Tabla6.2" style:family="table-row">
      <style:table-row-properties style:min-row-height="1.434cm" fo:keep-together="auto"/>
    </style:style>
    <style:style style:name="Tabla6.A2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6.B2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6.C2" style:family="table-cell">
      <style:table-cell-properties style:vertical-align="middle" fo:padding-left="0.191cm" fo:padding-right="0.191cm" fo:padding-top="0cm" fo:padding-bottom="0cm" fo:border="0.75pt solid #000080" style:writing-mode="lr-tb"/>
    </style:style>
    <style:style style:name="Tabla6.3" style:family="table-row">
      <style:table-row-properties style:min-row-height="0.624cm" fo:keep-together="auto"/>
    </style:style>
    <style:style style:name="Tabla6.A3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6.B3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6.C3" style:family="table-cell">
      <style:table-cell-properties style:vertical-align="middle" fo:padding-left="0.191cm" fo:padding-right="0.191cm" fo:padding-top="0cm" fo:padding-bottom="0cm" fo:border="0.75pt solid #000080" style:writing-mode="lr-tb"/>
    </style:style>
    <style:style style:name="Tabla1" style:family="table">
      <style:table-properties style:width="15.91cm" table:align="left" style:writing-mode="lr-tb"/>
    </style:style>
    <style:style style:name="Tabla1.A" style:family="table-column">
      <style:table-column-properties style:column-width="2.39cm"/>
    </style:style>
    <style:style style:name="Tabla1.B" style:family="table-column">
      <style:table-column-properties style:column-width="3.806cm"/>
    </style:style>
    <style:style style:name="Tabla1.C" style:family="table-column">
      <style:table-column-properties style:column-width="9.714cm"/>
    </style:style>
    <style:style style:name="Tabla1.1" style:family="table-row">
      <style:table-row-properties style:min-row-height="0.621cm" fo:keep-together="auto"/>
    </style:style>
    <style:style style:name="Tabla1.A1" style:family="table-cell">
      <style:table-cell-properties style:vertical-align="middle" fo:background-color="#000080" fo:padding-left="0.191cm" fo:padding-right="0.191cm" fo:padding-top="0cm" fo:padding-bottom="0cm" fo:border-left="0.75pt solid #000080" fo:border-right="none" fo:border-top="0.75pt solid #000080" fo:border-bottom="0.75pt solid #000080" style:writing-mode="lr-tb">
        <style:background-image/>
      </style:table-cell-properties>
    </style:style>
    <style:style style:name="Tabla1.C1" style:family="table-cell">
      <style:table-cell-properties style:vertical-align="middle" fo:background-color="#000080" fo:padding-left="0.191cm" fo:padding-right="0.191cm" fo:padding-top="0cm" fo:padding-bottom="0cm" fo:border="0.75pt solid #000080" style:writing-mode="lr-tb">
        <style:background-image/>
      </style:table-cell-properties>
    </style:style>
    <style:style style:name="Tabla1.2" style:family="table-row">
      <style:table-row-properties style:min-row-height="1.434cm" fo:keep-together="auto"/>
    </style:style>
    <style:style style:name="Tabla1.A2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1.B2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1.C2" style:family="table-cell">
      <style:table-cell-properties style:vertical-align="middle" fo:padding-left="0.191cm" fo:padding-right="0.191cm" fo:padding-top="0cm" fo:padding-bottom="0cm" fo:border="0.75pt solid #000080" style:writing-mode="lr-tb"/>
    </style:style>
    <style:style style:name="Tabla1.3" style:family="table-row">
      <style:table-row-properties style:min-row-height="0.624cm" fo:keep-together="auto"/>
    </style:style>
    <style:style style:name="Tabla1.A3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1.B3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1.C3" style:family="table-cell">
      <style:table-cell-properties style:vertical-align="middle" fo:padding-left="0.191cm" fo:padding-right="0.191cm" fo:padding-top="0cm" fo:padding-bottom="0cm" fo:border="0.75pt solid #000080" style:writing-mode="lr-tb"/>
    </style:style>
    <style:style style:name="Tabla1.A4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1.B4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1.C4" style:family="table-cell">
      <style:table-cell-properties style:vertical-align="middle" fo:padding-left="0.191cm" fo:padding-right="0.191cm" fo:padding-top="0cm" fo:padding-bottom="0cm" fo:border="0.75pt solid #000080" style:writing-mode="lr-tb"/>
    </style:style>
    <style:style style:name="Tabla1.A5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1.B5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1.C5" style:family="table-cell">
      <style:table-cell-properties style:vertical-align="middle" fo:padding-left="0.191cm" fo:padding-right="0.191cm" fo:padding-top="0cm" fo:padding-bottom="0cm" fo:border="0.75pt solid #000080" style:writing-mode="lr-tb"/>
    </style:style>
    <style:style style:name="Tabla2" style:family="table">
      <style:table-properties style:width="15.901cm" table:align="left" style:writing-mode="lr-tb"/>
    </style:style>
    <style:style style:name="Tabla2.A" style:family="table-column">
      <style:table-column-properties style:column-width="2.39cm"/>
    </style:style>
    <style:style style:name="Tabla2.B" style:family="table-column">
      <style:table-column-properties style:column-width="3.916cm"/>
    </style:style>
    <style:style style:name="Tabla2.C" style:family="table-column">
      <style:table-column-properties style:column-width="9.596cm"/>
    </style:style>
    <style:style style:name="Tabla2.1" style:family="table-row">
      <style:table-row-properties style:min-row-height="0.621cm" fo:keep-together="auto"/>
    </style:style>
    <style:style style:name="Tabla2.A1" style:family="table-cell">
      <style:table-cell-properties style:vertical-align="middle" fo:background-color="#000080" fo:padding-left="0.191cm" fo:padding-right="0.191cm" fo:padding-top="0cm" fo:padding-bottom="0cm" fo:border-left="0.75pt solid #000080" fo:border-right="none" fo:border-top="0.75pt solid #000080" fo:border-bottom="0.75pt solid #000080" style:writing-mode="lr-tb">
        <style:background-image/>
      </style:table-cell-properties>
    </style:style>
    <style:style style:name="Tabla2.C1" style:family="table-cell">
      <style:table-cell-properties style:vertical-align="middle" fo:background-color="#000080" fo:padding-left="0.191cm" fo:padding-right="0.191cm" fo:padding-top="0cm" fo:padding-bottom="0cm" fo:border="0.75pt solid #000080" style:writing-mode="lr-tb">
        <style:background-image/>
      </style:table-cell-properties>
    </style:style>
    <style:style style:name="Tabla2.2" style:family="table-row">
      <style:table-row-properties style:min-row-height="1.434cm" fo:keep-together="auto"/>
    </style:style>
    <style:style style:name="Tabla2.A2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2.B2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2.C2" style:family="table-cell">
      <style:table-cell-properties style:vertical-align="middle" fo:padding-left="0.191cm" fo:padding-right="0.191cm" fo:padding-top="0cm" fo:padding-bottom="0cm" fo:border="0.75pt solid #000080" style:writing-mode="lr-tb"/>
    </style:style>
    <style:style style:name="Tabla2.3" style:family="table-row">
      <style:table-row-properties style:min-row-height="0.624cm" fo:keep-together="auto"/>
    </style:style>
    <style:style style:name="Tabla2.A3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2.B3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2.C3" style:family="table-cell">
      <style:table-cell-properties style:vertical-align="middle" fo:padding-left="0.191cm" fo:padding-right="0.191cm" fo:padding-top="0cm" fo:padding-bottom="0cm" fo:border-left="0.75pt solid #000080" fo:border-right="0.75pt solid #000080" fo:border-top="none" fo:border-bottom="0.75pt solid #000080" style:writing-mode="lr-tb"/>
    </style:style>
    <style:style style:name="Tabla2.A4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2.B4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2.C4" style:family="table-cell">
      <style:table-cell-properties style:vertical-align="middle" fo:padding-left="0.191cm" fo:padding-right="0.191cm" fo:padding-top="0cm" fo:padding-bottom="0cm" fo:border-left="0.75pt solid #000080" fo:border-right="0.75pt solid #000080" fo:border-top="none" fo:border-bottom="0.75pt solid #000080" style:writing-mode="lr-tb"/>
    </style:style>
    <style:style style:name="Tabla2.A5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2.B5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2.C5" style:family="table-cell">
      <style:table-cell-properties style:vertical-align="middle" fo:padding-left="0.191cm" fo:padding-right="0.191cm" fo:padding-top="0cm" fo:padding-bottom="0cm" fo:border-left="0.75pt solid #000080" fo:border-right="0.75pt solid #000080" fo:border-top="none" fo:border-bottom="0.75pt solid #000080" style:writing-mode="lr-tb"/>
    </style:style>
    <style:style style:name="Tabla2.A6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2.B6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2.C6" style:family="table-cell">
      <style:table-cell-properties style:vertical-align="middle" fo:padding-left="0.191cm" fo:padding-right="0.191cm" fo:padding-top="0cm" fo:padding-bottom="0cm" fo:border-left="0.75pt solid #000080" fo:border-right="0.75pt solid #000080" fo:border-top="none" fo:border-bottom="0.75pt solid #000080" style:writing-mode="lr-tb"/>
    </style:style>
    <style:style style:name="Tabla2.A7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2.B7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2.C7" style:family="table-cell">
      <style:table-cell-properties style:vertical-align="middle" fo:padding-left="0.191cm" fo:padding-right="0.191cm" fo:padding-top="0cm" fo:padding-bottom="0cm" fo:border-left="0.75pt solid #000080" fo:border-right="0.75pt solid #000080" fo:border-top="none" fo:border-bottom="0.75pt solid #000080" style:writing-mode="lr-tb"/>
    </style:style>
    <style:style style:name="Tabla2.A8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2.B8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2.C8" style:family="table-cell">
      <style:table-cell-properties style:vertical-align="middle" fo:padding-left="0.191cm" fo:padding-right="0.191cm" fo:padding-top="0cm" fo:padding-bottom="0cm" fo:border-left="0.75pt solid #000080" fo:border-right="0.75pt solid #000080" fo:border-top="none" fo:border-bottom="0.75pt solid #000080" style:writing-mode="lr-tb"/>
    </style:style>
    <style:style style:name="Tabla3" style:family="table">
      <style:table-properties style:width="15.91cm" table:align="left" style:writing-mode="lr-tb"/>
    </style:style>
    <style:style style:name="Tabla3.A" style:family="table-column">
      <style:table-column-properties style:column-width="2.39cm"/>
    </style:style>
    <style:style style:name="Tabla3.B" style:family="table-column">
      <style:table-column-properties style:column-width="3.806cm"/>
    </style:style>
    <style:style style:name="Tabla3.C" style:family="table-column">
      <style:table-column-properties style:column-width="9.714cm"/>
    </style:style>
    <style:style style:name="Tabla3.1" style:family="table-row">
      <style:table-row-properties style:min-row-height="0.621cm" fo:keep-together="auto"/>
    </style:style>
    <style:style style:name="Tabla3.A1" style:family="table-cell">
      <style:table-cell-properties style:vertical-align="middle" fo:background-color="#000080" fo:padding-left="0.191cm" fo:padding-right="0.191cm" fo:padding-top="0cm" fo:padding-bottom="0cm" fo:border-left="0.75pt solid #000080" fo:border-right="none" fo:border-top="0.75pt solid #000080" fo:border-bottom="0.75pt solid #000080" style:writing-mode="lr-tb">
        <style:background-image/>
      </style:table-cell-properties>
    </style:style>
    <style:style style:name="Tabla3.C1" style:family="table-cell">
      <style:table-cell-properties style:vertical-align="middle" fo:background-color="#000080" fo:padding-left="0.191cm" fo:padding-right="0.191cm" fo:padding-top="0cm" fo:padding-bottom="0cm" fo:border="0.75pt solid #000080" style:writing-mode="lr-tb">
        <style:background-image/>
      </style:table-cell-properties>
    </style:style>
    <style:style style:name="Tabla3.2" style:family="table-row">
      <style:table-row-properties style:min-row-height="1.434cm" fo:keep-together="auto"/>
    </style:style>
    <style:style style:name="Tabla3.A2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3.B2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3.C2" style:family="table-cell">
      <style:table-cell-properties style:vertical-align="middle" fo:padding-left="0.191cm" fo:padding-right="0.191cm" fo:padding-top="0cm" fo:padding-bottom="0cm" fo:border="0.75pt solid #000080" style:writing-mode="lr-tb"/>
    </style:style>
    <style:style style:name="Tabla3.3" style:family="table-row">
      <style:table-row-properties style:min-row-height="0.624cm" fo:keep-together="auto"/>
    </style:style>
    <style:style style:name="Tabla3.A3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3.B3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3.C3" style:family="table-cell">
      <style:table-cell-properties style:vertical-align="middle" fo:padding-left="0.191cm" fo:padding-right="0.191cm" fo:padding-top="0cm" fo:padding-bottom="0cm" fo:border="0.75pt solid #000080" style:writing-mode="lr-tb"/>
    </style:style>
    <style:style style:name="Tabla3.A4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3.B4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3.C4" style:family="table-cell">
      <style:table-cell-properties style:vertical-align="middle" fo:padding-left="0.191cm" fo:padding-right="0.191cm" fo:padding-top="0cm" fo:padding-bottom="0cm" fo:border="0.75pt solid #000080" style:writing-mode="lr-tb"/>
    </style:style>
    <style:style style:name="Tabla3.A5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3.B5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3.C5" style:family="table-cell">
      <style:table-cell-properties style:vertical-align="middle" fo:padding-left="0.191cm" fo:padding-right="0.191cm" fo:padding-top="0cm" fo:padding-bottom="0cm" fo:border-left="0.75pt solid #000080" fo:border-right="0.75pt solid #000080" fo:border-top="none" fo:border-bottom="0.75pt solid #000080" style:writing-mode="lr-tb"/>
    </style:style>
    <style:style style:name="Tabla3.A6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3.B6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3.C6" style:family="table-cell">
      <style:table-cell-properties style:vertical-align="middle" fo:padding-left="0.191cm" fo:padding-right="0.191cm" fo:padding-top="0cm" fo:padding-bottom="0cm" fo:border="0.75pt solid #000080" style:writing-mode="lr-tb"/>
    </style:style>
    <style:style style:name="Tabla3.A7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3.B7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3.C7" style:family="table-cell">
      <style:table-cell-properties style:vertical-align="middle" fo:padding-left="0.191cm" fo:padding-right="0.191cm" fo:padding-top="0cm" fo:padding-bottom="0cm" fo:border="0.75pt solid #000080" style:writing-mode="lr-tb"/>
    </style:style>
    <style:style style:name="Tabla3.A8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3.B8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3.C8" style:family="table-cell">
      <style:table-cell-properties style:vertical-align="middle" fo:padding-left="0.191cm" fo:padding-right="0.191cm" fo:padding-top="0cm" fo:padding-bottom="0cm" fo:border="0.75pt solid #000080" style:writing-mode="lr-tb"/>
    </style:style>
    <style:style style:name="Tabla3.A9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3.B9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3.C9" style:family="table-cell">
      <style:table-cell-properties style:vertical-align="middle" fo:padding-left="0.191cm" fo:padding-right="0.191cm" fo:padding-top="0cm" fo:padding-bottom="0cm" fo:border-left="0.75pt solid #000080" fo:border-right="0.75pt solid #000080" fo:border-top="none" fo:border-bottom="0.75pt solid #000080" style:writing-mode="lr-tb"/>
    </style:style>
    <style:style style:name="Tabla4" style:family="table">
      <style:table-properties style:width="15.901cm" table:align="left" style:writing-mode="lr-tb"/>
    </style:style>
    <style:style style:name="Tabla4.A" style:family="table-column">
      <style:table-column-properties style:column-width="2.39cm"/>
    </style:style>
    <style:style style:name="Tabla4.B" style:family="table-column">
      <style:table-column-properties style:column-width="3.916cm"/>
    </style:style>
    <style:style style:name="Tabla4.C" style:family="table-column">
      <style:table-column-properties style:column-width="9.596cm"/>
    </style:style>
    <style:style style:name="Tabla4.1" style:family="table-row">
      <style:table-row-properties style:min-row-height="0.621cm" fo:keep-together="auto"/>
    </style:style>
    <style:style style:name="Tabla4.A1" style:family="table-cell">
      <style:table-cell-properties style:vertical-align="middle" fo:background-color="#000080" fo:padding-left="0.191cm" fo:padding-right="0.191cm" fo:padding-top="0cm" fo:padding-bottom="0cm" fo:border-left="0.75pt solid #000080" fo:border-right="none" fo:border-top="0.75pt solid #000080" fo:border-bottom="0.75pt solid #000080" style:writing-mode="lr-tb">
        <style:background-image/>
      </style:table-cell-properties>
    </style:style>
    <style:style style:name="Tabla4.C1" style:family="table-cell">
      <style:table-cell-properties style:vertical-align="middle" fo:background-color="#000080" fo:padding-left="0.191cm" fo:padding-right="0.191cm" fo:padding-top="0cm" fo:padding-bottom="0cm" fo:border="0.75pt solid #000080" style:writing-mode="lr-tb">
        <style:background-image/>
      </style:table-cell-properties>
    </style:style>
    <style:style style:name="Tabla4.2" style:family="table-row">
      <style:table-row-properties style:min-row-height="1.434cm" fo:keep-together="auto"/>
    </style:style>
    <style:style style:name="Tabla4.A2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4.B2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4.C2" style:family="table-cell">
      <style:table-cell-properties style:vertical-align="middle" fo:padding-left="0.191cm" fo:padding-right="0.191cm" fo:padding-top="0cm" fo:padding-bottom="0cm" fo:border="0.75pt solid #000080" style:writing-mode="lr-tb"/>
    </style:style>
    <style:style style:name="Tabla4.3" style:family="table-row">
      <style:table-row-properties style:min-row-height="0.624cm" fo:keep-together="auto"/>
    </style:style>
    <style:style style:name="Tabla4.A3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4.B3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4.C3" style:family="table-cell">
      <style:table-cell-properties style:vertical-align="middle" fo:padding-left="0.191cm" fo:padding-right="0.191cm" fo:padding-top="0cm" fo:padding-bottom="0cm" fo:border="0.75pt solid #000080" style:writing-mode="lr-tb"/>
    </style:style>
    <style:style style:name="Tabla5" style:family="table">
      <style:table-properties style:width="15.901cm" table:align="left" style:writing-mode="lr-tb"/>
    </style:style>
    <style:style style:name="Tabla5.A" style:family="table-column">
      <style:table-column-properties style:column-width="2.39cm"/>
    </style:style>
    <style:style style:name="Tabla5.B" style:family="table-column">
      <style:table-column-properties style:column-width="3.916cm"/>
    </style:style>
    <style:style style:name="Tabla5.C" style:family="table-column">
      <style:table-column-properties style:column-width="9.596cm"/>
    </style:style>
    <style:style style:name="Tabla5.1" style:family="table-row">
      <style:table-row-properties style:min-row-height="0.621cm" fo:keep-together="auto"/>
    </style:style>
    <style:style style:name="Tabla5.A1" style:family="table-cell">
      <style:table-cell-properties style:vertical-align="middle" fo:background-color="#000080" fo:padding-left="0.191cm" fo:padding-right="0.191cm" fo:padding-top="0cm" fo:padding-bottom="0cm" fo:border-left="0.75pt solid #000080" fo:border-right="none" fo:border-top="0.75pt solid #000080" fo:border-bottom="0.75pt solid #000080" style:writing-mode="lr-tb">
        <style:background-image/>
      </style:table-cell-properties>
    </style:style>
    <style:style style:name="Tabla5.C1" style:family="table-cell">
      <style:table-cell-properties style:vertical-align="middle" fo:background-color="#000080" fo:padding-left="0.191cm" fo:padding-right="0.191cm" fo:padding-top="0cm" fo:padding-bottom="0cm" fo:border="0.75pt solid #000080" style:writing-mode="lr-tb">
        <style:background-image/>
      </style:table-cell-properties>
    </style:style>
    <style:style style:name="Tabla5.2" style:family="table-row">
      <style:table-row-properties style:min-row-height="1.434cm" fo:keep-together="auto"/>
    </style:style>
    <style:style style:name="Tabla5.A2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5.B2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5.C2" style:family="table-cell">
      <style:table-cell-properties style:vertical-align="middle" fo:padding-left="0.191cm" fo:padding-right="0.191cm" fo:padding-top="0cm" fo:padding-bottom="0cm" fo:border="0.75pt solid #000080" style:writing-mode="lr-tb"/>
    </style:style>
    <style:style style:name="Tabla5.3" style:family="table-row">
      <style:table-row-properties style:min-row-height="0.624cm" fo:keep-together="auto"/>
    </style:style>
    <style:style style:name="Tabla5.A3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5.B3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5.C3" style:family="table-cell">
      <style:table-cell-properties style:vertical-align="middle" fo:padding-left="0.191cm" fo:padding-right="0.191cm" fo:padding-top="0cm" fo:padding-bottom="0cm" fo:border="0.75pt solid #000080" style:writing-mode="lr-tb"/>
    </style:style>
    <style:style style:name="Tabla5.A4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5.B4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5.C4" style:family="table-cell">
      <style:table-cell-properties style:vertical-align="middle" fo:padding-left="0.191cm" fo:padding-right="0.191cm" fo:padding-top="0cm" fo:padding-bottom="0cm" fo:border="0.75pt solid #000080" style:writing-mode="lr-tb"/>
    </style:style>
    <style:style style:name="Tabla5.A5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5.B5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5.C5" style:family="table-cell">
      <style:table-cell-properties style:vertical-align="middle" fo:padding-left="0.191cm" fo:padding-right="0.191cm" fo:padding-top="0cm" fo:padding-bottom="0cm" fo:border="0.75pt solid #000080" style:writing-mode="lr-tb"/>
    </style:style>
    <style:style style:name="Tabla5.A6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5.B6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5.C6" style:family="table-cell">
      <style:table-cell-properties style:vertical-align="middle" fo:padding-left="0.191cm" fo:padding-right="0.191cm" fo:padding-top="0cm" fo:padding-bottom="0cm" fo:border="0.75pt solid #000080" style:writing-mode="lr-tb"/>
    </style:style>
    <style:style style:name="Tabla5.A7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5.B7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5.C7" style:family="table-cell">
      <style:table-cell-properties style:vertical-align="middle" fo:padding-left="0.191cm" fo:padding-right="0.191cm" fo:padding-top="0cm" fo:padding-bottom="0cm" fo:border-left="0.75pt solid #000080" fo:border-right="0.75pt solid #000080" fo:border-top="none" fo:border-bottom="0.75pt solid #000080" style:writing-mode="lr-tb"/>
    </style:style>
    <style:style style:name="Tabla7" style:family="table">
      <style:table-properties style:width="15.901cm" table:align="left" style:writing-mode="lr-tb"/>
    </style:style>
    <style:style style:name="Tabla7.A" style:family="table-column">
      <style:table-column-properties style:column-width="2.39cm"/>
    </style:style>
    <style:style style:name="Tabla7.B" style:family="table-column">
      <style:table-column-properties style:column-width="3.916cm"/>
    </style:style>
    <style:style style:name="Tabla7.C" style:family="table-column">
      <style:table-column-properties style:column-width="9.596cm"/>
    </style:style>
    <style:style style:name="Tabla7.1" style:family="table-row">
      <style:table-row-properties style:min-row-height="0.621cm" fo:keep-together="auto"/>
    </style:style>
    <style:style style:name="Tabla7.A1" style:family="table-cell">
      <style:table-cell-properties style:vertical-align="middle" fo:background-color="#000080" fo:padding-left="0.191cm" fo:padding-right="0.191cm" fo:padding-top="0cm" fo:padding-bottom="0cm" fo:border-left="0.75pt solid #000080" fo:border-right="none" fo:border-top="0.75pt solid #000080" fo:border-bottom="0.75pt solid #000080" style:writing-mode="lr-tb">
        <style:background-image/>
      </style:table-cell-properties>
    </style:style>
    <style:style style:name="Tabla7.C1" style:family="table-cell">
      <style:table-cell-properties style:vertical-align="middle" fo:background-color="#000080" fo:padding-left="0.191cm" fo:padding-right="0.191cm" fo:padding-top="0cm" fo:padding-bottom="0cm" fo:border="0.75pt solid #000080" style:writing-mode="lr-tb">
        <style:background-image/>
      </style:table-cell-properties>
    </style:style>
    <style:style style:name="Tabla7.2" style:family="table-row">
      <style:table-row-properties style:min-row-height="1.434cm" fo:keep-together="auto"/>
    </style:style>
    <style:style style:name="Tabla7.A2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7.B2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7.C2" style:family="table-cell">
      <style:table-cell-properties style:vertical-align="middle" fo:padding-left="0.191cm" fo:padding-right="0.191cm" fo:padding-top="0cm" fo:padding-bottom="0cm" fo:border="0.75pt solid #000080" style:writing-mode="lr-tb"/>
    </style:style>
    <style:style style:name="Tabla7.3" style:family="table-row">
      <style:table-row-properties style:min-row-height="0.624cm" fo:keep-together="auto"/>
    </style:style>
    <style:style style:name="Tabla7.A3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7.B3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7.C3" style:family="table-cell">
      <style:table-cell-properties style:vertical-align="middle" fo:padding-left="0.191cm" fo:padding-right="0.191cm" fo:padding-top="0cm" fo:padding-bottom="0cm" fo:border="0.75pt solid #000080" style:writing-mode="lr-tb"/>
    </style:style>
    <style:style style:name="Tabla7.A4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7.B4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7.C4" style:family="table-cell">
      <style:table-cell-properties style:vertical-align="middle" fo:padding-left="0.191cm" fo:padding-right="0.191cm" fo:padding-top="0cm" fo:padding-bottom="0cm" fo:border="0.75pt solid #000080" style:writing-mode="lr-tb"/>
    </style:style>
    <style:style style:name="Tabla7.A5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7.B5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7.C5" style:family="table-cell">
      <style:table-cell-properties style:vertical-align="middle" fo:padding-left="0.191cm" fo:padding-right="0.191cm" fo:padding-top="0cm" fo:padding-bottom="0cm" fo:border="0.75pt solid #000080" style:writing-mode="lr-tb"/>
    </style:style>
    <style:style style:name="Tabla7.A6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7.B6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7.C6" style:family="table-cell">
      <style:table-cell-properties style:vertical-align="middle" fo:padding-left="0.191cm" fo:padding-right="0.191cm" fo:padding-top="0cm" fo:padding-bottom="0cm" fo:border-left="0.75pt solid #000080" fo:border-right="0.75pt solid #000080" fo:border-top="none" fo:border-bottom="0.75pt solid #000080" style:writing-mode="lr-tb"/>
    </style:style>
    <style:style style:name="Tabla25" style:family="table">
      <style:table-properties style:width="15.901cm" table:align="left" style:writing-mode="lr-tb"/>
    </style:style>
    <style:style style:name="Tabla25.A" style:family="table-column">
      <style:table-column-properties style:column-width="2.39cm"/>
    </style:style>
    <style:style style:name="Tabla25.B" style:family="table-column">
      <style:table-column-properties style:column-width="4.004cm"/>
    </style:style>
    <style:style style:name="Tabla25.C" style:family="table-column">
      <style:table-column-properties style:column-width="9.507cm"/>
    </style:style>
    <style:style style:name="Tabla25.1" style:family="table-row">
      <style:table-row-properties style:min-row-height="0.621cm" fo:keep-together="auto"/>
    </style:style>
    <style:style style:name="Tabla25.A1" style:family="table-cell">
      <style:table-cell-properties style:vertical-align="middle" fo:background-color="#000080" fo:padding-left="0.191cm" fo:padding-right="0.191cm" fo:padding-top="0cm" fo:padding-bottom="0cm" fo:border-left="0.75pt solid #000080" fo:border-right="none" fo:border-top="0.75pt solid #000080" fo:border-bottom="0.75pt solid #000080" style:writing-mode="lr-tb">
        <style:background-image/>
      </style:table-cell-properties>
    </style:style>
    <style:style style:name="Tabla25.C1" style:family="table-cell">
      <style:table-cell-properties style:vertical-align="middle" fo:background-color="#000080" fo:padding-left="0.191cm" fo:padding-right="0.191cm" fo:padding-top="0cm" fo:padding-bottom="0cm" fo:border="0.75pt solid #000080" style:writing-mode="lr-tb">
        <style:background-image/>
      </style:table-cell-properties>
    </style:style>
    <style:style style:name="Tabla25.2" style:family="table-row">
      <style:table-row-properties style:min-row-height="1.434cm" fo:keep-together="auto"/>
    </style:style>
    <style:style style:name="Tabla25.A2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25.B2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25.C2" style:family="table-cell">
      <style:table-cell-properties style:vertical-align="middle" fo:padding-left="0.191cm" fo:padding-right="0.191cm" fo:padding-top="0cm" fo:padding-bottom="0cm" fo:border="0.75pt solid #000080" style:writing-mode="lr-tb"/>
    </style:style>
    <style:style style:name="Tabla25.3" style:family="table-row">
      <style:table-row-properties style:min-row-height="0.624cm" fo:keep-together="auto"/>
    </style:style>
    <style:style style:name="Tabla25.A3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25.B3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25.C3" style:family="table-cell">
      <style:table-cell-properties style:vertical-align="middle" fo:padding-left="0.191cm" fo:padding-right="0.191cm" fo:padding-top="0cm" fo:padding-bottom="0cm" fo:border="0.75pt solid #000080" style:writing-mode="lr-tb"/>
    </style:style>
    <style:style style:name="Tabla25.A4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25.B4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25.C4" style:family="table-cell">
      <style:table-cell-properties style:vertical-align="middle" fo:padding-left="0.191cm" fo:padding-right="0.191cm" fo:padding-top="0cm" fo:padding-bottom="0cm" fo:border="0.75pt solid #000080" style:writing-mode="lr-tb"/>
    </style:style>
    <style:style style:name="Tabla25.A5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25.B5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25.C5" style:family="table-cell">
      <style:table-cell-properties style:vertical-align="middle" fo:padding-left="0.191cm" fo:padding-right="0.191cm" fo:padding-top="0cm" fo:padding-bottom="0cm" fo:border-left="0.75pt solid #000080" fo:border-right="0.75pt solid #000080" fo:border-top="none" fo:border-bottom="0.75pt solid #000080" style:writing-mode="lr-tb"/>
    </style:style>
    <style:style style:name="Tabla29" style:family="table">
      <style:table-properties style:width="15.901cm" table:align="left" style:writing-mode="lr-tb"/>
    </style:style>
    <style:style style:name="Tabla29.A" style:family="table-column">
      <style:table-column-properties style:column-width="2.39cm"/>
    </style:style>
    <style:style style:name="Tabla29.B" style:family="table-column">
      <style:table-column-properties style:column-width="4.004cm"/>
    </style:style>
    <style:style style:name="Tabla29.C" style:family="table-column">
      <style:table-column-properties style:column-width="9.507cm"/>
    </style:style>
    <style:style style:name="Tabla29.1" style:family="table-row">
      <style:table-row-properties style:min-row-height="0.621cm" fo:keep-together="auto"/>
    </style:style>
    <style:style style:name="Tabla29.A1" style:family="table-cell">
      <style:table-cell-properties style:vertical-align="middle" fo:background-color="#000080" fo:padding-left="0.191cm" fo:padding-right="0.191cm" fo:padding-top="0cm" fo:padding-bottom="0cm" fo:border-left="0.75pt solid #000080" fo:border-right="none" fo:border-top="0.75pt solid #000080" fo:border-bottom="0.75pt solid #000080" style:writing-mode="lr-tb">
        <style:background-image/>
      </style:table-cell-properties>
    </style:style>
    <style:style style:name="Tabla29.C1" style:family="table-cell">
      <style:table-cell-properties style:vertical-align="middle" fo:background-color="#000080" fo:padding-left="0.191cm" fo:padding-right="0.191cm" fo:padding-top="0cm" fo:padding-bottom="0cm" fo:border="0.75pt solid #000080" style:writing-mode="lr-tb">
        <style:background-image/>
      </style:table-cell-properties>
    </style:style>
    <style:style style:name="Tabla29.2" style:family="table-row">
      <style:table-row-properties style:min-row-height="1.434cm" fo:keep-together="auto"/>
    </style:style>
    <style:style style:name="Tabla29.A2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29.B2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29.C2" style:family="table-cell">
      <style:table-cell-properties style:vertical-align="middle" fo:padding-left="0.191cm" fo:padding-right="0.191cm" fo:padding-top="0cm" fo:padding-bottom="0cm" fo:border="0.75pt solid #000080" style:writing-mode="lr-tb"/>
    </style:style>
    <style:style style:name="Tabla29.3" style:family="table-row">
      <style:table-row-properties style:min-row-height="0.624cm" fo:keep-together="auto"/>
    </style:style>
    <style:style style:name="Tabla29.A3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29.B3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29.C3" style:family="table-cell">
      <style:table-cell-properties style:vertical-align="middle" fo:padding-left="0.191cm" fo:padding-right="0.191cm" fo:padding-top="0cm" fo:padding-bottom="0cm" fo:border="0.75pt solid #000080" style:writing-mode="lr-tb"/>
    </style:style>
    <style:style style:name="Tabla29.A4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29.B4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29.C4" style:family="table-cell">
      <style:table-cell-properties style:vertical-align="middle" fo:padding-left="0.191cm" fo:padding-right="0.191cm" fo:padding-top="0cm" fo:padding-bottom="0cm" fo:border="0.75pt solid #000080" style:writing-mode="lr-tb"/>
    </style:style>
    <style:style style:name="Tabla29.A5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29.B5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29.C5" style:family="table-cell">
      <style:table-cell-properties style:vertical-align="middle" fo:padding-left="0.191cm" fo:padding-right="0.191cm" fo:padding-top="0cm" fo:padding-bottom="0cm" fo:border-left="0.75pt solid #000080" fo:border-right="0.75pt solid #000080" fo:border-top="none" fo:border-bottom="0.75pt solid #000080" style:writing-mode="lr-tb"/>
    </style:style>
    <style:style style:name="Tabla30" style:family="table">
      <style:table-properties style:width="15.901cm" table:align="left" style:writing-mode="lr-tb"/>
    </style:style>
    <style:style style:name="Tabla30.A" style:family="table-column">
      <style:table-column-properties style:column-width="2.39cm"/>
    </style:style>
    <style:style style:name="Tabla30.B" style:family="table-column">
      <style:table-column-properties style:column-width="4.004cm"/>
    </style:style>
    <style:style style:name="Tabla30.C" style:family="table-column">
      <style:table-column-properties style:column-width="9.507cm"/>
    </style:style>
    <style:style style:name="Tabla30.1" style:family="table-row">
      <style:table-row-properties style:min-row-height="0.621cm" fo:keep-together="auto"/>
    </style:style>
    <style:style style:name="Tabla30.A1" style:family="table-cell">
      <style:table-cell-properties style:vertical-align="middle" fo:background-color="#000080" fo:padding-left="0.191cm" fo:padding-right="0.191cm" fo:padding-top="0cm" fo:padding-bottom="0cm" fo:border-left="0.75pt solid #000080" fo:border-right="none" fo:border-top="0.75pt solid #000080" fo:border-bottom="0.75pt solid #000080" style:writing-mode="lr-tb">
        <style:background-image/>
      </style:table-cell-properties>
    </style:style>
    <style:style style:name="Tabla30.C1" style:family="table-cell">
      <style:table-cell-properties style:vertical-align="middle" fo:background-color="#000080" fo:padding-left="0.191cm" fo:padding-right="0.191cm" fo:padding-top="0cm" fo:padding-bottom="0cm" fo:border="0.75pt solid #000080" style:writing-mode="lr-tb">
        <style:background-image/>
      </style:table-cell-properties>
    </style:style>
    <style:style style:name="Tabla30.2" style:family="table-row">
      <style:table-row-properties style:min-row-height="1.434cm" fo:keep-together="auto"/>
    </style:style>
    <style:style style:name="Tabla30.A2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30.B2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30.C2" style:family="table-cell">
      <style:table-cell-properties style:vertical-align="middle" fo:padding-left="0.191cm" fo:padding-right="0.191cm" fo:padding-top="0cm" fo:padding-bottom="0cm" fo:border="0.75pt solid #000080" style:writing-mode="lr-tb"/>
    </style:style>
    <style:style style:name="Tabla30.3" style:family="table-row">
      <style:table-row-properties style:min-row-height="0.624cm" fo:keep-together="auto"/>
    </style:style>
    <style:style style:name="Tabla30.A3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30.B3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30.C3" style:family="table-cell">
      <style:table-cell-properties style:vertical-align="middle" fo:padding-left="0.191cm" fo:padding-right="0.191cm" fo:padding-top="0cm" fo:padding-bottom="0cm" fo:border="0.75pt solid #000080" style:writing-mode="lr-tb"/>
    </style:style>
    <style:style style:name="Tabla30.A4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30.B4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30.C4" style:family="table-cell">
      <style:table-cell-properties style:vertical-align="middle" fo:padding-left="0.191cm" fo:padding-right="0.191cm" fo:padding-top="0cm" fo:padding-bottom="0cm" fo:border="0.75pt solid #000080" style:writing-mode="lr-tb"/>
    </style:style>
    <style:style style:name="Tabla30.A5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30.B5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30.C5" style:family="table-cell">
      <style:table-cell-properties style:vertical-align="middle" fo:padding-left="0.191cm" fo:padding-right="0.191cm" fo:padding-top="0cm" fo:padding-bottom="0cm" fo:border-left="0.75pt solid #000080" fo:border-right="0.75pt solid #000080" fo:border-top="none" fo:border-bottom="0.75pt solid #000080" style:writing-mode="lr-tb"/>
    </style:style>
    <style:style style:name="Tabla8" style:family="table">
      <style:table-properties style:width="15.901cm" table:align="left" style:writing-mode="lr-tb"/>
    </style:style>
    <style:style style:name="Tabla8.A" style:family="table-column">
      <style:table-column-properties style:column-width="2.39cm"/>
    </style:style>
    <style:style style:name="Tabla8.B" style:family="table-column">
      <style:table-column-properties style:column-width="4.004cm"/>
    </style:style>
    <style:style style:name="Tabla8.C" style:family="table-column">
      <style:table-column-properties style:column-width="9.507cm"/>
    </style:style>
    <style:style style:name="Tabla8.1" style:family="table-row">
      <style:table-row-properties style:min-row-height="0.621cm" fo:keep-together="auto"/>
    </style:style>
    <style:style style:name="Tabla8.A1" style:family="table-cell">
      <style:table-cell-properties style:vertical-align="middle" fo:background-color="#000080" fo:padding-left="0.191cm" fo:padding-right="0.191cm" fo:padding-top="0cm" fo:padding-bottom="0cm" fo:border-left="0.75pt solid #000080" fo:border-right="none" fo:border-top="0.75pt solid #000080" fo:border-bottom="0.75pt solid #000080" style:writing-mode="lr-tb">
        <style:background-image/>
      </style:table-cell-properties>
    </style:style>
    <style:style style:name="Tabla8.C1" style:family="table-cell">
      <style:table-cell-properties style:vertical-align="middle" fo:background-color="#000080" fo:padding-left="0.191cm" fo:padding-right="0.191cm" fo:padding-top="0cm" fo:padding-bottom="0cm" fo:border="0.75pt solid #000080" style:writing-mode="lr-tb">
        <style:background-image/>
      </style:table-cell-properties>
    </style:style>
    <style:style style:name="Tabla8.2" style:family="table-row">
      <style:table-row-properties style:min-row-height="1.434cm" fo:keep-together="auto"/>
    </style:style>
    <style:style style:name="Tabla8.A2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8.B2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8.C2" style:family="table-cell">
      <style:table-cell-properties style:vertical-align="middle" fo:padding-left="0.191cm" fo:padding-right="0.191cm" fo:padding-top="0cm" fo:padding-bottom="0cm" fo:border="0.75pt solid #000080" style:writing-mode="lr-tb"/>
    </style:style>
    <style:style style:name="Tabla8.3" style:family="table-row">
      <style:table-row-properties style:min-row-height="0.624cm" fo:keep-together="auto"/>
    </style:style>
    <style:style style:name="Tabla8.A3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8.B3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8.C3" style:family="table-cell">
      <style:table-cell-properties style:vertical-align="middle" fo:padding-left="0.191cm" fo:padding-right="0.191cm" fo:padding-top="0cm" fo:padding-bottom="0cm" fo:border="0.75pt solid #000080" style:writing-mode="lr-tb"/>
    </style:style>
    <style:style style:name="Tabla8.A4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8.B4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8.C4" style:family="table-cell">
      <style:table-cell-properties style:vertical-align="middle" fo:padding-left="0.191cm" fo:padding-right="0.191cm" fo:padding-top="0cm" fo:padding-bottom="0cm" fo:border-left="0.75pt solid #000080" fo:border-right="0.75pt solid #000080" fo:border-top="none" fo:border-bottom="0.75pt solid #000080" style:writing-mode="lr-tb"/>
    </style:style>
    <style:style style:name="Tabla8.A5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8.B5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8.C5" style:family="table-cell">
      <style:table-cell-properties style:vertical-align="middle" fo:padding-left="0.191cm" fo:padding-right="0.191cm" fo:padding-top="0cm" fo:padding-bottom="0cm" fo:border-left="0.75pt solid #000080" fo:border-right="0.75pt solid #000080" fo:border-top="none" fo:border-bottom="0.75pt solid #000080" style:writing-mode="lr-tb"/>
    </style:style>
    <style:style style:name="Tabla8.A6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8.B6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8.C6" style:family="table-cell">
      <style:table-cell-properties style:vertical-align="middle" fo:padding-left="0.191cm" fo:padding-right="0.191cm" fo:padding-top="0cm" fo:padding-bottom="0cm" fo:border-left="0.75pt solid #000080" fo:border-right="0.75pt solid #000080" fo:border-top="none" fo:border-bottom="0.75pt solid #000080" style:writing-mode="lr-tb"/>
    </style:style>
    <style:style style:name="Tabla8.A7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8.B7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8.C7" style:family="table-cell">
      <style:table-cell-properties style:vertical-align="middle" fo:padding-left="0.191cm" fo:padding-right="0.191cm" fo:padding-top="0cm" fo:padding-bottom="0cm" fo:border="0.75pt solid #000080" style:writing-mode="lr-tb"/>
    </style:style>
    <style:style style:name="Tabla8.A8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8.B8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8.C8" style:family="table-cell">
      <style:table-cell-properties style:vertical-align="middle" fo:padding-left="0.191cm" fo:padding-right="0.191cm" fo:padding-top="0cm" fo:padding-bottom="0cm" fo:border-left="0.75pt solid #000080" fo:border-right="0.75pt solid #000080" fo:border-top="none" fo:border-bottom="0.75pt solid #000080" style:writing-mode="lr-tb"/>
    </style:style>
    <style:style style:name="Tabla8.A9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8.B9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8.C9" style:family="table-cell">
      <style:table-cell-properties style:vertical-align="middle" fo:padding-left="0.191cm" fo:padding-right="0.191cm" fo:padding-top="0cm" fo:padding-bottom="0cm" fo:border-left="0.75pt solid #000080" fo:border-right="0.75pt solid #000080" fo:border-top="none" fo:border-bottom="0.75pt solid #000080" style:writing-mode="lr-tb"/>
    </style:style>
    <style:style style:name="Tabla8.A10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8.B10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8.C10" style:family="table-cell">
      <style:table-cell-properties style:vertical-align="middle" fo:padding-left="0.191cm" fo:padding-right="0.191cm" fo:padding-top="0cm" fo:padding-bottom="0cm" fo:border-left="0.75pt solid #000080" fo:border-right="0.75pt solid #000080" fo:border-top="none" fo:border-bottom="0.75pt solid #000080" style:writing-mode="lr-tb"/>
    </style:style>
    <style:style style:name="Tabla8.A11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8.B11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8.C11" style:family="table-cell">
      <style:table-cell-properties style:vertical-align="middle" fo:padding-left="0.191cm" fo:padding-right="0.191cm" fo:padding-top="0cm" fo:padding-bottom="0cm" fo:border-left="0.75pt solid #000080" fo:border-right="0.75pt solid #000080" fo:border-top="none" fo:border-bottom="0.75pt solid #000080" style:writing-mode="lr-tb"/>
    </style:style>
    <style:style style:name="Tabla8.A12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8.B12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8.C12" style:family="table-cell">
      <style:table-cell-properties style:vertical-align="middle" fo:padding-left="0.191cm" fo:padding-right="0.191cm" fo:padding-top="0cm" fo:padding-bottom="0cm" fo:border-left="0.75pt solid #000080" fo:border-right="0.75pt solid #000080" fo:border-top="none" fo:border-bottom="0.75pt solid #000080" style:writing-mode="lr-tb"/>
    </style:style>
    <style:style style:name="Tabla8.A13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8.B13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8.C13" style:family="table-cell">
      <style:table-cell-properties style:vertical-align="middle" fo:padding-left="0.191cm" fo:padding-right="0.191cm" fo:padding-top="0cm" fo:padding-bottom="0cm" fo:border-left="0.75pt solid #000080" fo:border-right="0.75pt solid #000080" fo:border-top="none" fo:border-bottom="0.75pt solid #000080" style:writing-mode="lr-tb"/>
    </style:style>
    <style:style style:name="Tabla9" style:family="table">
      <style:table-properties style:width="15.901cm" table:align="left" style:writing-mode="lr-tb"/>
    </style:style>
    <style:style style:name="Tabla9.A" style:family="table-column">
      <style:table-column-properties style:column-width="2.402cm"/>
    </style:style>
    <style:style style:name="Tabla9.B" style:family="table-column">
      <style:table-column-properties style:column-width="3.992cm"/>
    </style:style>
    <style:style style:name="Tabla9.C" style:family="table-column">
      <style:table-column-properties style:column-width="9.507cm"/>
    </style:style>
    <style:style style:name="Tabla9.1" style:family="table-row">
      <style:table-row-properties style:min-row-height="0.621cm" fo:keep-together="auto"/>
    </style:style>
    <style:style style:name="Tabla9.A1" style:family="table-cell">
      <style:table-cell-properties style:vertical-align="middle" fo:background-color="#000080" fo:padding-left="0.191cm" fo:padding-right="0.191cm" fo:padding-top="0cm" fo:padding-bottom="0cm" fo:border-left="0.75pt solid #000080" fo:border-right="none" fo:border-top="0.75pt solid #000080" fo:border-bottom="0.75pt solid #000080" style:writing-mode="lr-tb">
        <style:background-image/>
      </style:table-cell-properties>
    </style:style>
    <style:style style:name="Tabla9.C1" style:family="table-cell">
      <style:table-cell-properties style:vertical-align="middle" fo:background-color="#000080" fo:padding-left="0.191cm" fo:padding-right="0.191cm" fo:padding-top="0cm" fo:padding-bottom="0cm" fo:border="0.75pt solid #000080" style:writing-mode="lr-tb">
        <style:background-image/>
      </style:table-cell-properties>
    </style:style>
    <style:style style:name="Tabla9.2" style:family="table-row">
      <style:table-row-properties style:min-row-height="1.434cm" fo:keep-together="auto"/>
    </style:style>
    <style:style style:name="Tabla9.A2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9.B2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9.C2" style:family="table-cell">
      <style:table-cell-properties style:vertical-align="middle" fo:padding-left="0.191cm" fo:padding-right="0.191cm" fo:padding-top="0cm" fo:padding-bottom="0cm" fo:border="0.75pt solid #000080" style:writing-mode="lr-tb"/>
    </style:style>
    <style:style style:name="Tabla9.3" style:family="table-row">
      <style:table-row-properties style:min-row-height="0.624cm" fo:keep-together="auto"/>
    </style:style>
    <style:style style:name="Tabla9.A3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9.B3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9.C3" style:family="table-cell">
      <style:table-cell-properties style:vertical-align="middle" fo:padding-left="0.191cm" fo:padding-right="0.191cm" fo:padding-top="0cm" fo:padding-bottom="0cm" fo:border="0.75pt solid #000080" style:writing-mode="lr-tb"/>
    </style:style>
    <style:style style:name="Tabla9.A4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9.B4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9.C4" style:family="table-cell">
      <style:table-cell-properties style:vertical-align="middle" fo:padding-left="0.191cm" fo:padding-right="0.191cm" fo:padding-top="0cm" fo:padding-bottom="0cm" fo:border-left="0.75pt solid #000080" fo:border-right="0.75pt solid #000080" fo:border-top="none" fo:border-bottom="0.75pt solid #000080" style:writing-mode="lr-tb"/>
    </style:style>
    <style:style style:name="Tabla9.A5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9.B5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9.C5" style:family="table-cell">
      <style:table-cell-properties style:vertical-align="middle" fo:padding-left="0.191cm" fo:padding-right="0.191cm" fo:padding-top="0cm" fo:padding-bottom="0cm" fo:border-left="0.75pt solid #000080" fo:border-right="0.75pt solid #000080" fo:border-top="none" fo:border-bottom="0.75pt solid #000080" style:writing-mode="lr-tb"/>
    </style:style>
    <style:style style:name="Tabla9.A6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9.B6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9.C6" style:family="table-cell">
      <style:table-cell-properties style:vertical-align="middle" fo:padding-left="0.191cm" fo:padding-right="0.191cm" fo:padding-top="0cm" fo:padding-bottom="0cm" fo:border-left="0.75pt solid #000080" fo:border-right="0.75pt solid #000080" fo:border-top="none" fo:border-bottom="0.75pt solid #000080" style:writing-mode="lr-tb"/>
    </style:style>
    <style:style style:name="Tabla9.A7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9.B7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9.C7" style:family="table-cell">
      <style:table-cell-properties style:vertical-align="middle" fo:padding-left="0.191cm" fo:padding-right="0.191cm" fo:padding-top="0cm" fo:padding-bottom="0cm" fo:border-left="0.75pt solid #000080" fo:border-right="0.75pt solid #000080" fo:border-top="none" fo:border-bottom="0.75pt solid #000080" style:writing-mode="lr-tb"/>
    </style:style>
    <style:style style:name="Tabla9.A8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9.B8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9.C8" style:family="table-cell">
      <style:table-cell-properties style:vertical-align="middle" fo:padding-left="0.191cm" fo:padding-right="0.191cm" fo:padding-top="0cm" fo:padding-bottom="0cm" fo:border-left="0.75pt solid #000080" fo:border-right="0.75pt solid #000080" fo:border-top="none" fo:border-bottom="0.75pt solid #000080" style:writing-mode="lr-tb"/>
    </style:style>
    <style:style style:name="Tabla9.A9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9.B9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9.C9" style:family="table-cell">
      <style:table-cell-properties style:vertical-align="middle" fo:padding-left="0.191cm" fo:padding-right="0.191cm" fo:padding-top="0cm" fo:padding-bottom="0cm" fo:border-left="0.75pt solid #000080" fo:border-right="0.75pt solid #000080" fo:border-top="none" fo:border-bottom="0.75pt solid #000080" style:writing-mode="lr-tb"/>
    </style:style>
    <style:style style:name="Tabla9.A10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9.B10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9.C10" style:family="table-cell">
      <style:table-cell-properties style:vertical-align="middle" fo:padding-left="0.191cm" fo:padding-right="0.191cm" fo:padding-top="0cm" fo:padding-bottom="0cm" fo:border-left="0.75pt solid #000080" fo:border-right="0.75pt solid #000080" fo:border-top="none" fo:border-bottom="0.75pt solid #000080" style:writing-mode="lr-tb"/>
    </style:style>
    <style:style style:name="Tabla10" style:family="table">
      <style:table-properties style:width="15.901cm" table:align="left" style:writing-mode="lr-tb"/>
    </style:style>
    <style:style style:name="Tabla10.A" style:family="table-column">
      <style:table-column-properties style:column-width="2.404cm"/>
    </style:style>
    <style:style style:name="Tabla10.B" style:family="table-column">
      <style:table-column-properties style:column-width="3.99cm"/>
    </style:style>
    <style:style style:name="Tabla10.C" style:family="table-column">
      <style:table-column-properties style:column-width="9.507cm"/>
    </style:style>
    <style:style style:name="Tabla10.1" style:family="table-row">
      <style:table-row-properties style:min-row-height="0.621cm" fo:keep-together="auto"/>
    </style:style>
    <style:style style:name="Tabla10.A1" style:family="table-cell">
      <style:table-cell-properties style:vertical-align="middle" fo:background-color="#000080" fo:padding-left="0.191cm" fo:padding-right="0.191cm" fo:padding-top="0cm" fo:padding-bottom="0cm" fo:border-left="0.75pt solid #000080" fo:border-right="none" fo:border-top="0.75pt solid #000080" fo:border-bottom="0.75pt solid #000080" style:writing-mode="lr-tb">
        <style:background-image/>
      </style:table-cell-properties>
    </style:style>
    <style:style style:name="Tabla10.C1" style:family="table-cell">
      <style:table-cell-properties style:vertical-align="middle" fo:background-color="#000080" fo:padding-left="0.191cm" fo:padding-right="0.191cm" fo:padding-top="0cm" fo:padding-bottom="0cm" fo:border="0.75pt solid #000080" style:writing-mode="lr-tb">
        <style:background-image/>
      </style:table-cell-properties>
    </style:style>
    <style:style style:name="Tabla10.2" style:family="table-row">
      <style:table-row-properties style:min-row-height="1.434cm" fo:keep-together="auto"/>
    </style:style>
    <style:style style:name="Tabla10.A2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10.B2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10.C2" style:family="table-cell">
      <style:table-cell-properties style:vertical-align="middle" fo:padding-left="0.191cm" fo:padding-right="0.191cm" fo:padding-top="0cm" fo:padding-bottom="0cm" fo:border="0.75pt solid #000080" style:writing-mode="lr-tb"/>
    </style:style>
    <style:style style:name="Tabla10.3" style:family="table-row">
      <style:table-row-properties style:min-row-height="0.624cm" fo:keep-together="auto"/>
    </style:style>
    <style:style style:name="Tabla10.A3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10.B3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10.C3" style:family="table-cell">
      <style:table-cell-properties style:vertical-align="middle" fo:padding-left="0.191cm" fo:padding-right="0.191cm" fo:padding-top="0cm" fo:padding-bottom="0cm" fo:border="0.75pt solid #000080" style:writing-mode="lr-tb"/>
    </style:style>
    <style:style style:name="Tabla10.A4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10.B4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10.C4" style:family="table-cell">
      <style:table-cell-properties style:vertical-align="middle" fo:padding-left="0.191cm" fo:padding-right="0.191cm" fo:padding-top="0cm" fo:padding-bottom="0cm" fo:border-left="0.75pt solid #000080" fo:border-right="0.75pt solid #000080" fo:border-top="none" fo:border-bottom="0.75pt solid #000080" style:writing-mode="lr-tb"/>
    </style:style>
    <style:style style:name="Tabla10.A5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10.B5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10.C5" style:family="table-cell">
      <style:table-cell-properties style:vertical-align="middle" fo:padding-left="0.191cm" fo:padding-right="0.191cm" fo:padding-top="0cm" fo:padding-bottom="0cm" fo:border="0.75pt solid #000080" style:writing-mode="lr-tb"/>
    </style:style>
    <style:style style:name="Tabla10.A6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10.B6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10.C6" style:family="table-cell">
      <style:table-cell-properties style:vertical-align="middle" fo:padding-left="0.191cm" fo:padding-right="0.191cm" fo:padding-top="0cm" fo:padding-bottom="0cm" fo:border-left="0.75pt solid #000080" fo:border-right="0.75pt solid #000080" fo:border-top="none" fo:border-bottom="0.75pt solid #000080" style:writing-mode="lr-tb"/>
    </style:style>
    <style:style style:name="Tabla10.A7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10.B7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10.C7" style:family="table-cell">
      <style:table-cell-properties style:vertical-align="middle" fo:padding-left="0.191cm" fo:padding-right="0.191cm" fo:padding-top="0cm" fo:padding-bottom="0cm" fo:border-left="0.75pt solid #000080" fo:border-right="0.75pt solid #000080" fo:border-top="none" fo:border-bottom="0.75pt solid #000080" style:writing-mode="lr-tb"/>
    </style:style>
    <style:style style:name="Tabla10.A8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10.B8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10.C8" style:family="table-cell">
      <style:table-cell-properties style:vertical-align="middle" fo:padding-left="0.191cm" fo:padding-right="0.191cm" fo:padding-top="0cm" fo:padding-bottom="0cm" fo:border-left="0.75pt solid #000080" fo:border-right="0.75pt solid #000080" fo:border-top="none" fo:border-bottom="0.75pt solid #000080" style:writing-mode="lr-tb"/>
    </style:style>
    <style:style style:name="Tabla15" style:family="table">
      <style:table-properties style:width="15.901cm" table:align="left" style:writing-mode="lr-tb"/>
    </style:style>
    <style:style style:name="Tabla15.A" style:family="table-column">
      <style:table-column-properties style:column-width="3.11cm"/>
    </style:style>
    <style:style style:name="Tabla15.B" style:family="table-column">
      <style:table-column-properties style:column-width="3.087cm"/>
    </style:style>
    <style:style style:name="Tabla15.C" style:family="table-column">
      <style:table-column-properties style:column-width="9.705cm"/>
    </style:style>
    <style:style style:name="Tabla15.1" style:family="table-row">
      <style:table-row-properties style:min-row-height="0.621cm" fo:keep-together="auto"/>
    </style:style>
    <style:style style:name="Tabla15.A1" style:family="table-cell">
      <style:table-cell-properties style:vertical-align="middle" fo:background-color="#000080" fo:padding-left="0.191cm" fo:padding-right="0.191cm" fo:padding-top="0cm" fo:padding-bottom="0cm" fo:border-left="0.75pt solid #000080" fo:border-right="none" fo:border-top="0.75pt solid #000080" fo:border-bottom="0.75pt solid #000080" style:writing-mode="lr-tb">
        <style:background-image/>
      </style:table-cell-properties>
    </style:style>
    <style:style style:name="Tabla15.C1" style:family="table-cell">
      <style:table-cell-properties style:vertical-align="middle" fo:background-color="#000080" fo:padding-left="0.191cm" fo:padding-right="0.191cm" fo:padding-top="0cm" fo:padding-bottom="0cm" fo:border="0.75pt solid #000080" style:writing-mode="lr-tb">
        <style:background-image/>
      </style:table-cell-properties>
    </style:style>
    <style:style style:name="Tabla15.2" style:family="table-row">
      <style:table-row-properties style:min-row-height="1.434cm" fo:keep-together="auto"/>
    </style:style>
    <style:style style:name="Tabla15.A2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15.B2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15.C2" style:family="table-cell">
      <style:table-cell-properties style:vertical-align="middle" fo:padding-left="0.191cm" fo:padding-right="0.191cm" fo:padding-top="0cm" fo:padding-bottom="0cm" fo:border="0.75pt solid #000080" style:writing-mode="lr-tb"/>
    </style:style>
    <style:style style:name="Tabla15.3" style:family="table-row">
      <style:table-row-properties style:min-row-height="0.624cm" fo:keep-together="auto"/>
    </style:style>
    <style:style style:name="Tabla15.A3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15.B3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15.C3" style:family="table-cell">
      <style:table-cell-properties style:vertical-align="middle" fo:padding-left="0.191cm" fo:padding-right="0.191cm" fo:padding-top="0cm" fo:padding-bottom="0cm" fo:border="0.75pt solid #000080" style:writing-mode="lr-tb"/>
    </style:style>
    <style:style style:name="Tabla16" style:family="table">
      <style:table-properties style:width="15.901cm" table:align="left" style:writing-mode="lr-tb"/>
    </style:style>
    <style:style style:name="Tabla16.A" style:family="table-column">
      <style:table-column-properties style:column-width="3.11cm"/>
    </style:style>
    <style:style style:name="Tabla16.B" style:family="table-column">
      <style:table-column-properties style:column-width="3.087cm"/>
    </style:style>
    <style:style style:name="Tabla16.C" style:family="table-column">
      <style:table-column-properties style:column-width="9.705cm"/>
    </style:style>
    <style:style style:name="Tabla16.1" style:family="table-row">
      <style:table-row-properties style:min-row-height="0.621cm" fo:keep-together="auto"/>
    </style:style>
    <style:style style:name="Tabla16.A1" style:family="table-cell">
      <style:table-cell-properties style:vertical-align="middle" fo:background-color="#000080" fo:padding-left="0.191cm" fo:padding-right="0.191cm" fo:padding-top="0cm" fo:padding-bottom="0cm" fo:border-left="0.75pt solid #000080" fo:border-right="none" fo:border-top="0.75pt solid #000080" fo:border-bottom="0.75pt solid #000080" style:writing-mode="lr-tb">
        <style:background-image/>
      </style:table-cell-properties>
    </style:style>
    <style:style style:name="Tabla16.C1" style:family="table-cell">
      <style:table-cell-properties style:vertical-align="middle" fo:background-color="#000080" fo:padding-left="0.191cm" fo:padding-right="0.191cm" fo:padding-top="0cm" fo:padding-bottom="0cm" fo:border="0.75pt solid #000080" style:writing-mode="lr-tb">
        <style:background-image/>
      </style:table-cell-properties>
    </style:style>
    <style:style style:name="Tabla16.2" style:family="table-row">
      <style:table-row-properties style:min-row-height="1.434cm" fo:keep-together="auto"/>
    </style:style>
    <style:style style:name="Tabla16.A2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16.B2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16.C2" style:family="table-cell">
      <style:table-cell-properties style:vertical-align="middle" fo:padding-left="0.191cm" fo:padding-right="0.191cm" fo:padding-top="0cm" fo:padding-bottom="0cm" fo:border="0.75pt solid #000080" style:writing-mode="lr-tb"/>
    </style:style>
    <style:style style:name="Tabla16.3" style:family="table-row">
      <style:table-row-properties style:min-row-height="0.624cm" fo:keep-together="auto"/>
    </style:style>
    <style:style style:name="Tabla16.A3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16.B3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16.C3" style:family="table-cell">
      <style:table-cell-properties style:vertical-align="middle" fo:padding-left="0.191cm" fo:padding-right="0.191cm" fo:padding-top="0cm" fo:padding-bottom="0cm" fo:border="0.75pt solid #000080" style:writing-mode="lr-tb"/>
    </style:style>
    <style:style style:name="Tabla18" style:family="table">
      <style:table-properties style:width="15.901cm" table:align="left" style:writing-mode="lr-tb"/>
    </style:style>
    <style:style style:name="Tabla18.A" style:family="table-column">
      <style:table-column-properties style:column-width="3.11cm"/>
    </style:style>
    <style:style style:name="Tabla18.B" style:family="table-column">
      <style:table-column-properties style:column-width="3.087cm"/>
    </style:style>
    <style:style style:name="Tabla18.C" style:family="table-column">
      <style:table-column-properties style:column-width="9.705cm"/>
    </style:style>
    <style:style style:name="Tabla18.1" style:family="table-row">
      <style:table-row-properties style:min-row-height="0.621cm" fo:keep-together="auto"/>
    </style:style>
    <style:style style:name="Tabla18.A1" style:family="table-cell">
      <style:table-cell-properties style:vertical-align="middle" fo:background-color="#000080" fo:padding-left="0.191cm" fo:padding-right="0.191cm" fo:padding-top="0cm" fo:padding-bottom="0cm" fo:border-left="0.75pt solid #000080" fo:border-right="none" fo:border-top="0.75pt solid #000080" fo:border-bottom="0.75pt solid #000080" style:writing-mode="lr-tb">
        <style:background-image/>
      </style:table-cell-properties>
    </style:style>
    <style:style style:name="Tabla18.C1" style:family="table-cell">
      <style:table-cell-properties style:vertical-align="middle" fo:background-color="#000080" fo:padding-left="0.191cm" fo:padding-right="0.191cm" fo:padding-top="0cm" fo:padding-bottom="0cm" fo:border="0.75pt solid #000080" style:writing-mode="lr-tb">
        <style:background-image/>
      </style:table-cell-properties>
    </style:style>
    <style:style style:name="Tabla18.2" style:family="table-row">
      <style:table-row-properties style:min-row-height="1.434cm" fo:keep-together="auto"/>
    </style:style>
    <style:style style:name="Tabla18.A2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18.B2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18.C2" style:family="table-cell">
      <style:table-cell-properties style:vertical-align="middle" fo:padding-left="0.191cm" fo:padding-right="0.191cm" fo:padding-top="0cm" fo:padding-bottom="0cm" fo:border="0.75pt solid #000080" style:writing-mode="lr-tb"/>
    </style:style>
    <style:style style:name="Tabla18.3" style:family="table-row">
      <style:table-row-properties style:min-row-height="0.624cm" fo:keep-together="auto"/>
    </style:style>
    <style:style style:name="Tabla18.A3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18.B3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18.C3" style:family="table-cell">
      <style:table-cell-properties style:vertical-align="middle" fo:padding-left="0.191cm" fo:padding-right="0.191cm" fo:padding-top="0cm" fo:padding-bottom="0cm" fo:border="0.75pt solid #000080" style:writing-mode="lr-tb"/>
    </style:style>
    <style:style style:name="Tabla17" style:family="table">
      <style:table-properties style:width="15.901cm" table:align="left" style:writing-mode="lr-tb"/>
    </style:style>
    <style:style style:name="Tabla17.A" style:family="table-column">
      <style:table-column-properties style:column-width="2.404cm"/>
    </style:style>
    <style:style style:name="Tabla17.B" style:family="table-column">
      <style:table-column-properties style:column-width="3.792cm"/>
    </style:style>
    <style:style style:name="Tabla17.C" style:family="table-column">
      <style:table-column-properties style:column-width="9.705cm"/>
    </style:style>
    <style:style style:name="Tabla17.1" style:family="table-row">
      <style:table-row-properties style:min-row-height="0.621cm" fo:keep-together="auto"/>
    </style:style>
    <style:style style:name="Tabla17.A1" style:family="table-cell">
      <style:table-cell-properties style:vertical-align="middle" fo:background-color="#000080" fo:padding-left="0.191cm" fo:padding-right="0.191cm" fo:padding-top="0cm" fo:padding-bottom="0cm" fo:border-left="0.75pt solid #000080" fo:border-right="none" fo:border-top="0.75pt solid #000080" fo:border-bottom="0.75pt solid #000080" style:writing-mode="lr-tb">
        <style:background-image/>
      </style:table-cell-properties>
    </style:style>
    <style:style style:name="Tabla17.C1" style:family="table-cell">
      <style:table-cell-properties style:vertical-align="middle" fo:background-color="#000080" fo:padding-left="0.191cm" fo:padding-right="0.191cm" fo:padding-top="0cm" fo:padding-bottom="0cm" fo:border="0.75pt solid #000080" style:writing-mode="lr-tb">
        <style:background-image/>
      </style:table-cell-properties>
    </style:style>
    <style:style style:name="Tabla17.2" style:family="table-row">
      <style:table-row-properties style:min-row-height="1.434cm" fo:keep-together="auto"/>
    </style:style>
    <style:style style:name="Tabla17.A2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17.B2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17.C2" style:family="table-cell">
      <style:table-cell-properties style:vertical-align="middle" fo:padding-left="0.191cm" fo:padding-right="0.191cm" fo:padding-top="0cm" fo:padding-bottom="0cm" fo:border="0.75pt solid #000080" style:writing-mode="lr-tb"/>
    </style:style>
    <style:style style:name="Tabla17.3" style:family="table-row">
      <style:table-row-properties style:min-row-height="0.624cm" fo:keep-together="auto"/>
    </style:style>
    <style:style style:name="Tabla17.A3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17.B3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17.C3" style:family="table-cell">
      <style:table-cell-properties style:vertical-align="middle" fo:padding-left="0.191cm" fo:padding-right="0.191cm" fo:padding-top="0cm" fo:padding-bottom="0cm" fo:border="0.75pt solid #000080" style:writing-mode="lr-tb"/>
    </style:style>
    <style:style style:name="Tabla17.A4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17.B4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17.C4" style:family="table-cell">
      <style:table-cell-properties style:vertical-align="middle" fo:padding-left="0.191cm" fo:padding-right="0.191cm" fo:padding-top="0cm" fo:padding-bottom="0cm" fo:border-left="0.75pt solid #000080" fo:border-right="0.75pt solid #000080" fo:border-top="none" fo:border-bottom="0.75pt solid #000080" style:writing-mode="lr-tb"/>
    </style:style>
    <style:style style:name="Tabla11" style:family="table">
      <style:table-properties style:width="15.901cm" table:align="left" style:writing-mode="lr-tb"/>
    </style:style>
    <style:style style:name="Tabla11.A" style:family="table-column">
      <style:table-column-properties style:column-width="3.507cm"/>
    </style:style>
    <style:style style:name="Tabla11.B" style:family="table-column">
      <style:table-column-properties style:column-width="2.69cm"/>
    </style:style>
    <style:style style:name="Tabla11.C" style:family="table-column">
      <style:table-column-properties style:column-width="9.705cm"/>
    </style:style>
    <style:style style:name="Tabla11.1" style:family="table-row">
      <style:table-row-properties style:min-row-height="0.621cm" fo:keep-together="auto"/>
    </style:style>
    <style:style style:name="Tabla11.A1" style:family="table-cell">
      <style:table-cell-properties style:vertical-align="middle" fo:background-color="#000080" fo:padding-left="0.191cm" fo:padding-right="0.191cm" fo:padding-top="0cm" fo:padding-bottom="0cm" fo:border-left="0.75pt solid #000080" fo:border-right="none" fo:border-top="0.75pt solid #000080" fo:border-bottom="0.75pt solid #000080" style:writing-mode="lr-tb">
        <style:background-image/>
      </style:table-cell-properties>
    </style:style>
    <style:style style:name="Tabla11.C1" style:family="table-cell">
      <style:table-cell-properties style:vertical-align="middle" fo:background-color="#000080" fo:padding-left="0.191cm" fo:padding-right="0.191cm" fo:padding-top="0cm" fo:padding-bottom="0cm" fo:border="0.75pt solid #000080" style:writing-mode="lr-tb">
        <style:background-image/>
      </style:table-cell-properties>
    </style:style>
    <style:style style:name="Tabla11.2" style:family="table-row">
      <style:table-row-properties style:min-row-height="1.434cm" fo:keep-together="auto"/>
    </style:style>
    <style:style style:name="Tabla11.A2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11.B2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11.C2" style:family="table-cell">
      <style:table-cell-properties style:vertical-align="middle" fo:padding-left="0.191cm" fo:padding-right="0.191cm" fo:padding-top="0cm" fo:padding-bottom="0cm" fo:border="0.75pt solid #000080" style:writing-mode="lr-tb"/>
    </style:style>
    <style:style style:name="Tabla11.A3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11.B3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11.C3" style:family="table-cell">
      <style:table-cell-properties style:vertical-align="middle" fo:padding-left="0.191cm" fo:padding-right="0.191cm" fo:padding-top="0cm" fo:padding-bottom="0cm" fo:border-left="0.75pt solid #000080" fo:border-right="0.75pt solid #000080" fo:border-top="none" fo:border-bottom="0.75pt solid #000080" style:writing-mode="lr-tb"/>
    </style:style>
    <style:style style:name="Tabla11.4" style:family="table-row">
      <style:table-row-properties style:min-row-height="0.624cm" fo:keep-together="auto"/>
    </style:style>
    <style:style style:name="Tabla11.A4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11.B4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11.C4" style:family="table-cell">
      <style:table-cell-properties style:vertical-align="middle" fo:padding-left="0.191cm" fo:padding-right="0.191cm" fo:padding-top="0cm" fo:padding-bottom="0cm" fo:border="0.75pt solid #000080" style:writing-mode="lr-tb"/>
    </style:style>
    <style:style style:name="Tabla11.A5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11.B5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11.C5" style:family="table-cell">
      <style:table-cell-properties style:vertical-align="middle" fo:padding-left="0.191cm" fo:padding-right="0.191cm" fo:padding-top="0cm" fo:padding-bottom="0cm" fo:border-left="0.75pt solid #000080" fo:border-right="0.75pt solid #000080" fo:border-top="none" fo:border-bottom="0.75pt solid #000080" style:writing-mode="lr-tb"/>
    </style:style>
    <style:style style:name="Tabla11.A6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11.B6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11.C6" style:family="table-cell">
      <style:table-cell-properties style:vertical-align="middle" fo:padding-left="0.191cm" fo:padding-right="0.191cm" fo:padding-top="0cm" fo:padding-bottom="0cm" fo:border-left="0.75pt solid #000080" fo:border-right="0.75pt solid #000080" fo:border-top="none" fo:border-bottom="0.75pt solid #000080" style:writing-mode="lr-tb"/>
    </style:style>
    <style:style style:name="Tabla11.A7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11.B7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11.C7" style:family="table-cell">
      <style:table-cell-properties style:vertical-align="middle" fo:padding-left="0.191cm" fo:padding-right="0.191cm" fo:padding-top="0cm" fo:padding-bottom="0cm" fo:border-left="0.75pt solid #000080" fo:border-right="0.75pt solid #000080" fo:border-top="none" fo:border-bottom="0.75pt solid #000080" style:writing-mode="lr-tb"/>
    </style:style>
    <style:style style:name="Tabla11.A8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11.B8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11.C8" style:family="table-cell">
      <style:table-cell-properties style:vertical-align="middle" fo:padding-left="0.191cm" fo:padding-right="0.191cm" fo:padding-top="0cm" fo:padding-bottom="0cm" fo:border-left="0.75pt solid #000080" fo:border-right="0.75pt solid #000080" fo:border-top="none" fo:border-bottom="0.75pt solid #000080" style:writing-mode="lr-tb"/>
    </style:style>
    <style:style style:name="Tabla11.A9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11.B9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11.C9" style:family="table-cell">
      <style:table-cell-properties style:vertical-align="middle" fo:padding-left="0.191cm" fo:padding-right="0.191cm" fo:padding-top="0cm" fo:padding-bottom="0cm" fo:border-left="0.75pt solid #000080" fo:border-right="0.75pt solid #000080" fo:border-top="none" fo:border-bottom="0.75pt solid #000080" style:writing-mode="lr-tb"/>
    </style:style>
    <style:style style:name="Tabla11.A10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11.B10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11.C10" style:family="table-cell">
      <style:table-cell-properties style:vertical-align="middle" fo:padding-left="0.191cm" fo:padding-right="0.191cm" fo:padding-top="0cm" fo:padding-bottom="0cm" fo:border-left="0.75pt solid #000080" fo:border-right="0.75pt solid #000080" fo:border-top="none" fo:border-bottom="0.75pt solid #000080" style:writing-mode="lr-tb"/>
    </style:style>
    <style:style style:name="Tabla11.A11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11.B11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11.C11" style:family="table-cell">
      <style:table-cell-properties style:vertical-align="middle" fo:padding-left="0.191cm" fo:padding-right="0.191cm" fo:padding-top="0cm" fo:padding-bottom="0cm" fo:border-left="0.75pt solid #000080" fo:border-right="0.75pt solid #000080" fo:border-top="none" fo:border-bottom="0.75pt solid #000080" style:writing-mode="lr-tb"/>
    </style:style>
    <style:style style:name="Tabla11.A12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11.B12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11.C12" style:family="table-cell">
      <style:table-cell-properties style:vertical-align="middle" fo:padding-left="0.191cm" fo:padding-right="0.191cm" fo:padding-top="0cm" fo:padding-bottom="0cm" fo:border-left="0.75pt solid #000080" fo:border-right="0.75pt solid #000080" fo:border-top="none" fo:border-bottom="0.75pt solid #000080" style:writing-mode="lr-tb"/>
    </style:style>
    <style:style style:name="Tabla11.A13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11.B13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11.C13" style:family="table-cell">
      <style:table-cell-properties style:vertical-align="middle" fo:padding-left="0.191cm" fo:padding-right="0.191cm" fo:padding-top="0cm" fo:padding-bottom="0cm" fo:border-left="0.75pt solid #000080" fo:border-right="0.75pt solid #000080" fo:border-top="none" fo:border-bottom="0.75pt solid #000080" style:writing-mode="lr-tb"/>
    </style:style>
    <style:style style:name="Tabla11.A14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11.B14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11.C14" style:family="table-cell">
      <style:table-cell-properties style:vertical-align="middle" fo:padding-left="0.191cm" fo:padding-right="0.191cm" fo:padding-top="0cm" fo:padding-bottom="0cm" fo:border-left="0.75pt solid #000080" fo:border-right="0.75pt solid #000080" fo:border-top="none" fo:border-bottom="0.75pt solid #000080" style:writing-mode="lr-tb"/>
    </style:style>
    <style:style style:name="Tabla11.A15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11.B15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11.C15" style:family="table-cell">
      <style:table-cell-properties style:vertical-align="middle" fo:padding-left="0.191cm" fo:padding-right="0.191cm" fo:padding-top="0cm" fo:padding-bottom="0cm" fo:border-left="0.75pt solid #000080" fo:border-right="0.75pt solid #000080" fo:border-top="none" fo:border-bottom="0.75pt solid #000080" style:writing-mode="lr-tb"/>
    </style:style>
    <style:style style:name="Tabla11.A16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11.B16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11.C16" style:family="table-cell">
      <style:table-cell-properties style:vertical-align="middle" fo:padding-left="0.191cm" fo:padding-right="0.191cm" fo:padding-top="0cm" fo:padding-bottom="0cm" fo:border-left="0.75pt solid #000080" fo:border-right="0.75pt solid #000080" fo:border-top="none" fo:border-bottom="0.75pt solid #000080" style:writing-mode="lr-tb"/>
    </style:style>
    <style:style style:name="Tabla11.A17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11.B17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11.C17" style:family="table-cell">
      <style:table-cell-properties style:vertical-align="middle" fo:padding-left="0.191cm" fo:padding-right="0.191cm" fo:padding-top="0cm" fo:padding-bottom="0cm" fo:border-left="0.75pt solid #000080" fo:border-right="0.75pt solid #000080" fo:border-top="none" fo:border-bottom="0.75pt solid #000080" style:writing-mode="lr-tb"/>
    </style:style>
    <style:style style:name="Tabla11.A18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11.B18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11.C18" style:family="table-cell">
      <style:table-cell-properties style:vertical-align="middle" fo:padding-left="0.191cm" fo:padding-right="0.191cm" fo:padding-top="0cm" fo:padding-bottom="0cm" fo:border-left="0.75pt solid #000080" fo:border-right="0.75pt solid #000080" fo:border-top="none" fo:border-bottom="0.75pt solid #000080" style:writing-mode="lr-tb"/>
    </style:style>
    <style:style style:name="Tabla11.A19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11.B19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11.C19" style:family="table-cell">
      <style:table-cell-properties style:vertical-align="middle" fo:padding-left="0.191cm" fo:padding-right="0.191cm" fo:padding-top="0cm" fo:padding-bottom="0cm" fo:border-left="0.75pt solid #000080" fo:border-right="0.75pt solid #000080" fo:border-top="none" fo:border-bottom="0.75pt solid #000080" style:writing-mode="lr-tb"/>
    </style:style>
    <style:style style:name="Tabla11.A20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11.B20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11.C20" style:family="table-cell">
      <style:table-cell-properties style:vertical-align="middle" fo:padding-left="0.191cm" fo:padding-right="0.191cm" fo:padding-top="0cm" fo:padding-bottom="0cm" fo:border-left="0.75pt solid #000080" fo:border-right="0.75pt solid #000080" fo:border-top="none" fo:border-bottom="0.75pt solid #000080" style:writing-mode="lr-tb"/>
    </style:style>
    <style:style style:name="Tabla11.A21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11.B21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11.C21" style:family="table-cell">
      <style:table-cell-properties style:vertical-align="middle" fo:padding-left="0.191cm" fo:padding-right="0.191cm" fo:padding-top="0cm" fo:padding-bottom="0cm" fo:border-left="0.75pt solid #000080" fo:border-right="0.75pt solid #000080" fo:border-top="none" fo:border-bottom="0.75pt solid #000080" style:writing-mode="lr-tb"/>
    </style:style>
    <style:style style:name="Tabla13" style:family="table">
      <style:table-properties style:width="15.901cm" table:align="left" style:writing-mode="lr-tb"/>
    </style:style>
    <style:style style:name="Tabla13.A" style:family="table-column">
      <style:table-column-properties style:column-width="3.11cm"/>
    </style:style>
    <style:style style:name="Tabla13.B" style:family="table-column">
      <style:table-column-properties style:column-width="3.087cm"/>
    </style:style>
    <style:style style:name="Tabla13.C" style:family="table-column">
      <style:table-column-properties style:column-width="9.705cm"/>
    </style:style>
    <style:style style:name="Tabla13.1" style:family="table-row">
      <style:table-row-properties style:min-row-height="0.621cm" fo:keep-together="auto"/>
    </style:style>
    <style:style style:name="Tabla13.A1" style:family="table-cell">
      <style:table-cell-properties style:vertical-align="middle" fo:background-color="#000080" fo:padding-left="0.191cm" fo:padding-right="0.191cm" fo:padding-top="0cm" fo:padding-bottom="0cm" fo:border-left="0.75pt solid #000080" fo:border-right="none" fo:border-top="0.75pt solid #000080" fo:border-bottom="0.75pt solid #000080" style:writing-mode="lr-tb">
        <style:background-image/>
      </style:table-cell-properties>
    </style:style>
    <style:style style:name="Tabla13.C1" style:family="table-cell">
      <style:table-cell-properties style:vertical-align="middle" fo:background-color="#000080" fo:padding-left="0.191cm" fo:padding-right="0.191cm" fo:padding-top="0cm" fo:padding-bottom="0cm" fo:border="0.75pt solid #000080" style:writing-mode="lr-tb">
        <style:background-image/>
      </style:table-cell-properties>
    </style:style>
    <style:style style:name="Tabla13.2" style:family="table-row">
      <style:table-row-properties style:min-row-height="1.434cm" fo:keep-together="auto"/>
    </style:style>
    <style:style style:name="Tabla13.A2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13.B2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13.C2" style:family="table-cell">
      <style:table-cell-properties style:vertical-align="middle" fo:padding-left="0.191cm" fo:padding-right="0.191cm" fo:padding-top="0cm" fo:padding-bottom="0cm" fo:border="0.75pt solid #000080" style:writing-mode="lr-tb"/>
    </style:style>
    <style:style style:name="Tabla13.3" style:family="table-row">
      <style:table-row-properties style:min-row-height="0.624cm" fo:keep-together="auto"/>
    </style:style>
    <style:style style:name="Tabla13.A3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13.B3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13.C3" style:family="table-cell">
      <style:table-cell-properties style:vertical-align="middle" fo:padding-left="0.191cm" fo:padding-right="0.191cm" fo:padding-top="0cm" fo:padding-bottom="0cm" fo:border="0.75pt solid #000080" style:writing-mode="lr-tb"/>
    </style:style>
    <style:style style:name="Tabla20" style:family="table">
      <style:table-properties style:width="15.901cm" table:align="left" style:writing-mode="lr-tb"/>
    </style:style>
    <style:style style:name="Tabla20.A" style:family="table-column">
      <style:table-column-properties style:column-width="3.11cm"/>
    </style:style>
    <style:style style:name="Tabla20.B" style:family="table-column">
      <style:table-column-properties style:column-width="3.087cm"/>
    </style:style>
    <style:style style:name="Tabla20.C" style:family="table-column">
      <style:table-column-properties style:column-width="9.705cm"/>
    </style:style>
    <style:style style:name="Tabla20.1" style:family="table-row">
      <style:table-row-properties style:min-row-height="0.621cm" fo:keep-together="auto"/>
    </style:style>
    <style:style style:name="Tabla20.A1" style:family="table-cell">
      <style:table-cell-properties style:vertical-align="middle" fo:background-color="#000080" fo:padding-left="0.191cm" fo:padding-right="0.191cm" fo:padding-top="0cm" fo:padding-bottom="0cm" fo:border-left="0.75pt solid #000080" fo:border-right="none" fo:border-top="0.75pt solid #000080" fo:border-bottom="0.75pt solid #000080" style:writing-mode="lr-tb">
        <style:background-image/>
      </style:table-cell-properties>
    </style:style>
    <style:style style:name="Tabla20.C1" style:family="table-cell">
      <style:table-cell-properties style:vertical-align="middle" fo:background-color="#000080" fo:padding-left="0.191cm" fo:padding-right="0.191cm" fo:padding-top="0cm" fo:padding-bottom="0cm" fo:border="0.75pt solid #000080" style:writing-mode="lr-tb">
        <style:background-image/>
      </style:table-cell-properties>
    </style:style>
    <style:style style:name="Tabla20.2" style:family="table-row">
      <style:table-row-properties style:min-row-height="0.624cm" fo:keep-together="auto"/>
    </style:style>
    <style:style style:name="Tabla20.A2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20.B2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20.C2" style:family="table-cell">
      <style:table-cell-properties style:vertical-align="middle" fo:padding-left="0.191cm" fo:padding-right="0.191cm" fo:padding-top="0cm" fo:padding-bottom="0cm" fo:border="0.75pt solid #000080" style:writing-mode="lr-tb"/>
    </style:style>
    <style:style style:name="Tabla20.A3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20.B3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20.C3" style:family="table-cell">
      <style:table-cell-properties style:vertical-align="middle" fo:padding-left="0.191cm" fo:padding-right="0.191cm" fo:padding-top="0cm" fo:padding-bottom="0cm" fo:border="0.75pt solid #000080" style:writing-mode="lr-tb"/>
    </style:style>
    <style:style style:name="Tabla20.A4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20.B4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20.C4" style:family="table-cell">
      <style:table-cell-properties style:vertical-align="middle" fo:padding-left="0.191cm" fo:padding-right="0.191cm" fo:padding-top="0cm" fo:padding-bottom="0cm" fo:border="0.75pt solid #000080" style:writing-mode="lr-tb"/>
    </style:style>
    <style:style style:name="Tabla20.A5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20.B5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20.C5" style:family="table-cell">
      <style:table-cell-properties style:vertical-align="middle" fo:padding-left="0.191cm" fo:padding-right="0.191cm" fo:padding-top="0cm" fo:padding-bottom="0cm" fo:border="0.75pt solid #000080" style:writing-mode="lr-tb"/>
    </style:style>
    <style:style style:name="Tabla20.A6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20.B6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20.C6" style:family="table-cell">
      <style:table-cell-properties style:vertical-align="middle" fo:padding-left="0.191cm" fo:padding-right="0.191cm" fo:padding-top="0cm" fo:padding-bottom="0cm" fo:border-left="0.75pt solid #000080" fo:border-right="0.75pt solid #000080" fo:border-top="none" fo:border-bottom="0.75pt solid #000080" style:writing-mode="lr-tb"/>
    </style:style>
    <style:style style:name="Tabla12" style:family="table">
      <style:table-properties style:width="15.901cm" table:align="left" style:writing-mode="lr-tb"/>
    </style:style>
    <style:style style:name="Tabla12.A" style:family="table-column">
      <style:table-column-properties style:column-width="3.11cm"/>
    </style:style>
    <style:style style:name="Tabla12.B" style:family="table-column">
      <style:table-column-properties style:column-width="3.087cm"/>
    </style:style>
    <style:style style:name="Tabla12.C" style:family="table-column">
      <style:table-column-properties style:column-width="9.705cm"/>
    </style:style>
    <style:style style:name="Tabla12.1" style:family="table-row">
      <style:table-row-properties style:min-row-height="0.621cm" fo:keep-together="auto"/>
    </style:style>
    <style:style style:name="Tabla12.A1" style:family="table-cell">
      <style:table-cell-properties style:vertical-align="middle" fo:background-color="#000080" fo:padding-left="0.191cm" fo:padding-right="0.191cm" fo:padding-top="0cm" fo:padding-bottom="0cm" fo:border-left="0.75pt solid #000080" fo:border-right="none" fo:border-top="0.75pt solid #000080" fo:border-bottom="0.75pt solid #000080" style:writing-mode="lr-tb">
        <style:background-image/>
      </style:table-cell-properties>
    </style:style>
    <style:style style:name="Tabla12.C1" style:family="table-cell">
      <style:table-cell-properties style:vertical-align="middle" fo:background-color="#000080" fo:padding-left="0.191cm" fo:padding-right="0.191cm" fo:padding-top="0cm" fo:padding-bottom="0cm" fo:border="0.75pt solid #000080" style:writing-mode="lr-tb">
        <style:background-image/>
      </style:table-cell-properties>
    </style:style>
    <style:style style:name="Tabla12.2" style:family="table-row">
      <style:table-row-properties style:min-row-height="0.624cm" fo:keep-together="auto"/>
    </style:style>
    <style:style style:name="Tabla12.A2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12.B2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12.C2" style:family="table-cell">
      <style:table-cell-properties style:vertical-align="middle" fo:padding-left="0.191cm" fo:padding-right="0.191cm" fo:padding-top="0cm" fo:padding-bottom="0cm" fo:border="0.75pt solid #000080" style:writing-mode="lr-tb"/>
    </style:style>
    <style:style style:name="Tabla12.A3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12.B3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12.C3" style:family="table-cell">
      <style:table-cell-properties style:vertical-align="middle" fo:padding-left="0.191cm" fo:padding-right="0.191cm" fo:padding-top="0cm" fo:padding-bottom="0cm" fo:border="0.75pt solid #000080" style:writing-mode="lr-tb"/>
    </style:style>
    <style:style style:name="Tabla12.A4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12.B4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12.C4" style:family="table-cell">
      <style:table-cell-properties style:vertical-align="middle" fo:padding-left="0.191cm" fo:padding-right="0.191cm" fo:padding-top="0cm" fo:padding-bottom="0cm" fo:border="0.75pt solid #000080" style:writing-mode="lr-tb"/>
    </style:style>
    <style:style style:name="Tabla12.A5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12.B5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12.C5" style:family="table-cell">
      <style:table-cell-properties style:vertical-align="middle" fo:padding-left="0.191cm" fo:padding-right="0.191cm" fo:padding-top="0cm" fo:padding-bottom="0cm" fo:border="0.75pt solid #000080" style:writing-mode="lr-tb"/>
    </style:style>
    <style:style style:name="Tabla12.A6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12.B6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12.C6" style:family="table-cell">
      <style:table-cell-properties style:vertical-align="middle" fo:padding-left="0.191cm" fo:padding-right="0.191cm" fo:padding-top="0cm" fo:padding-bottom="0cm" fo:border-left="0.75pt solid #000080" fo:border-right="0.75pt solid #000080" fo:border-top="none" fo:border-bottom="0.75pt solid #000080" style:writing-mode="lr-tb"/>
    </style:style>
    <style:style style:name="Tabla14" style:family="table">
      <style:table-properties style:width="15.901cm" table:align="left" style:writing-mode="lr-tb"/>
    </style:style>
    <style:style style:name="Tabla14.A" style:family="table-column">
      <style:table-column-properties style:column-width="3.11cm"/>
    </style:style>
    <style:style style:name="Tabla14.B" style:family="table-column">
      <style:table-column-properties style:column-width="3.087cm"/>
    </style:style>
    <style:style style:name="Tabla14.C" style:family="table-column">
      <style:table-column-properties style:column-width="9.705cm"/>
    </style:style>
    <style:style style:name="Tabla14.1" style:family="table-row">
      <style:table-row-properties style:min-row-height="0.621cm" fo:keep-together="auto"/>
    </style:style>
    <style:style style:name="Tabla14.A1" style:family="table-cell">
      <style:table-cell-properties style:vertical-align="middle" fo:background-color="#000080" fo:padding-left="0.191cm" fo:padding-right="0.191cm" fo:padding-top="0cm" fo:padding-bottom="0cm" fo:border-left="0.75pt solid #000080" fo:border-right="none" fo:border-top="0.75pt solid #000080" fo:border-bottom="0.75pt solid #000080" style:writing-mode="lr-tb">
        <style:background-image/>
      </style:table-cell-properties>
    </style:style>
    <style:style style:name="Tabla14.C1" style:family="table-cell">
      <style:table-cell-properties style:vertical-align="middle" fo:background-color="#000080" fo:padding-left="0.191cm" fo:padding-right="0.191cm" fo:padding-top="0cm" fo:padding-bottom="0cm" fo:border="0.75pt solid #000080" style:writing-mode="lr-tb">
        <style:background-image/>
      </style:table-cell-properties>
    </style:style>
    <style:style style:name="Tabla14.2" style:family="table-row">
      <style:table-row-properties style:min-row-height="0.624cm" fo:keep-together="auto"/>
    </style:style>
    <style:style style:name="Tabla14.A2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14.B2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14.C2" style:family="table-cell">
      <style:table-cell-properties style:vertical-align="middle" fo:padding-left="0.191cm" fo:padding-right="0.191cm" fo:padding-top="0cm" fo:padding-bottom="0cm" fo:border="0.75pt solid #000080" style:writing-mode="lr-tb"/>
    </style:style>
    <style:style style:name="Tabla14.A3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14.B3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14.C3" style:family="table-cell">
      <style:table-cell-properties style:vertical-align="middle" fo:padding-left="0.191cm" fo:padding-right="0.191cm" fo:padding-top="0cm" fo:padding-bottom="0cm" fo:border="0.75pt solid #000080" style:writing-mode="lr-tb"/>
    </style:style>
    <style:style style:name="Tabla14.A4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14.B4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14.C4" style:family="table-cell">
      <style:table-cell-properties style:vertical-align="middle" fo:padding-left="0.191cm" fo:padding-right="0.191cm" fo:padding-top="0cm" fo:padding-bottom="0cm" fo:border="0.75pt solid #000080" style:writing-mode="lr-tb"/>
    </style:style>
    <style:style style:name="Tabla14.A5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14.B5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 style:writing-mode="lr-tb"/>
    </style:style>
    <style:style style:name="Tabla14.C5" style:family="table-cell">
      <style:table-cell-properties style:vertical-align="middle" fo:padding-left="0.191cm" fo:padding-right="0.191cm" fo:padding-top="0cm" fo:padding-bottom="0cm" fo:border="0.75pt solid #000080" style:writing-mode="lr-tb"/>
    </style:style>
    <style:style style:name="Tabla14.A6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14.B6" style:family="table-cell">
      <style:table-cell-properties style:vertical-align="middle" fo:padding-left="0.191cm" fo:padding-right="0.191cm" fo:padding-top="0cm" fo:padding-bottom="0cm" fo:border-left="0.75pt solid #000080" fo:border-right="none" fo:border-top="none" fo:border-bottom="0.75pt solid #000080" style:writing-mode="lr-tb"/>
    </style:style>
    <style:style style:name="Tabla14.C6" style:family="table-cell">
      <style:table-cell-properties style:vertical-align="middle" fo:padding-left="0.191cm" fo:padding-right="0.191cm" fo:padding-top="0cm" fo:padding-bottom="0cm" fo:border-left="0.75pt solid #000080" fo:border-right="0.75pt solid #000080" fo:border-top="none" fo:border-bottom="0.75pt solid #000080" style:writing-mode="lr-tb"/>
    </style:style>
    <style:style style:name="P1" style:family="paragraph" style:parent-style-name="Standard">
      <style:text-properties style:font-name="Arial" fo:font-size="8pt" fo:font-weight="bold" officeooo:rsid="0016a48f" officeooo:paragraph-rsid="0016a48f" style:font-size-asian="8pt" style:font-weight-asian="bold" style:font-name-complex="Arial" style:font-size-complex="8pt" style:font-weight-complex="bold"/>
    </style:style>
    <style:style style:name="P2" style:family="paragraph" style:parent-style-name="Standard">
      <style:text-properties style:font-name="Arial" fo:font-size="8pt" fo:language="en" fo:country="US" fo:font-weight="bold" officeooo:rsid="00198ad1" officeooo:paragraph-rsid="00198ad1" style:font-size-asian="8pt" style:font-weight-asian="bold" style:font-name-complex="Arial" style:font-size-complex="8pt" style:font-weight-complex="bold"/>
    </style:style>
    <style:style style:name="P3" style:family="paragraph" style:parent-style-name="Standard">
      <style:text-properties style:font-name="Arial" fo:font-size="8pt" fo:language="en" fo:country="US" fo:font-weight="bold" officeooo:rsid="001329c4" officeooo:paragraph-rsid="001329c4" style:font-size-asian="8pt" style:font-weight-asian="bold" style:font-name-complex="Arial" style:font-size-complex="8pt" style:font-weight-complex="bold"/>
    </style:style>
    <style:style style:name="P4" style:family="paragraph" style:parent-style-name="Standard">
      <style:text-properties style:font-name="Arial" fo:font-size="8pt" fo:language="en" fo:country="US" fo:font-weight="bold" officeooo:rsid="00160a9c" officeooo:paragraph-rsid="00160a9c" style:font-size-asian="8pt" style:font-weight-asian="bold" style:font-name-complex="Arial" style:font-size-complex="8pt" style:font-weight-complex="bold"/>
    </style:style>
    <style:style style:name="P5" style:family="paragraph" style:parent-style-name="Standard">
      <style:text-properties style:font-name="Arial" fo:font-size="8pt" fo:language="en" fo:country="US" fo:font-weight="bold" officeooo:rsid="00160a9c" officeooo:paragraph-rsid="00401fab" style:font-size-asian="8pt" style:font-weight-asian="bold" style:font-name-complex="Arial" style:font-size-complex="8pt" style:font-weight-complex="bold"/>
    </style:style>
    <style:style style:name="P6" style:family="paragraph" style:parent-style-name="Standard">
      <style:text-properties style:font-name="Arial" fo:font-size="8pt" fo:language="en" fo:country="US" fo:font-weight="bold" officeooo:rsid="0014a589" officeooo:paragraph-rsid="0014a589" style:font-size-asian="8pt" style:font-weight-asian="bold" style:font-name-complex="Arial" style:font-size-complex="8pt" style:font-weight-complex="bold"/>
    </style:style>
    <style:style style:name="P7" style:family="paragraph" style:parent-style-name="Standard">
      <style:text-properties style:font-name="Arial" fo:font-size="8pt" fo:language="en" fo:country="US" fo:font-weight="bold" officeooo:rsid="0016a48f" officeooo:paragraph-rsid="0016a48f" style:font-size-asian="8pt" style:font-weight-asian="bold" style:font-name-complex="Arial" style:font-size-complex="8pt" style:font-weight-complex="bold"/>
    </style:style>
    <style:style style:name="P8" style:family="paragraph" style:parent-style-name="Standard">
      <style:text-properties style:font-name="Arial" fo:font-size="8pt" fo:language="en" fo:country="US" fo:font-weight="bold" officeooo:rsid="0016a48f" officeooo:paragraph-rsid="00401fab" style:font-size-asian="8pt" style:font-weight-asian="bold" style:font-name-complex="Arial" style:font-size-complex="8pt" style:font-weight-complex="bold"/>
    </style:style>
    <style:style style:name="P9" style:family="paragraph" style:parent-style-name="Standard">
      <style:text-properties style:font-name="Arial" fo:font-size="8pt" fo:language="en" fo:country="US" fo:font-weight="bold" officeooo:rsid="0017e031" officeooo:paragraph-rsid="0017e031" style:font-size-asian="8pt" style:font-weight-asian="bold" style:font-name-complex="Arial" style:font-size-complex="8pt" style:font-weight-complex="bold"/>
    </style:style>
    <style:style style:name="P10" style:family="paragraph" style:parent-style-name="Standard">
      <style:text-properties style:font-name="Arial" fo:font-size="8pt" fo:language="en" fo:country="US" fo:font-weight="bold" officeooo:rsid="001b06de" officeooo:paragraph-rsid="001b06de" style:font-size-asian="8pt" style:font-weight-asian="bold" style:font-name-complex="Arial" style:font-size-complex="8pt" style:font-weight-complex="bold"/>
    </style:style>
    <style:style style:name="P11" style:family="paragraph" style:parent-style-name="Standard">
      <style:text-properties style:font-name="Arial" fo:font-size="8pt" fo:language="en" fo:country="US" fo:font-weight="bold" officeooo:rsid="001b06de" officeooo:paragraph-rsid="0061d741" style:font-size-asian="8pt" style:font-weight-asian="bold" style:font-name-complex="Arial" style:font-size-complex="8pt" style:font-weight-complex="bold"/>
    </style:style>
    <style:style style:name="P12" style:family="paragraph" style:parent-style-name="Standard">
      <style:text-properties style:font-name="Arial" fo:font-size="8pt" fo:language="en" fo:country="US" fo:font-weight="bold" officeooo:rsid="00532b30" officeooo:paragraph-rsid="00532b30" style:font-size-asian="8pt" style:font-weight-asian="bold" style:font-name-complex="Arial" style:font-size-complex="8pt" style:font-weight-complex="bold"/>
    </style:style>
    <style:style style:name="P13" style:family="paragraph" style:parent-style-name="Standard">
      <style:text-properties style:font-name="Arial" fo:font-size="8pt" fo:language="en" fo:country="US" fo:font-weight="bold" officeooo:rsid="00532b30" officeooo:paragraph-rsid="0054aabe" style:font-size-asian="8pt" style:font-weight-asian="bold" style:font-name-complex="Arial" style:font-size-complex="8pt" style:font-weight-complex="bold"/>
    </style:style>
    <style:style style:name="P14" style:family="paragraph" style:parent-style-name="Standard">
      <style:text-properties style:font-name="Arial" fo:font-size="8pt" fo:language="en" fo:country="US" fo:font-weight="bold" officeooo:rsid="001e9663" officeooo:paragraph-rsid="001e9663" style:font-size-asian="8pt" style:font-weight-asian="bold" style:font-name-complex="Arial" style:font-size-complex="8pt" style:font-weight-complex="bold"/>
    </style:style>
    <style:style style:name="P15" style:family="paragraph" style:parent-style-name="Standard">
      <style:text-properties style:font-name="Arial" fo:font-size="8pt" fo:language="en" fo:country="US" fo:font-weight="bold" officeooo:rsid="0037f949" officeooo:paragraph-rsid="0036f3be" style:font-size-asian="8pt" style:font-weight-asian="bold" style:font-name-complex="Arial" style:font-size-complex="8pt" style:font-weight-complex="bold"/>
    </style:style>
    <style:style style:name="P16" style:family="paragraph" style:parent-style-name="Standard">
      <style:text-properties style:font-name="Arial" fo:font-size="8pt" fo:language="en" fo:country="US" fo:font-weight="bold" officeooo:rsid="001eff78" officeooo:paragraph-rsid="001eff78" style:font-size-asian="8pt" style:font-weight-asian="bold" style:font-name-complex="Arial" style:font-size-complex="8pt" style:font-weight-complex="bold"/>
    </style:style>
    <style:style style:name="P17" style:family="paragraph" style:parent-style-name="Standard">
      <style:text-properties style:font-name="Arial" fo:font-size="8pt" fo:language="en" fo:country="US" fo:font-weight="bold" officeooo:rsid="001eff78" officeooo:paragraph-rsid="006a5817" style:font-size-asian="8pt" style:font-weight-asian="bold" style:font-name-complex="Arial" style:font-size-complex="8pt" style:font-weight-complex="bold"/>
    </style:style>
    <style:style style:name="P18" style:family="paragraph" style:parent-style-name="Standard">
      <style:text-properties style:font-name="Arial" fo:font-size="8pt" fo:language="en" fo:country="US" fo:font-weight="bold" officeooo:rsid="0054aabe" officeooo:paragraph-rsid="0054aabe" style:font-size-asian="8pt" style:font-weight-asian="bold" style:font-name-complex="Arial" style:font-size-complex="8pt" style:font-weight-complex="bold"/>
    </style:style>
    <style:style style:name="P19" style:family="paragraph" style:parent-style-name="Standard">
      <style:text-properties style:font-name="Arial" fo:font-size="8pt" fo:language="en" fo:country="US" fo:font-weight="bold" officeooo:rsid="0054aabe" officeooo:paragraph-rsid="008561c8" style:font-size-asian="8pt" style:font-weight-asian="bold" style:font-name-complex="Arial" style:font-size-complex="8pt" style:font-weight-complex="bold"/>
    </style:style>
    <style:style style:name="P20" style:family="paragraph" style:parent-style-name="Standard">
      <style:text-properties style:font-name="Arial" fo:font-size="8pt" fo:language="en" fo:country="US" fo:font-weight="bold" officeooo:rsid="0054aabe" officeooo:paragraph-rsid="008daf61" style:font-size-asian="8pt" style:font-weight-asian="bold" style:font-name-complex="Arial" style:font-size-complex="8pt" style:font-weight-complex="bold"/>
    </style:style>
    <style:style style:name="P21" style:family="paragraph" style:parent-style-name="Standard">
      <style:text-properties style:font-name="Arial" fo:font-size="8pt" fo:language="en" fo:country="US" fo:font-weight="bold" officeooo:rsid="0057023c" officeooo:paragraph-rsid="0057023c" style:font-size-asian="8pt" style:font-weight-asian="bold" style:font-name-complex="Arial" style:font-size-complex="8pt" style:font-weight-complex="bold"/>
    </style:style>
    <style:style style:name="P22" style:family="paragraph" style:parent-style-name="Standard">
      <style:text-properties style:font-name="Arial" fo:font-size="8pt" fo:language="en" fo:country="US" fo:font-weight="bold" officeooo:rsid="0057023c" officeooo:paragraph-rsid="006a5817" style:font-size-asian="8pt" style:font-weight-asian="bold" style:font-name-complex="Arial" style:font-size-complex="8pt" style:font-weight-complex="bold"/>
    </style:style>
    <style:style style:name="P23" style:family="paragraph" style:parent-style-name="Standard">
      <style:text-properties style:font-name="Arial" fo:font-size="8pt" fo:language="en" fo:country="US" fo:font-weight="bold" officeooo:rsid="005afbff" officeooo:paragraph-rsid="005afbff" style:font-size-asian="8pt" style:font-weight-asian="bold" style:font-name-complex="Arial" style:font-size-complex="8pt" style:font-weight-complex="bold"/>
    </style:style>
    <style:style style:name="P24" style:family="paragraph" style:parent-style-name="Standard">
      <style:text-properties style:font-name="Arial" fo:font-size="8pt" fo:language="en" fo:country="US" fo:font-weight="bold" officeooo:rsid="0060327d" officeooo:paragraph-rsid="0060327d" style:font-size-asian="8pt" style:font-weight-asian="bold" style:font-name-complex="Arial" style:font-size-complex="8pt" style:font-weight-complex="bold"/>
    </style:style>
    <style:style style:name="P25" style:family="paragraph" style:parent-style-name="Standard">
      <style:text-properties style:font-name="Arial" fo:font-size="8pt" fo:language="en" fo:country="US" fo:font-weight="bold" officeooo:rsid="0061d741" officeooo:paragraph-rsid="0061d741" style:font-size-asian="8pt" style:font-weight-asian="bold" style:font-name-complex="Arial" style:font-size-complex="8pt" style:font-weight-complex="bold"/>
    </style:style>
    <style:style style:name="P26" style:family="paragraph" style:parent-style-name="Standard">
      <style:text-properties style:font-name="Arial" fo:font-size="8pt" fo:language="en" fo:country="US" fo:font-weight="bold" officeooo:rsid="0062e154" officeooo:paragraph-rsid="0062e154" style:font-size-asian="8pt" style:font-weight-asian="bold" style:font-name-complex="Arial" style:font-size-complex="8pt" style:font-weight-complex="bold"/>
    </style:style>
    <style:style style:name="P27" style:family="paragraph" style:parent-style-name="Standard">
      <style:text-properties style:font-name="Arial" fo:font-size="8pt" fo:language="en" fo:country="US" fo:font-weight="bold" officeooo:rsid="0068da5d" officeooo:paragraph-rsid="0068da5d" style:font-size-asian="8pt" style:font-weight-asian="bold" style:font-name-complex="Arial" style:font-size-complex="8pt" style:font-weight-complex="bold"/>
    </style:style>
    <style:style style:name="P28" style:family="paragraph" style:parent-style-name="Standard">
      <style:text-properties style:font-name="Arial" fo:font-size="8pt" fo:language="en" fo:country="US" fo:font-weight="bold" officeooo:rsid="006a5817" officeooo:paragraph-rsid="006a5817" style:font-size-asian="8pt" style:font-weight-asian="bold" style:font-name-complex="Arial" style:font-size-complex="8pt" style:font-weight-complex="bold"/>
    </style:style>
    <style:style style:name="P29" style:family="paragraph" style:parent-style-name="Standard">
      <style:text-properties style:font-name="Arial" fo:font-size="8pt" fo:language="en" fo:country="US" fo:font-weight="bold" officeooo:rsid="006e606b" officeooo:paragraph-rsid="006e606b" style:font-size-asian="8pt" style:font-weight-asian="bold" style:font-name-complex="Arial" style:font-size-complex="8pt" style:font-weight-complex="bold"/>
    </style:style>
    <style:style style:name="P30" style:family="paragraph" style:parent-style-name="Standard">
      <style:text-properties style:font-name="Arial" fo:font-size="8pt" fo:language="en" fo:country="US" fo:font-weight="bold" officeooo:rsid="00714242" officeooo:paragraph-rsid="00714242" style:font-size-asian="8pt" style:font-weight-asian="bold" style:font-name-complex="Arial" style:font-size-complex="8pt" style:font-weight-complex="bold"/>
    </style:style>
    <style:style style:name="P31" style:family="paragraph" style:parent-style-name="Standard">
      <style:text-properties style:font-name="Arial" fo:font-size="8pt" fo:language="en" fo:country="US" fo:font-weight="bold" officeooo:rsid="0082d0ae" officeooo:paragraph-rsid="0082d0ae" style:font-size-asian="8pt" style:font-weight-asian="bold" style:font-name-complex="Arial" style:font-size-complex="8pt" style:font-weight-complex="bold"/>
    </style:style>
    <style:style style:name="P32" style:family="paragraph" style:parent-style-name="Standard">
      <style:text-properties style:font-name="Arial" fo:font-size="8pt" fo:language="en" fo:country="US" fo:font-weight="bold" officeooo:rsid="0084fd8a" officeooo:paragraph-rsid="0084fd8a" style:font-size-asian="8pt" style:font-weight-asian="bold" style:font-name-complex="Arial" style:font-size-complex="8pt" style:font-weight-complex="bold"/>
    </style:style>
    <style:style style:name="P33" style:family="paragraph" style:parent-style-name="Standard">
      <style:text-properties style:font-name="Arial" fo:font-size="8pt" fo:language="en" fo:country="US" fo:font-weight="bold" officeooo:rsid="0084fd8a" officeooo:paragraph-rsid="008561c8" style:font-size-asian="8pt" style:font-weight-asian="bold" style:font-name-complex="Arial" style:font-size-complex="8pt" style:font-weight-complex="bold"/>
    </style:style>
    <style:style style:name="P34" style:family="paragraph" style:parent-style-name="Standard">
      <style:text-properties style:font-name="Arial" fo:font-size="8pt" fo:language="en" fo:country="US" fo:font-weight="bold" officeooo:rsid="001d8d97" officeooo:paragraph-rsid="008561c8" style:font-size-asian="8pt" style:font-weight-asian="bold" style:font-name-complex="Arial" style:font-size-complex="8pt" style:font-weight-complex="bold"/>
    </style:style>
    <style:style style:name="P35" style:family="paragraph" style:parent-style-name="Standard">
      <style:text-properties style:font-name="Arial" fo:font-size="8pt" fo:language="en" fo:country="US" fo:font-weight="bold" officeooo:rsid="008561c8" officeooo:paragraph-rsid="008561c8" style:font-size-asian="8pt" style:font-weight-asian="bold" style:font-name-complex="Arial" style:font-size-complex="8pt" style:font-weight-complex="bold"/>
    </style:style>
    <style:style style:name="P36" style:family="paragraph" style:parent-style-name="Standard">
      <style:text-properties style:font-name="Arial" fo:font-size="8pt" fo:language="en" fo:country="US" fo:font-weight="bold" officeooo:rsid="00883592" officeooo:paragraph-rsid="00883592" style:font-size-asian="8pt" style:font-weight-asian="bold" style:font-name-complex="Arial" style:font-size-complex="8pt" style:font-weight-complex="bold"/>
    </style:style>
    <style:style style:name="P37" style:family="paragraph" style:parent-style-name="Standard">
      <style:text-properties style:font-name="Arial" fo:font-size="8pt" fo:language="en" fo:country="US" fo:font-weight="bold" officeooo:rsid="0088661b" officeooo:paragraph-rsid="0088661b" style:font-size-asian="8pt" style:font-weight-asian="bold" style:font-name-complex="Arial" style:font-size-complex="8pt" style:font-weight-complex="bold"/>
    </style:style>
    <style:style style:name="P38" style:family="paragraph" style:parent-style-name="Standard">
      <style:text-properties style:font-name="Arial" fo:font-size="8pt" fo:language="en" fo:country="US" fo:font-weight="bold" officeooo:rsid="00797c85" officeooo:paragraph-rsid="008a2f68" style:font-size-asian="8pt" style:font-weight-asian="bold" style:font-name-complex="Arial" style:font-size-complex="8pt" style:font-weight-complex="bold"/>
    </style:style>
    <style:style style:name="P39" style:family="paragraph" style:parent-style-name="Standard">
      <style:text-properties style:font-name="Arial" fo:font-size="8pt" fo:language="en" fo:country="US" fo:font-weight="bold" officeooo:rsid="00401fab" officeooo:paragraph-rsid="008daf61" style:font-size-asian="8pt" style:font-weight-asian="bold" style:font-name-complex="Arial" style:font-size-complex="8pt" style:font-weight-complex="bold"/>
    </style:style>
    <style:style style:name="P40" style:family="paragraph" style:parent-style-name="Standard">
      <style:text-properties style:font-name="Arial" fo:font-size="8pt" fo:language="en" fo:country="US" fo:font-weight="bold" officeooo:rsid="008f76bf" officeooo:paragraph-rsid="008f76bf" style:font-size-asian="8pt" style:font-weight-asian="bold" style:font-name-complex="Arial" style:font-size-complex="8pt" style:font-weight-complex="bold"/>
    </style:style>
    <style:style style:name="P41" style:family="paragraph" style:parent-style-name="Standard">
      <style:text-properties style:font-name="Arial" fo:font-size="8pt" fo:language="en" fo:country="US" fo:font-weight="bold" officeooo:rsid="00925ef0" officeooo:paragraph-rsid="00925ef0" style:font-size-asian="8pt" style:font-weight-asian="bold" style:font-name-complex="Arial" style:font-size-complex="8pt" style:font-weight-complex="bold"/>
    </style:style>
    <style:style style:name="P42" style:family="paragraph" style:parent-style-name="Standard">
      <style:text-properties style:font-name="Arial" fo:font-size="8pt" fo:language="en" fo:country="US" fo:font-weight="bold" officeooo:rsid="001329c4" officeooo:paragraph-rsid="001329c4" style:font-size-asian="8pt" style:font-weight-asian="bold" style:font-name-complex="Arial" style:font-size-complex="8pt"/>
    </style:style>
    <style:style style:name="P43" style:family="paragraph" style:parent-style-name="Standard">
      <style:text-properties style:font-name="Arial" fo:font-size="8pt" fo:language="en" fo:country="US" fo:font-weight="bold" officeooo:rsid="0016a48f" officeooo:paragraph-rsid="0016a48f" style:font-size-asian="8pt" style:font-weight-asian="bold" style:font-name-complex="Arial" style:font-size-complex="8pt"/>
    </style:style>
    <style:style style:name="P44" style:family="paragraph" style:parent-style-name="Standard">
      <style:text-properties style:font-name="Arial" fo:font-size="8pt" fo:language="en" fo:country="US" fo:font-weight="bold" officeooo:rsid="0016a48f" officeooo:paragraph-rsid="00401fab" style:font-size-asian="8pt" style:font-weight-asian="bold" style:font-name-complex="Arial" style:font-size-complex="8pt"/>
    </style:style>
    <style:style style:name="P45" style:family="paragraph" style:parent-style-name="Standard">
      <style:text-properties style:font-name="Arial" fo:font-size="8pt" fo:language="en" fo:country="US" fo:font-weight="bold" officeooo:rsid="0017e031" officeooo:paragraph-rsid="0017e031" style:font-size-asian="8pt" style:font-weight-asian="bold" style:font-name-complex="Arial" style:font-size-complex="8pt"/>
    </style:style>
    <style:style style:name="P46" style:family="paragraph" style:parent-style-name="Standard">
      <style:text-properties style:font-name="Arial" fo:font-size="8pt" fo:language="en" fo:country="US" fo:font-weight="bold" officeooo:rsid="001b06de" officeooo:paragraph-rsid="001b06de" style:font-size-asian="8pt" style:font-weight-asian="bold" style:font-name-complex="Arial" style:font-size-complex="8pt"/>
    </style:style>
    <style:style style:name="P47" style:family="paragraph" style:parent-style-name="Standard">
      <style:text-properties style:font-name="Arial" fo:font-size="8pt" fo:language="en" fo:country="US" fo:font-weight="bold" officeooo:rsid="001d8d97" officeooo:paragraph-rsid="001d8d97" style:font-size-asian="8pt" style:font-weight-asian="bold" style:font-name-complex="Arial" style:font-size-complex="8pt"/>
    </style:style>
    <style:style style:name="P48" style:family="paragraph" style:parent-style-name="Standard">
      <style:text-properties style:font-name="Arial" fo:font-size="8pt" fo:language="en" fo:country="US" fo:font-weight="bold" officeooo:rsid="001d9971" officeooo:paragraph-rsid="001d9971" style:font-size-asian="8pt" style:font-weight-asian="bold" style:font-name-complex="Arial" style:font-size-complex="8pt"/>
    </style:style>
    <style:style style:name="P49" style:family="paragraph" style:parent-style-name="Standard">
      <style:text-properties style:font-name="Arial" fo:font-size="8pt" fo:language="en" fo:country="US" fo:font-weight="bold" officeooo:rsid="001e9663" officeooo:paragraph-rsid="001e9663" style:font-size-asian="8pt" style:font-weight-asian="bold" style:font-name-complex="Arial" style:font-size-complex="8pt"/>
    </style:style>
    <style:style style:name="P50" style:family="paragraph" style:parent-style-name="Standard">
      <style:text-properties style:font-name="Arial" fo:font-size="8pt" fo:language="en" fo:country="US" fo:font-weight="bold" officeooo:rsid="00494b7b" officeooo:paragraph-rsid="00494b7b" style:font-size-asian="8pt" style:font-weight-asian="bold" style:font-name-complex="Arial" style:font-size-complex="8pt"/>
    </style:style>
    <style:style style:name="P51" style:family="paragraph" style:parent-style-name="Standard">
      <style:text-properties style:font-name="Arial" fo:font-size="8pt" fo:language="en" fo:country="US" fo:font-weight="bold" officeooo:rsid="001eff78" officeooo:paragraph-rsid="001eff78" style:font-size-asian="8pt" style:font-weight-asian="bold" style:font-name-complex="Arial" style:font-size-complex="8pt"/>
    </style:style>
    <style:style style:name="P52" style:family="paragraph" style:parent-style-name="Standard">
      <style:text-properties style:font-name="Arial" fo:font-size="8pt" fo:language="en" fo:country="US" fo:font-weight="bold" officeooo:rsid="004ab4f4" officeooo:paragraph-rsid="004ab4f4" style:font-size-asian="8pt" style:font-weight-asian="bold" style:font-name-complex="Arial" style:font-size-complex="8pt"/>
    </style:style>
    <style:style style:name="P53" style:family="paragraph" style:parent-style-name="Standard">
      <style:text-properties style:font-name="Arial" fo:font-size="8pt" fo:language="en" fo:country="US" fo:font-weight="bold" officeooo:rsid="0054aabe" officeooo:paragraph-rsid="0054aabe" style:font-size-asian="8pt" style:font-weight-asian="bold" style:font-name-complex="Arial" style:font-size-complex="8pt"/>
    </style:style>
    <style:style style:name="P54" style:family="paragraph" style:parent-style-name="Standard">
      <style:text-properties style:font-name="Arial" fo:font-size="8pt" fo:language="en" fo:country="US" fo:font-weight="bold" officeooo:rsid="00650048" officeooo:paragraph-rsid="00650048" style:font-size-asian="8pt" style:font-weight-asian="bold" style:font-name-complex="Arial" style:font-size-complex="8pt"/>
    </style:style>
    <style:style style:name="P55" style:family="paragraph" style:parent-style-name="Standard">
      <style:text-properties style:font-name="Arial" fo:font-size="8pt" fo:language="en" fo:country="US" fo:font-weight="bold" officeooo:rsid="0068da5d" officeooo:paragraph-rsid="0068da5d" style:font-size-asian="8pt" style:font-weight-asian="bold" style:font-name-complex="Arial" style:font-size-complex="8pt"/>
    </style:style>
    <style:style style:name="P56" style:family="paragraph" style:parent-style-name="Standard">
      <style:text-properties style:font-name="Arial" fo:font-size="8pt" fo:language="en" fo:country="US" fo:font-weight="bold" officeooo:rsid="0082d0ae" officeooo:paragraph-rsid="0082d0ae" style:font-size-asian="8pt" style:font-weight-asian="bold" style:font-name-complex="Arial" style:font-size-complex="8pt"/>
    </style:style>
    <style:style style:name="P57" style:family="paragraph" style:parent-style-name="Standard">
      <style:text-properties style:font-name="Arial" fo:font-size="8pt" fo:language="en" fo:country="US" fo:font-weight="bold" officeooo:rsid="008561c8" officeooo:paragraph-rsid="008561c8" style:font-size-asian="8pt" style:font-weight-asian="bold" style:font-name-complex="Arial" style:font-size-complex="8pt"/>
    </style:style>
    <style:style style:name="P58" style:family="paragraph" style:parent-style-name="Standard">
      <style:text-properties style:font-name="Arial" fo:font-size="8pt" fo:language="en" fo:country="US" fo:font-weight="bold" officeooo:rsid="00401fab" officeooo:paragraph-rsid="00401fab" style:font-size-asian="8pt" style:font-weight-asian="bold" style:font-name-complex="Arial" style:font-size-complex="8pt"/>
    </style:style>
    <style:style style:name="P59" style:family="paragraph" style:parent-style-name="Standard">
      <style:text-properties style:font-name="Arial" fo:font-size="8pt" fo:language="en" fo:country="US" fo:font-weight="bold" officeooo:rsid="00883592" officeooo:paragraph-rsid="00883592" style:font-size-asian="8pt" style:font-weight-asian="bold" style:font-name-complex="Arial" style:font-size-complex="8pt"/>
    </style:style>
    <style:style style:name="P60" style:family="paragraph" style:parent-style-name="Standard">
      <style:text-properties style:font-name="Arial" fo:font-size="8pt" fo:language="en" fo:country="US" fo:font-weight="bold" officeooo:rsid="0088661b" officeooo:paragraph-rsid="0088661b" style:font-size-asian="8pt" style:font-weight-asian="bold" style:font-name-complex="Arial" style:font-size-complex="8pt"/>
    </style:style>
    <style:style style:name="P61" style:family="paragraph" style:parent-style-name="Standard">
      <style:text-properties style:font-name="Arial" fo:font-size="8pt" fo:language="en" fo:country="US" style:font-size-asian="8pt" style:font-name-complex="Arial" style:font-size-complex="8pt"/>
    </style:style>
    <style:style style:name="P62" style:family="paragraph" style:parent-style-name="Standard">
      <style:text-properties style:font-name="Arial" fo:font-size="8pt" fo:language="en" fo:country="US" officeooo:rsid="001329c4" officeooo:paragraph-rsid="001329c4" style:font-size-asian="8pt" style:font-name-complex="Arial" style:font-size-complex="8pt"/>
    </style:style>
    <style:style style:name="P63" style:family="paragraph" style:parent-style-name="Standard">
      <style:text-properties style:font-name="Arial" fo:font-size="8pt" fo:language="en" fo:country="US" officeooo:rsid="001329c4" officeooo:paragraph-rsid="00401fab" style:font-size-asian="8pt" style:font-name-complex="Arial" style:font-size-complex="8pt"/>
    </style:style>
    <style:style style:name="P64" style:family="paragraph" style:parent-style-name="Standard">
      <style:text-properties style:font-name="Arial" fo:font-size="8pt" fo:language="en" fo:country="US" officeooo:paragraph-rsid="00401fab" style:font-size-asian="8pt" style:font-name-complex="Arial" style:font-size-complex="8pt"/>
    </style:style>
    <style:style style:name="P65" style:family="paragraph" style:parent-style-name="Standard">
      <style:text-properties style:font-name="Arial" fo:font-size="8pt" fo:language="en" fo:country="US" officeooo:rsid="00160a9c" officeooo:paragraph-rsid="00401fab" style:font-size-asian="8pt" style:font-name-complex="Arial" style:font-size-complex="8pt"/>
    </style:style>
    <style:style style:name="P66" style:family="paragraph" style:parent-style-name="Standard">
      <style:text-properties style:font-name="Arial" fo:font-size="8pt" fo:language="en" fo:country="US" officeooo:rsid="00160a9c" officeooo:paragraph-rsid="00160a9c" style:font-size-asian="8pt" style:font-name-complex="Arial" style:font-size-complex="8pt"/>
    </style:style>
    <style:style style:name="P67" style:family="paragraph" style:parent-style-name="Standard">
      <style:text-properties style:font-name="Arial" fo:font-size="8pt" fo:language="en" fo:country="US" officeooo:rsid="0016a48f" officeooo:paragraph-rsid="0016a48f" style:font-size-asian="8pt" style:font-name-complex="Arial" style:font-size-complex="8pt"/>
    </style:style>
    <style:style style:name="P68" style:family="paragraph" style:parent-style-name="Standard">
      <style:text-properties style:font-name="Arial" fo:font-size="8pt" fo:language="en" fo:country="US" officeooo:rsid="0017e031" officeooo:paragraph-rsid="0017e031" style:font-size-asian="8pt" style:font-name-complex="Arial" style:font-size-complex="8pt"/>
    </style:style>
    <style:style style:name="P69" style:family="paragraph" style:parent-style-name="Standard">
      <style:text-properties style:font-name="Arial" fo:font-size="8pt" fo:language="en" fo:country="US" officeooo:rsid="001b06de" officeooo:paragraph-rsid="001b06de" style:font-size-asian="8pt" style:font-name-complex="Arial" style:font-size-complex="8pt"/>
    </style:style>
    <style:style style:name="P70" style:family="paragraph" style:parent-style-name="Standard">
      <style:text-properties style:font-name="Arial" fo:font-size="8pt" fo:language="en" fo:country="US" officeooo:rsid="001d8d97" officeooo:paragraph-rsid="001d8d97" style:font-size-asian="8pt" style:font-name-complex="Arial" style:font-size-complex="8pt"/>
    </style:style>
    <style:style style:name="P71" style:family="paragraph" style:parent-style-name="Standard">
      <style:text-properties style:font-name="Arial" fo:font-size="8pt" fo:language="en" fo:country="US" officeooo:rsid="00494b7b" officeooo:paragraph-rsid="00494b7b" style:font-size-asian="8pt" style:font-name-complex="Arial" style:font-size-complex="8pt"/>
    </style:style>
    <style:style style:name="P72" style:family="paragraph" style:parent-style-name="Standard">
      <style:text-properties style:font-name="Arial" fo:font-size="8pt" fo:language="en" fo:country="US" officeooo:rsid="004ab4f4" officeooo:paragraph-rsid="004ab4f4" style:font-size-asian="8pt" style:font-name-complex="Arial" style:font-size-complex="8pt"/>
    </style:style>
    <style:style style:name="P73" style:family="paragraph" style:parent-style-name="Standard">
      <style:text-properties style:font-name="Arial" fo:font-size="8pt" fo:language="en" fo:country="US" officeooo:rsid="001e9663" officeooo:paragraph-rsid="001e9663" style:font-size-asian="8pt" style:font-name-complex="Arial" style:font-size-complex="8pt"/>
    </style:style>
    <style:style style:name="P74" style:family="paragraph" style:parent-style-name="Standard">
      <style:text-properties style:font-name="Arial" fo:font-size="8pt" fo:language="en" fo:country="US" officeooo:rsid="002d2075" officeooo:paragraph-rsid="002d2075" style:font-size-asian="8pt" style:font-name-complex="Arial" style:font-size-complex="8pt"/>
    </style:style>
    <style:style style:name="P75" style:family="paragraph" style:parent-style-name="Standard">
      <style:text-properties style:font-name="Arial" fo:font-size="8pt" fo:language="en" fo:country="US" officeooo:rsid="001eff78" officeooo:paragraph-rsid="001eff78" style:font-size-asian="8pt" style:font-name-complex="Arial" style:font-size-complex="8pt"/>
    </style:style>
    <style:style style:name="P76" style:family="paragraph" style:parent-style-name="Standard">
      <style:text-properties style:font-name="Arial" fo:font-size="8pt" fo:language="en" fo:country="US" officeooo:rsid="0054aabe" officeooo:paragraph-rsid="0054aabe" style:font-size-asian="8pt" style:font-name-complex="Arial" style:font-size-complex="8pt"/>
    </style:style>
    <style:style style:name="P77" style:family="paragraph" style:parent-style-name="Standard">
      <style:text-properties style:font-name="Arial" fo:font-size="8pt" fo:language="en" fo:country="US" officeooo:rsid="00650048" officeooo:paragraph-rsid="00650048" style:font-size-asian="8pt" style:font-name-complex="Arial" style:font-size-complex="8pt"/>
    </style:style>
    <style:style style:name="P78" style:family="paragraph" style:parent-style-name="Standard">
      <style:text-properties style:font-name="Arial" fo:font-size="8pt" fo:language="en" fo:country="US" officeooo:rsid="00650048" officeooo:paragraph-rsid="0088f1bd" style:font-size-asian="8pt" style:font-name-complex="Arial" style:font-size-complex="8pt"/>
    </style:style>
    <style:style style:name="P79" style:family="paragraph" style:parent-style-name="Standard">
      <style:text-properties style:font-name="Arial" fo:font-size="8pt" fo:language="en" fo:country="US" officeooo:rsid="0068da5d" officeooo:paragraph-rsid="0068da5d" style:font-size-asian="8pt" style:font-name-complex="Arial" style:font-size-complex="8pt"/>
    </style:style>
    <style:style style:name="P80" style:family="paragraph" style:parent-style-name="Standard">
      <style:text-properties style:font-name="Arial" fo:font-size="8pt" fo:language="en" fo:country="US" officeooo:rsid="006a5817" officeooo:paragraph-rsid="006a5817" style:font-size-asian="8pt" style:font-name-complex="Arial" style:font-size-complex="8pt"/>
    </style:style>
    <style:style style:name="P81" style:family="paragraph" style:parent-style-name="Standard">
      <style:text-properties style:font-name="Arial" fo:font-size="8pt" fo:language="en" fo:country="US" officeooo:rsid="006c2d8d" officeooo:paragraph-rsid="006c2d8d" style:font-size-asian="8pt" style:font-name-complex="Arial" style:font-size-complex="8pt"/>
    </style:style>
    <style:style style:name="P82" style:family="paragraph" style:parent-style-name="Standard">
      <style:text-properties style:font-name="Arial" fo:font-size="8pt" fo:language="en" fo:country="US" officeooo:paragraph-rsid="00160a9c" style:font-size-asian="8pt" style:font-name-complex="Arial" style:font-size-complex="8pt"/>
    </style:style>
    <style:style style:name="P83" style:family="paragraph" style:parent-style-name="Standard">
      <style:text-properties style:font-name="Arial" fo:font-size="8pt" fo:language="en" fo:country="US" officeooo:rsid="0081d757" officeooo:paragraph-rsid="0081d757" style:font-size-asian="8pt" style:font-name-complex="Arial" style:font-size-complex="8pt"/>
    </style:style>
    <style:style style:name="P84" style:family="paragraph" style:parent-style-name="Standard">
      <style:text-properties style:font-name="Arial" fo:font-size="8pt" fo:language="en" fo:country="US" officeooo:paragraph-rsid="0082d0ae" style:font-size-asian="8pt" style:font-name-complex="Arial" style:font-size-complex="8pt"/>
    </style:style>
    <style:style style:name="P85" style:family="paragraph" style:parent-style-name="Standard">
      <style:text-properties style:font-name="Arial" fo:font-size="8pt" fo:language="en" fo:country="US" officeooo:rsid="0082d0ae" officeooo:paragraph-rsid="0082d0ae" style:font-size-asian="8pt" style:font-name-complex="Arial" style:font-size-complex="8pt"/>
    </style:style>
    <style:style style:name="P86" style:family="paragraph" style:parent-style-name="Standard">
      <style:text-properties style:font-name="Arial" fo:font-size="8pt" fo:language="en" fo:country="US" officeooo:rsid="0082d0ae" officeooo:paragraph-rsid="008561c8" style:font-size-asian="8pt" style:font-name-complex="Arial" style:font-size-complex="8pt"/>
    </style:style>
    <style:style style:name="P87" style:family="paragraph" style:parent-style-name="Standard">
      <style:text-properties style:font-name="Arial" fo:font-size="8pt" fo:language="en" fo:country="US" officeooo:paragraph-rsid="00848f70" style:font-size-asian="8pt" style:font-name-complex="Arial" style:font-size-complex="8pt"/>
    </style:style>
    <style:style style:name="P88" style:family="paragraph" style:parent-style-name="Standard">
      <style:text-properties style:font-name="Arial" fo:font-size="8pt" fo:language="en" fo:country="US" officeooo:rsid="00848f70" officeooo:paragraph-rsid="00848f70" style:font-size-asian="8pt" style:font-name-complex="Arial" style:font-size-complex="8pt"/>
    </style:style>
    <style:style style:name="P89" style:family="paragraph" style:parent-style-name="Standard">
      <style:text-properties style:font-name="Arial" fo:font-size="8pt" fo:language="en" fo:country="US" officeooo:rsid="00848f70" officeooo:paragraph-rsid="0084fd8a" style:font-size-asian="8pt" style:font-name-complex="Arial" style:font-size-complex="8pt"/>
    </style:style>
    <style:style style:name="P90" style:family="paragraph" style:parent-style-name="Standard">
      <style:text-properties style:font-name="Arial" fo:font-size="8pt" fo:language="en" fo:country="US" officeooo:rsid="00848f70" officeooo:paragraph-rsid="008561c8" style:font-size-asian="8pt" style:font-name-complex="Arial" style:font-size-complex="8pt"/>
    </style:style>
    <style:style style:name="P91" style:family="paragraph" style:parent-style-name="Standard">
      <style:text-properties style:font-name="Arial" fo:font-size="8pt" fo:language="en" fo:country="US" officeooo:rsid="00848f70" officeooo:paragraph-rsid="0088661b" style:font-size-asian="8pt" style:font-name-complex="Arial" style:font-size-complex="8pt"/>
    </style:style>
    <style:style style:name="P92" style:family="paragraph" style:parent-style-name="Standard">
      <style:text-properties style:font-name="Arial" fo:font-size="8pt" fo:language="en" fo:country="US" officeooo:rsid="00848f70" officeooo:paragraph-rsid="00883592" style:font-size-asian="8pt" style:font-name-complex="Arial" style:font-size-complex="8pt"/>
    </style:style>
    <style:style style:name="P93" style:family="paragraph" style:parent-style-name="Standard">
      <style:text-properties style:font-name="Arial" fo:font-size="8pt" fo:language="en" fo:country="US" officeooo:paragraph-rsid="0084fd8a" style:font-size-asian="8pt" style:font-name-complex="Arial" style:font-size-complex="8pt"/>
    </style:style>
    <style:style style:name="P94" style:family="paragraph" style:parent-style-name="Standard">
      <style:text-properties style:font-name="Arial" fo:font-size="8pt" fo:language="en" fo:country="US" officeooo:rsid="008561c8" officeooo:paragraph-rsid="008561c8" style:font-size-asian="8pt" style:font-name-complex="Arial" style:font-size-complex="8pt"/>
    </style:style>
    <style:style style:name="P95" style:family="paragraph" style:parent-style-name="Standard">
      <style:text-properties style:font-name="Arial" fo:font-size="8pt" fo:language="en" fo:country="US" officeooo:paragraph-rsid="008561c8" style:font-size-asian="8pt" style:font-name-complex="Arial" style:font-size-complex="8pt"/>
    </style:style>
    <style:style style:name="P96" style:family="paragraph" style:parent-style-name="Standard">
      <style:text-properties style:font-name="Arial" fo:font-size="8pt" fo:language="en" fo:country="US" officeooo:rsid="00401fab" officeooo:paragraph-rsid="00401fab" style:font-size-asian="8pt" style:font-name-complex="Arial" style:font-size-complex="8pt"/>
    </style:style>
    <style:style style:name="P97" style:family="paragraph" style:parent-style-name="Standard">
      <style:text-properties style:font-name="Arial" fo:font-size="8pt" fo:language="en" fo:country="US" officeooo:paragraph-rsid="00883592" style:font-size-asian="8pt" style:font-name-complex="Arial" style:font-size-complex="8pt"/>
    </style:style>
    <style:style style:name="P98" style:family="paragraph" style:parent-style-name="Standard">
      <style:text-properties style:font-name="Arial" fo:font-size="8pt" fo:language="en" fo:country="US" officeooo:rsid="00883592" officeooo:paragraph-rsid="00883592" style:font-size-asian="8pt" style:font-name-complex="Arial" style:font-size-complex="8pt"/>
    </style:style>
    <style:style style:name="P99" style:family="paragraph" style:parent-style-name="Standard">
      <style:text-properties style:font-name="Arial" fo:font-size="8pt" fo:language="en" fo:country="US" officeooo:rsid="0088661b" officeooo:paragraph-rsid="0088661b" style:font-size-asian="8pt" style:font-name-complex="Arial" style:font-size-complex="8pt"/>
    </style:style>
    <style:style style:name="P100" style:family="paragraph" style:parent-style-name="Standard">
      <style:text-properties style:font-name="Arial" fo:font-size="8pt" fo:language="en" fo:country="US" officeooo:paragraph-rsid="0088661b" style:font-size-asian="8pt" style:font-name-complex="Arial" style:font-size-complex="8pt"/>
    </style:style>
    <style:style style:name="P101" style:family="paragraph" style:parent-style-name="Standard">
      <style:text-properties style:font-name="Arial" fo:font-size="8pt" fo:language="en" fo:country="US" officeooo:rsid="0088f1bd" officeooo:paragraph-rsid="0088f1bd" style:font-size-asian="8pt" style:font-name-complex="Arial" style:font-size-complex="8pt"/>
    </style:style>
    <style:style style:name="P102" style:family="paragraph" style:parent-style-name="Standard">
      <style:text-properties style:font-name="Arial" fo:font-size="8pt" fo:language="en" fo:country="US" officeooo:rsid="008f76bf" officeooo:paragraph-rsid="008f76bf" style:font-size-asian="8pt" style:font-name-complex="Arial" style:font-size-complex="8pt"/>
    </style:style>
    <style:style style:name="P103" style:family="paragraph" style:parent-style-name="Standard">
      <style:text-properties style:font-name="Arial" fo:font-size="8pt" fo:language="en" fo:country="US" fo:font-style="normal" fo:font-weight="bold" officeooo:rsid="0016a48f" officeooo:paragraph-rsid="0016a48f" style:font-size-asian="8pt" style:font-style-asian="normal" style:font-weight-asian="bold" style:font-name-complex="Arial" style:font-size-complex="8pt" style:font-style-complex="normal"/>
    </style:style>
    <style:style style:name="P104" style:family="paragraph" style:parent-style-name="Standard">
      <style:paragraph-properties fo:text-align="center" style:justify-single-word="false"/>
      <style:text-properties style:font-name="Arial" fo:font-size="8pt" fo:language="en" fo:country="US" fo:font-style="italic" fo:font-weight="normal" officeooo:rsid="0054aabe" officeooo:paragraph-rsid="0054aabe" style:font-size-asian="7pt" style:font-style-asian="italic" style:font-weight-asian="normal" style:font-name-complex="Arial" style:font-size-complex="8pt" style:font-style-complex="italic" style:font-weight-complex="normal"/>
    </style:style>
    <style:style style:name="P105" style:family="paragraph" style:parent-style-name="Standard">
      <style:paragraph-properties fo:text-align="justify" style:justify-single-word="false"/>
      <style:text-properties style:font-name="Arial" fo:language="en" fo:country="US" fo:font-weight="bold" officeooo:rsid="0016a48f" officeooo:paragraph-rsid="0016a48f" style:font-weight-asian="bold" style:font-name-complex="Arial"/>
    </style:style>
    <style:style style:name="P106" style:family="paragraph" style:parent-style-name="Standard">
      <style:paragraph-properties fo:text-align="justify" style:justify-single-word="false"/>
      <style:text-properties style:font-name="Arial" fo:language="en" fo:country="US" fo:font-weight="bold" officeooo:rsid="0016a48f" officeooo:paragraph-rsid="008561c8" style:font-weight-asian="bold" style:font-name-complex="Arial"/>
    </style:style>
    <style:style style:name="P107" style:family="paragraph" style:parent-style-name="Standard">
      <style:paragraph-properties fo:text-align="justify" style:justify-single-word="false"/>
      <style:text-properties style:font-name="Arial" fo:language="en" fo:country="US" fo:font-weight="bold" officeooo:rsid="0016a48f" officeooo:paragraph-rsid="001329c4" style:font-weight-asian="bold" style:font-name-complex="Arial"/>
    </style:style>
    <style:style style:name="P108" style:family="paragraph" style:parent-style-name="Standard">
      <style:paragraph-properties fo:text-align="justify" style:justify-single-word="false"/>
      <style:text-properties style:font-name="Arial" fo:language="en" fo:country="US" fo:font-weight="bold" officeooo:rsid="0017e031" officeooo:paragraph-rsid="0017e031" style:font-weight-asian="bold" style:font-name-complex="Arial"/>
    </style:style>
    <style:style style:name="P109" style:family="paragraph" style:parent-style-name="Standard">
      <style:paragraph-properties fo:text-align="justify" style:justify-single-word="false"/>
      <style:text-properties style:font-name="Arial" fo:language="en" fo:country="US" fo:font-weight="bold" officeooo:rsid="001cdff9" officeooo:paragraph-rsid="001cdff9" style:font-weight-asian="bold" style:font-name-complex="Arial"/>
    </style:style>
    <style:style style:name="P110" style:family="paragraph" style:parent-style-name="Standard">
      <style:paragraph-properties fo:text-align="justify" style:justify-single-word="false"/>
      <style:text-properties style:font-name="Arial" fo:language="en" fo:country="US" fo:font-weight="bold" officeooo:rsid="001cdff9" officeooo:paragraph-rsid="0060327d" style:font-weight-asian="bold" style:font-name-complex="Arial"/>
    </style:style>
    <style:style style:name="P111" style:family="paragraph" style:parent-style-name="Standard">
      <style:paragraph-properties fo:text-align="justify" style:justify-single-word="false"/>
      <style:text-properties style:font-name="Arial" fo:language="en" fo:country="US" fo:font-weight="bold" officeooo:rsid="001e9663" officeooo:paragraph-rsid="001d8d97" style:font-weight-asian="bold" style:font-name-complex="Arial"/>
    </style:style>
    <style:style style:name="P112" style:family="paragraph" style:parent-style-name="Standard">
      <style:paragraph-properties fo:text-align="justify" style:justify-single-word="false"/>
      <style:text-properties style:font-name="Arial" fo:language="en" fo:country="US" fo:font-weight="bold" officeooo:rsid="001e9663" officeooo:paragraph-rsid="001e9663" style:font-weight-asian="bold" style:font-name-complex="Arial"/>
    </style:style>
    <style:style style:name="P113" style:family="paragraph" style:parent-style-name="Standard">
      <style:paragraph-properties fo:text-align="justify" style:justify-single-word="false"/>
      <style:text-properties style:font-name="Arial" fo:language="en" fo:country="US" fo:font-weight="bold" officeooo:rsid="001eff78" officeooo:paragraph-rsid="001eff78" style:font-weight-asian="bold" style:font-name-complex="Arial"/>
    </style:style>
    <style:style style:name="P114" style:family="paragraph" style:parent-style-name="Standard">
      <style:paragraph-properties fo:text-align="justify" style:justify-single-word="false"/>
      <style:text-properties style:font-name="Arial" fo:language="en" fo:country="US" fo:font-weight="bold" officeooo:rsid="001eff78" officeooo:paragraph-rsid="001e9663" style:font-weight-asian="bold" style:font-name-complex="Arial"/>
    </style:style>
    <style:style style:name="P115" style:family="paragraph" style:parent-style-name="Standard">
      <style:paragraph-properties fo:text-align="justify" style:justify-single-word="false"/>
      <style:text-properties style:font-name="Arial" fo:language="en" fo:country="US" fo:font-weight="bold" officeooo:rsid="00232c36" officeooo:paragraph-rsid="005661ee" style:font-weight-asian="bold" style:font-name-complex="Arial"/>
    </style:style>
    <style:style style:name="P116" style:family="paragraph" style:parent-style-name="Standard">
      <style:paragraph-properties fo:text-align="justify" style:justify-single-word="false"/>
      <style:text-properties style:font-name="Arial" fo:language="en" fo:country="US" fo:font-weight="bold" officeooo:rsid="0060327d" officeooo:paragraph-rsid="0060327d" style:font-weight-asian="bold" style:font-name-complex="Arial"/>
    </style:style>
    <style:style style:name="P117" style:family="paragraph" style:parent-style-name="Standard">
      <style:paragraph-properties fo:text-align="justify" style:justify-single-word="false"/>
      <style:text-properties style:font-name="Arial" fo:language="en" fo:country="US" fo:font-weight="bold" officeooo:rsid="0066b5db" officeooo:paragraph-rsid="0066b5db" style:font-weight-asian="bold" style:font-name-complex="Arial"/>
    </style:style>
    <style:style style:name="P118" style:family="paragraph" style:parent-style-name="Standard">
      <style:paragraph-properties fo:text-align="justify" style:justify-single-word="false"/>
      <style:text-properties style:font-name="Arial" fo:language="en" fo:country="US" fo:font-weight="bold" officeooo:rsid="001b06de" officeooo:paragraph-rsid="0017e031" style:font-weight-asian="bold" style:font-name-complex="Arial"/>
    </style:style>
    <style:style style:name="P119" style:family="paragraph" style:parent-style-name="Standard">
      <style:paragraph-properties fo:text-align="justify" style:justify-single-word="false"/>
      <style:text-properties style:font-name="Arial" fo:language="en" fo:country="US" fo:font-weight="bold" officeooo:rsid="0084fd8a" officeooo:paragraph-rsid="0084fd8a" style:font-weight-asian="bold" style:font-name-complex="Arial"/>
    </style:style>
    <style:style style:name="P120" style:family="paragraph" style:parent-style-name="Standard">
      <style:paragraph-properties fo:text-align="justify" style:justify-single-word="false"/>
      <style:text-properties style:font-name="Arial" fo:language="en" fo:country="US" fo:font-weight="bold" officeooo:rsid="001329c4" officeooo:paragraph-rsid="001329c4" style:font-weight-asian="bold" style:font-name-complex="Arial"/>
    </style:style>
    <style:style style:name="P121" style:family="paragraph" style:parent-style-name="Standard">
      <style:paragraph-properties fo:text-align="justify" style:justify-single-word="false"/>
      <style:text-properties style:font-name="Arial" fo:language="en" fo:country="US" fo:font-weight="bold" officeooo:rsid="008561c8" officeooo:paragraph-rsid="008561c8" style:font-weight-asian="bold" style:font-name-complex="Arial"/>
    </style:style>
    <style:style style:name="P122" style:family="paragraph" style:parent-style-name="Standard">
      <style:paragraph-properties fo:text-align="justify" style:justify-single-word="false"/>
      <style:text-properties style:font-name="Arial" fo:language="en" fo:country="US" fo:font-weight="bold" officeooo:rsid="0088661b" officeooo:paragraph-rsid="0088661b" style:font-weight-asian="bold" style:font-name-complex="Arial"/>
    </style:style>
    <style:style style:name="P123" style:family="paragraph" style:parent-style-name="Standard">
      <style:paragraph-properties fo:text-align="justify" style:justify-single-word="false"/>
      <style:text-properties style:font-name="Arial" fo:language="en" fo:country="US" fo:font-weight="bold" officeooo:rsid="006dc6b8" officeooo:paragraph-rsid="006dc6b8" style:font-weight-asian="bold" style:font-name-complex="Arial"/>
    </style:style>
    <style:style style:name="P124" style:family="paragraph" style:parent-style-name="Standard">
      <style:paragraph-properties fo:text-align="justify" style:justify-single-word="false"/>
      <style:text-properties style:font-name="Arial" fo:language="en" fo:country="US" fo:font-weight="bold" officeooo:rsid="0088f1bd" officeooo:paragraph-rsid="0088f1bd" style:font-weight-asian="bold" style:font-name-complex="Arial"/>
    </style:style>
    <style:style style:name="P125" style:family="paragraph" style:parent-style-name="Standard">
      <style:paragraph-properties fo:text-align="justify" style:justify-single-word="false"/>
      <style:text-properties style:font-name="Arial" fo:language="en" fo:country="US" fo:font-weight="bold" officeooo:rsid="002dc78f" officeooo:paragraph-rsid="002dc78f" style:font-weight-asian="bold" style:font-name-complex="Arial"/>
    </style:style>
    <style:style style:name="P126" style:family="paragraph" style:parent-style-name="Standard">
      <style:paragraph-properties fo:text-align="justify" style:justify-single-word="false"/>
      <style:text-properties style:font-name="Arial" fo:language="en" fo:country="US" fo:font-weight="bold" officeooo:rsid="002dc78f" officeooo:paragraph-rsid="008a2f68" style:font-weight-asian="bold" style:font-name-complex="Arial"/>
    </style:style>
    <style:style style:name="P127" style:family="paragraph" style:parent-style-name="Standard">
      <style:paragraph-properties fo:text-align="justify" style:justify-single-word="false"/>
      <style:text-properties style:font-name="Arial" fo:language="en" fo:country="US" fo:font-weight="bold" officeooo:rsid="008a2f68" officeooo:paragraph-rsid="008a2f68" style:font-weight-asian="bold" style:font-name-complex="Arial"/>
    </style:style>
    <style:style style:name="P128" style:family="paragraph" style:parent-style-name="Standard">
      <style:paragraph-properties fo:text-align="justify" style:justify-single-word="false"/>
      <style:text-properties style:font-name="Arial" fo:language="en" fo:country="US" fo:font-weight="bold" officeooo:rsid="008ad9b2" officeooo:paragraph-rsid="008ad9b2" style:font-weight-asian="bold" style:font-name-complex="Arial"/>
    </style:style>
    <style:style style:name="P129" style:family="paragraph" style:parent-style-name="Standard">
      <style:paragraph-properties fo:text-align="justify" style:justify-single-word="false"/>
      <style:text-properties style:font-name="Arial" fo:language="en" fo:country="US" fo:font-weight="bold" officeooo:rsid="008daf61" officeooo:paragraph-rsid="008daf61" style:font-weight-asian="bold" style:font-name-complex="Arial"/>
    </style:style>
    <style:style style:name="P130" style:family="paragraph" style:parent-style-name="Standard">
      <style:paragraph-properties fo:text-align="justify" style:justify-single-word="false"/>
      <style:text-properties style:font-name="Arial" fo:language="en" fo:country="US" style:text-underline-style="solid" style:text-underline-width="auto" style:text-underline-color="font-color" fo:font-weight="bold" officeooo:rsid="00797c85" officeooo:paragraph-rsid="00797c85" style:font-weight-asian="bold" style:font-name-complex="Arial"/>
    </style:style>
    <style:style style:name="P131" style:family="paragraph" style:parent-style-name="Standard">
      <style:text-properties fo:color="#0000ff" style:font-name="Arial" fo:font-size="8pt" fo:language="en" fo:country="US" fo:font-weight="bold" officeooo:rsid="00160a9c" officeooo:paragraph-rsid="00160a9c" style:font-size-asian="8pt" style:font-weight-asian="bold" style:font-name-complex="Arial" style:font-size-complex="8pt"/>
    </style:style>
    <style:style style:name="P132" style:family="paragraph" style:parent-style-name="Standard">
      <style:text-properties fo:color="#0000ff" style:font-name="Arial" fo:font-size="8pt" fo:language="en" fo:country="US" fo:font-weight="bold" officeooo:rsid="00160a9c" officeooo:paragraph-rsid="00401fab" style:font-size-asian="8pt" style:font-weight-asian="bold" style:font-name-complex="Arial" style:font-size-complex="8pt"/>
    </style:style>
    <style:style style:name="P133" style:family="paragraph" style:parent-style-name="Standard">
      <style:text-properties fo:color="#0000ff" style:font-name="Arial" fo:font-size="8pt" fo:language="en" fo:country="US" fo:font-weight="bold" officeooo:rsid="00160a9c" officeooo:paragraph-rsid="00848f70" style:font-size-asian="8pt" style:font-weight-asian="bold" style:font-name-complex="Arial" style:font-size-complex="8pt"/>
    </style:style>
    <style:style style:name="P134" style:family="paragraph" style:parent-style-name="Standard">
      <style:text-properties fo:color="#0000ff" style:font-name="Arial" fo:font-size="8pt" fo:language="en" fo:country="US" fo:font-weight="bold" officeooo:rsid="00160a9c" officeooo:paragraph-rsid="0084fd8a" style:font-size-asian="8pt" style:font-weight-asian="bold" style:font-name-complex="Arial" style:font-size-complex="8pt"/>
    </style:style>
    <style:style style:name="P135" style:family="paragraph" style:parent-style-name="Standard">
      <style:text-properties fo:color="#0000ff" style:font-name="Arial" fo:font-size="8pt" fo:language="en" fo:country="US" fo:font-weight="bold" officeooo:rsid="00160a9c" officeooo:paragraph-rsid="008561c8" style:font-size-asian="8pt" style:font-weight-asian="bold" style:font-name-complex="Arial" style:font-size-complex="8pt"/>
    </style:style>
    <style:style style:name="P136" style:family="paragraph" style:parent-style-name="Standard">
      <style:text-properties fo:color="#0000ff" style:font-name="Arial" fo:font-size="8pt" fo:language="en" fo:country="US" fo:font-weight="bold" officeooo:rsid="00198ad1" officeooo:paragraph-rsid="00198ad1" style:font-size-asian="8pt" style:font-weight-asian="bold" style:font-name-complex="Arial" style:font-size-complex="8pt"/>
    </style:style>
    <style:style style:name="P137" style:family="paragraph" style:parent-style-name="Standard">
      <style:text-properties fo:color="#0000ff" style:font-name="Arial" fo:font-size="8pt" fo:language="en" fo:country="US" fo:font-weight="bold" officeooo:rsid="0084fd8a" officeooo:paragraph-rsid="0084fd8a" style:font-size-asian="8pt" style:font-weight-asian="bold" style:font-name-complex="Arial" style:font-size-complex="8pt"/>
    </style:style>
    <style:style style:name="P138" style:family="paragraph" style:parent-style-name="Standard">
      <style:text-properties fo:color="#0000ff" style:font-name="Arial" fo:font-size="8pt" fo:language="en" fo:country="US" fo:font-weight="bold" officeooo:rsid="0084fd8a" officeooo:paragraph-rsid="008561c8" style:font-size-asian="8pt" style:font-weight-asian="bold" style:font-name-complex="Arial" style:font-size-complex="8pt"/>
    </style:style>
    <style:style style:name="P139" style:family="paragraph" style:parent-style-name="Standard">
      <style:text-properties fo:color="#0000ff" style:font-name="Arial" fo:font-size="8pt" fo:language="en" fo:country="US" fo:font-weight="bold" officeooo:rsid="008561c8" officeooo:paragraph-rsid="008561c8" style:font-size-asian="8pt" style:font-weight-asian="bold" style:font-name-complex="Arial" style:font-size-complex="8pt"/>
    </style:style>
    <style:style style:name="P140" style:family="paragraph" style:parent-style-name="Standard">
      <style:text-properties fo:color="#0000ff" style:font-name="Arial" fo:font-size="8pt" fo:language="en" fo:country="US" fo:font-weight="bold" officeooo:rsid="008561c8" officeooo:paragraph-rsid="00198ad1" style:font-size-asian="8pt" style:font-weight-asian="bold" style:font-name-complex="Arial" style:font-size-complex="8pt"/>
    </style:style>
    <style:style style:name="P141" style:family="paragraph" style:parent-style-name="Standard">
      <style:text-properties fo:color="#0000ff" style:font-name="Arial" fo:font-size="8pt" fo:language="en" fo:country="US" fo:font-weight="bold" officeooo:rsid="001b06de" officeooo:paragraph-rsid="00198ad1" style:font-size-asian="8pt" style:font-weight-asian="bold" style:font-name-complex="Arial" style:font-size-complex="8pt"/>
    </style:style>
    <style:style style:name="P142" style:family="paragraph" style:parent-style-name="Standard">
      <style:text-properties fo:color="#0000ff" style:font-name="Arial" fo:font-size="8pt" fo:language="en" fo:country="US" fo:font-weight="bold" officeooo:rsid="00600bfa" officeooo:paragraph-rsid="00198ad1" style:font-size-asian="8pt" style:font-weight-asian="bold" style:font-name-complex="Arial" style:font-size-complex="8pt"/>
    </style:style>
    <style:style style:name="P143" style:family="paragraph" style:parent-style-name="Standard">
      <style:text-properties fo:color="#0000ff" style:font-name="Arial" fo:font-size="8pt" fo:language="en" fo:country="US" fo:font-weight="bold" officeooo:rsid="008daf61" officeooo:paragraph-rsid="008daf61" style:font-size-asian="8pt" style:font-weight-asian="bold" style:font-name-complex="Arial" style:font-size-complex="8pt"/>
    </style:style>
    <style:style style:name="P144" style:family="paragraph" style:parent-style-name="Standard">
      <style:text-properties fo:color="#0000ff" style:font-name="Arial" fo:font-size="8pt" fo:language="en" fo:country="US" fo:font-weight="bold" officeooo:rsid="008daf61" officeooo:paragraph-rsid="008daf61" style:font-size-asian="8pt" style:font-weight-asian="bold" style:font-name-complex="Arial" style:font-size-complex="8pt" style:font-weight-complex="bold"/>
    </style:style>
    <style:style style:name="P145" style:family="paragraph" style:parent-style-name="Standard">
      <style:text-properties fo:color="#0000ff" style:font-name="Arial" fo:font-size="8pt" fo:language="en" fo:country="US" fo:font-weight="bold" officeooo:rsid="008daf61" officeooo:paragraph-rsid="00906323" style:font-size-asian="8pt" style:font-weight-asian="bold" style:font-name-complex="Arial" style:font-size-complex="8pt" style:font-weight-complex="bold"/>
    </style:style>
    <style:style style:name="P146" style:family="paragraph" style:parent-style-name="Standard">
      <style:text-properties fo:color="#0000ff" style:font-name="Arial" fo:font-size="8pt" fo:language="en" fo:country="US" fo:font-weight="bold" officeooo:rsid="00160a9c" officeooo:paragraph-rsid="00925ef0" style:font-size-asian="8pt" style:font-weight-asian="bold" style:font-name-complex="Arial" style:font-size-complex="8pt" style:font-weight-complex="bold"/>
    </style:style>
    <style:style style:name="P147" style:family="paragraph" style:parent-style-name="Standard">
      <style:text-properties fo:color="#0000ff" style:font-name="Arial" fo:font-size="8pt" fo:language="en" fo:country="US" fo:font-weight="bold" officeooo:rsid="00925ef0" officeooo:paragraph-rsid="00925ef0" style:font-size-asian="8pt" style:font-weight-asian="bold" style:font-name-complex="Arial" style:font-size-complex="8pt"/>
    </style:style>
    <style:style style:name="P148" style:family="paragraph" style:parent-style-name="Standard">
      <style:paragraph-properties fo:text-align="center" style:justify-single-word="false"/>
      <style:text-properties fo:color="#ffffff" style:font-name="Arial" fo:font-size="8pt" fo:language="en" fo:country="US" fo:font-weight="bold" officeooo:rsid="0016a48f" officeooo:paragraph-rsid="0016a48f" style:font-size-asian="8pt" style:font-weight-asian="bold" style:font-name-complex="Arial" style:font-size-complex="8pt" style:font-weight-complex="bold"/>
    </style:style>
    <style:style style:name="P149" style:family="paragraph" style:parent-style-name="Standard">
      <style:paragraph-properties fo:text-align="center" style:justify-single-word="false"/>
      <style:text-properties fo:color="#ffffff" style:font-name="Arial" fo:font-size="8pt" fo:language="en" fo:country="US" fo:font-weight="bold" style:font-size-asian="8pt" style:font-weight-asian="bold" style:font-name-complex="Arial" style:font-size-complex="8pt" style:font-weight-complex="bold"/>
    </style:style>
    <style:style style:name="P150" style:family="paragraph" style:parent-style-name="Standard">
      <style:paragraph-properties fo:text-align="center" style:justify-single-word="false"/>
      <style:text-properties fo:color="#ffffff" style:font-name="Arial" fo:font-size="8pt" fo:language="en" fo:country="US" fo:font-weight="bold" officeooo:paragraph-rsid="0016a48f" style:font-size-asian="8pt" style:font-weight-asian="bold" style:font-name-complex="Arial" style:font-size-complex="8pt" style:font-weight-complex="bold"/>
    </style:style>
    <style:style style:name="P151" style:family="paragraph" style:parent-style-name="Standard">
      <style:text-properties fo:color="#ff0000" style:font-name="Arial" fo:font-size="8pt" fo:language="en" fo:country="US" fo:font-weight="bold" style:font-size-asian="8pt" style:font-weight-asian="bold" style:font-name-complex="Arial" style:font-size-complex="8pt"/>
    </style:style>
    <style:style style:name="P152" style:family="paragraph" style:parent-style-name="Standard">
      <style:text-properties fo:color="#ff0000" style:font-name="Arial" fo:font-size="8pt" fo:language="en" fo:country="US" fo:font-weight="bold" officeooo:rsid="001329c4" officeooo:paragraph-rsid="001329c4" style:font-size-asian="8pt" style:font-weight-asian="bold" style:font-name-complex="Arial" style:font-size-complex="8pt"/>
    </style:style>
    <style:style style:name="P153" style:family="paragraph" style:parent-style-name="Standard">
      <style:text-properties fo:color="#ff0000" style:font-name="Arial" fo:font-size="8pt" fo:language="en" fo:country="US" fo:font-weight="bold" officeooo:rsid="001329c4" officeooo:paragraph-rsid="0084fd8a" style:font-size-asian="8pt" style:font-weight-asian="bold" style:font-name-complex="Arial" style:font-size-complex="8pt"/>
    </style:style>
    <style:style style:name="P154" style:family="paragraph" style:parent-style-name="Standard">
      <style:text-properties fo:color="#ff0000" style:font-name="Arial" fo:font-size="8pt" fo:language="en" fo:country="US" fo:font-weight="bold" officeooo:rsid="001329c4" officeooo:paragraph-rsid="008561c8" style:font-size-asian="8pt" style:font-weight-asian="bold" style:font-name-complex="Arial" style:font-size-complex="8pt"/>
    </style:style>
    <style:style style:name="P155" style:family="paragraph" style:parent-style-name="Standard">
      <style:text-properties fo:color="#ff0000" style:font-name="Arial" fo:font-size="8pt" fo:language="en" fo:country="US" fo:font-weight="bold" officeooo:rsid="001329c4" officeooo:paragraph-rsid="00883592" style:font-size-asian="8pt" style:font-weight-asian="bold" style:font-name-complex="Arial" style:font-size-complex="8pt"/>
    </style:style>
    <style:style style:name="P156" style:family="paragraph" style:parent-style-name="Standard">
      <style:text-properties fo:color="#ff0000" style:font-name="Arial" fo:font-size="8pt" fo:language="en" fo:country="US" fo:font-weight="bold" officeooo:rsid="007d71b0" officeooo:paragraph-rsid="007d71b0" style:font-size-asian="8pt" style:font-weight-asian="bold" style:font-name-complex="Arial" style:font-size-complex="8pt"/>
    </style:style>
    <style:style style:name="P157" style:family="paragraph" style:parent-style-name="Standard">
      <style:text-properties fo:color="#ff0000" style:font-name="Arial" fo:font-size="8pt" fo:language="en" fo:country="US" fo:font-weight="bold" officeooo:rsid="0082d0ae" officeooo:paragraph-rsid="0082d0ae" style:font-size-asian="8pt" style:font-weight-asian="bold" style:font-name-complex="Arial" style:font-size-complex="8pt" style:font-weight-complex="bold"/>
    </style:style>
    <style:style style:name="P158" style:family="paragraph" style:parent-style-name="Standard">
      <style:text-properties fo:color="#ff0000" style:font-name="Arial" fo:font-size="8pt" fo:language="en" fo:country="US" fo:font-weight="bold" officeooo:rsid="0088661b" officeooo:paragraph-rsid="0088661b" style:font-size-asian="8pt" style:font-weight-asian="bold" style:font-name-complex="Arial" style:font-size-complex="8pt" style:font-weight-complex="bold"/>
    </style:style>
    <style:style style:name="P159" style:family="paragraph" style:parent-style-name="Standard">
      <style:text-properties fo:color="#ff0000" style:font-name="Arial" fo:font-size="8pt" fo:language="en" fo:country="US" fo:font-weight="bold" officeooo:rsid="0088661b" officeooo:paragraph-rsid="008ad9b2" style:font-size-asian="8pt" style:font-weight-asian="bold" style:font-name-complex="Arial" style:font-size-complex="8pt" style:font-weight-complex="bold"/>
    </style:style>
    <style:style style:name="P160" style:family="paragraph" style:parent-style-name="Standard">
      <style:text-properties fo:color="#ff0000" style:font-name="Arial" fo:font-size="8pt" fo:language="en" fo:country="US" fo:font-weight="bold" officeooo:rsid="0088f1bd" officeooo:paragraph-rsid="0088f1bd" style:font-size-asian="8pt" style:font-weight-asian="bold" style:font-name-complex="Arial" style:font-size-complex="8pt" style:font-weight-complex="bold"/>
    </style:style>
    <style:style style:name="P161" style:family="paragraph" style:parent-style-name="Standard">
      <style:text-properties fo:color="#ff0000" style:font-name="Arial" fo:font-size="8pt" fo:language="en" fo:country="US" fo:font-weight="bold" officeooo:rsid="0088f1bd" officeooo:paragraph-rsid="0088f1bd" style:font-size-asian="8pt" style:font-weight-asian="bold" style:font-name-complex="Arial" style:font-size-complex="8pt"/>
    </style:style>
    <style:style style:name="P162" style:family="paragraph" style:parent-style-name="Standard">
      <style:text-properties fo:color="#ff0000" style:font-name="Arial" fo:font-size="8pt" fo:language="en" fo:country="US" fo:font-weight="bold" officeooo:rsid="008a2f68" officeooo:paragraph-rsid="008a2f68" style:font-size-asian="8pt" style:font-weight-asian="bold" style:font-name-complex="Arial" style:font-size-complex="8pt"/>
    </style:style>
    <style:style style:name="P163" style:family="paragraph" style:parent-style-name="Standard">
      <style:text-properties fo:color="#ff0000" style:font-name="Arial" fo:font-size="8pt" fo:language="en" fo:country="US" fo:font-weight="bold" officeooo:rsid="008a2f68" officeooo:paragraph-rsid="008ad9b2" style:font-size-asian="8pt" style:font-weight-asian="bold" style:font-name-complex="Arial" style:font-size-complex="8pt"/>
    </style:style>
    <style:style style:name="P164" style:family="paragraph" style:parent-style-name="Standard">
      <style:text-properties fo:color="#ff0000" style:font-name="Arial" fo:font-size="8pt" fo:language="en" fo:country="US" fo:font-weight="bold" officeooo:rsid="008a2f68" officeooo:paragraph-rsid="0088661b" style:font-size-asian="8pt" style:font-weight-asian="bold" style:font-name-complex="Arial" style:font-size-complex="8pt"/>
    </style:style>
    <style:style style:name="P165" style:family="paragraph" style:parent-style-name="Standard">
      <style:text-properties fo:color="#ff0000" style:font-name="Arial" fo:font-size="8pt" fo:language="en" fo:country="US" fo:font-weight="bold" officeooo:rsid="0016a48f" style:font-size-asian="8pt" style:font-weight-asian="bold" style:font-name-complex="Arial" style:font-size-complex="8pt"/>
    </style:style>
    <style:style style:name="P166" style:family="paragraph" style:parent-style-name="Standard">
      <style:text-properties fo:color="#ff0000" style:font-name="Arial" fo:font-size="8pt" fo:language="en" fo:country="US" fo:font-weight="bold" officeooo:rsid="008ad9b2" officeooo:paragraph-rsid="0088661b" style:font-size-asian="8pt" style:font-weight-asian="bold" style:font-name-complex="Arial" style:font-size-complex="8pt"/>
    </style:style>
    <style:style style:name="P167" style:family="paragraph" style:parent-style-name="Standard">
      <style:text-properties fo:color="#ff0000" style:font-name="Arial" fo:font-size="8pt" fo:language="en" fo:country="US" fo:font-weight="bold" officeooo:rsid="008daf61" officeooo:paragraph-rsid="008daf61" style:font-size-asian="8pt" style:font-weight-asian="bold" style:font-name-complex="Arial" style:font-size-complex="8pt"/>
    </style:style>
    <style:style style:name="P168" style:family="paragraph" style:parent-style-name="Standard">
      <style:text-properties fo:color="#ff0000" style:font-name="Arial" fo:font-size="8pt" fo:language="en" fo:country="US" fo:font-weight="bold" officeooo:rsid="00906323" officeooo:paragraph-rsid="00906323" style:font-size-asian="8pt" style:font-weight-asian="bold" style:font-name-complex="Arial" style:font-size-complex="8pt"/>
    </style:style>
    <style:style style:name="P169" style:family="paragraph" style:parent-style-name="Standard">
      <style:text-properties fo:color="#000000" style:font-name="Arial" fo:font-size="8pt" fo:language="en" fo:country="US" fo:font-weight="bold" officeooo:rsid="0088661b" officeooo:paragraph-rsid="0088661b" style:font-size-asian="8pt" style:font-weight-asian="bold" style:font-name-complex="Arial" style:font-size-complex="8pt" style:font-weight-complex="bold"/>
    </style:style>
    <style:style style:name="P170" style:family="paragraph" style:parent-style-name="Standard">
      <style:text-properties fo:color="#000000" style:font-name="Arial" fo:font-size="8pt" fo:language="en" fo:country="US" fo:font-weight="bold" officeooo:rsid="0088f1bd" officeooo:paragraph-rsid="0088f1bd" style:font-size-asian="8pt" style:font-weight-asian="bold" style:font-name-complex="Arial" style:font-size-complex="8pt" style:font-weight-complex="bold"/>
    </style:style>
    <style:style style:name="P171" style:family="paragraph" style:parent-style-name="Standard">
      <style:text-properties fo:color="#000000" style:font-name="Arial" fo:font-size="8pt" fo:language="en" fo:country="US" fo:font-weight="bold" officeooo:rsid="0082d0ae" officeooo:paragraph-rsid="0082d0ae" style:font-size-asian="8pt" style:font-weight-asian="bold" style:font-name-complex="Arial" style:font-size-complex="8pt"/>
    </style:style>
    <style:style style:name="P172" style:family="paragraph" style:parent-style-name="Standard">
      <style:text-properties fo:color="#000000" style:font-name="Arial" fo:font-size="8pt" fo:language="en" fo:country="US" fo:font-weight="normal" officeooo:rsid="00848f70" officeooo:paragraph-rsid="00848f70" style:font-size-asian="8pt" style:font-weight-asian="normal" style:font-name-complex="Arial" style:font-size-complex="8pt" style:font-weight-complex="normal"/>
    </style:style>
    <style:style style:name="P173" style:family="paragraph" style:parent-style-name="Standard">
      <style:text-properties fo:color="#000000" style:font-name="Arial" fo:font-size="8pt" fo:language="en" fo:country="US" fo:font-weight="normal" officeooo:rsid="00848f70" officeooo:paragraph-rsid="0084fd8a" style:font-size-asian="8pt" style:font-weight-asian="normal" style:font-name-complex="Arial" style:font-size-complex="8pt" style:font-weight-complex="normal"/>
    </style:style>
    <style:style style:name="P174" style:family="paragraph" style:parent-style-name="Standard">
      <style:text-properties fo:color="#000000" style:font-name="Arial" fo:font-size="8pt" fo:language="en" fo:country="US" fo:font-weight="normal" officeooo:rsid="00848f70" officeooo:paragraph-rsid="008561c8" style:font-size-asian="8pt" style:font-weight-asian="normal" style:font-name-complex="Arial" style:font-size-complex="8pt" style:font-weight-complex="normal"/>
    </style:style>
    <style:style style:name="P175" style:family="paragraph" style:parent-style-name="Standard">
      <style:text-properties fo:color="#000000" style:font-name="Arial" fo:font-size="8pt" fo:language="en" fo:country="US" fo:font-weight="normal" officeooo:rsid="0043086f" officeooo:paragraph-rsid="0043086f" style:font-size-asian="8pt" style:font-weight-asian="normal" style:font-name-complex="Arial" style:font-size-complex="8pt" style:font-weight-complex="normal"/>
    </style:style>
    <style:style style:name="P176" style:family="paragraph" style:parent-style-name="Standard">
      <style:paragraph-properties fo:text-align="justify" style:justify-single-word="false"/>
      <style:text-properties fo:language="en" fo:country="US" officeooo:paragraph-rsid="008561c8"/>
    </style:style>
    <style:style style:name="P177" style:family="paragraph" style:parent-style-name="Standard">
      <style:text-properties fo:color="#00cc33" style:font-name="Arial" fo:font-size="8pt" fo:language="en" fo:country="US" fo:font-weight="bold" officeooo:rsid="008f93a6" officeooo:paragraph-rsid="008f93a6" style:font-size-asian="8pt" style:font-weight-asian="bold" style:font-name-complex="Arial" style:font-size-complex="8pt" style:font-weight-complex="bold"/>
    </style:style>
    <style:style style:name="P178" style:family="paragraph" style:parent-style-name="Standard">
      <style:text-properties fo:color="#ff0000" style:font-name="Arial" fo:font-size="8pt" fo:language="en" fo:country="US" fo:font-weight="bold" officeooo:rsid="00906323" officeooo:paragraph-rsid="0088661b" style:font-size-asian="8pt" style:font-weight-asian="bold" style:font-name-complex="Arial" style:font-size-complex="8pt"/>
    </style:style>
    <style:style style:name="P179" style:family="paragraph" style:parent-style-name="Standard">
      <style:paragraph-properties fo:text-align="justify" style:justify-single-word="false"/>
      <style:text-properties style:font-name="Arial" fo:language="en" fo:country="US" fo:font-weight="bold" officeooo:rsid="0088f1bd" officeooo:paragraph-rsid="0088f1bd" style:font-weight-asian="bold" style:font-name-complex="Arial"/>
    </style:style>
    <style:style style:name="T1" style:family="text">
      <style:text-properties officeooo:rsid="0016a48f"/>
    </style:style>
    <style:style style:name="T2" style:family="text">
      <style:text-properties officeooo:rsid="0017e031"/>
    </style:style>
    <style:style style:name="T3" style:family="text">
      <style:text-properties officeooo:rsid="001b06de"/>
    </style:style>
    <style:style style:name="T4" style:family="text">
      <style:text-properties officeooo:rsid="001cdff9"/>
    </style:style>
    <style:style style:name="T5" style:family="text">
      <style:text-properties officeooo:rsid="001d8d97"/>
    </style:style>
    <style:style style:name="T6" style:family="text">
      <style:text-properties officeooo:rsid="001e9663"/>
    </style:style>
    <style:style style:name="T7" style:family="text">
      <style:text-properties officeooo:rsid="001eff78"/>
    </style:style>
    <style:style style:name="T8" style:family="text">
      <style:text-properties officeooo:rsid="00401fab"/>
    </style:style>
    <style:style style:name="T9" style:family="text">
      <style:text-properties officeooo:rsid="00494b7b"/>
    </style:style>
    <style:style style:name="T10" style:family="text">
      <style:text-properties officeooo:rsid="00532b30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17e031"/>
    </style:style>
    <style:style style:name="T13" style:family="text">
      <style:text-properties officeooo:rsid="0054aabe"/>
    </style:style>
    <style:style style:name="T14" style:family="text">
      <style:text-properties officeooo:rsid="0057023c"/>
    </style:style>
    <style:style style:name="T15" style:family="text">
      <style:text-properties officeooo:rsid="00600bfa"/>
    </style:style>
    <style:style style:name="T16" style:family="text">
      <style:text-properties officeooo:rsid="0061d741"/>
    </style:style>
    <style:style style:name="T17" style:family="text">
      <style:text-properties officeooo:rsid="0062e154"/>
    </style:style>
    <style:style style:name="T18" style:family="text">
      <style:text-properties officeooo:rsid="00339f2a"/>
    </style:style>
    <style:style style:name="T19" style:family="text">
      <style:text-properties officeooo:rsid="0081d757"/>
    </style:style>
    <style:style style:name="T20" style:family="text">
      <style:text-properties officeooo:rsid="0082d0ae"/>
    </style:style>
    <style:style style:name="T21" style:family="text">
      <style:text-properties officeooo:rsid="00848f70"/>
    </style:style>
    <style:style style:name="T22" style:family="text">
      <style:text-properties officeooo:rsid="0084fd8a"/>
    </style:style>
    <style:style style:name="T23" style:family="text">
      <style:text-properties officeooo:rsid="008561c8"/>
    </style:style>
    <style:style style:name="T24" style:family="text">
      <style:text-properties officeooo:rsid="00869e7d"/>
    </style:style>
    <style:style style:name="T25" style:family="text">
      <style:text-properties officeooo:rsid="00883592"/>
    </style:style>
    <style:style style:name="T26" style:family="text">
      <style:text-properties officeooo:rsid="0088661b"/>
    </style:style>
    <style:style style:name="T27" style:family="text">
      <style:text-properties officeooo:rsid="0088f1bd"/>
    </style:style>
    <style:style style:name="T28" style:family="text">
      <style:text-properties officeooo:rsid="008a2f68"/>
    </style:style>
    <style:style style:name="T29" style:family="text">
      <style:text-properties officeooo:rsid="008ad9b2"/>
    </style:style>
    <style:style style:name="T30" style:family="text">
      <style:text-properties officeooo:rsid="008daf61"/>
    </style:style>
    <style:style style:name="T31" style:family="text">
      <style:text-properties officeooo:rsid="008f93a6"/>
    </style:style>
    <style:style style:name="T32" style:family="text">
      <style:text-properties officeooo:rsid="00906323"/>
    </style:style>
    <style:style style:name="T33" style:family="text">
      <style:text-properties officeooo:rsid="00925ef0"/>
    </style:style>
    <style:style style:name="fr1" style:family="graphic" style:parent-style-name="Frame">
      <style:graphic-properties fo:margin-left="0.249cm" fo:margin-right="0.249cm" style:run-through="foreground" style:wrap="none" style:vertical-pos="from-top" style:vertical-rel="paragraph" style:horizontal-pos="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fo:margin-left="0.249cm" fo:margin-right="0.249cm" style:run-through="foreground" style:wrap="none" style:vertical-pos="from-top" style:vertical-rel="paragraph" style:horizontal-pos="from-left" style:horizontal-rel="paragraph" fo:background-color="#ffffff" style:background-transparency="100%" style:writing-mode="lr-tb" draw:wrap-influence-on-position="once-successiv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6">CLUSTER</text:p>
      <text:p text:style-name="P176"><draw:frame draw:style-name="fr1" draw:name="Marco6" text:anchor-type="paragraph" svg:y="0.134cm" svg:width="15.954cm" draw:z-index="14"><draw:text-box fo:min-height="2.731cm"><table:table table:name="Tabla6" table:style-name="Tabla6"><table:table-column table:style-name="Tabla6.A"/><table:table-column table:style-name="Tabla6.B"/><table:table-column table:style-name="Tabla6.C"/><table:table-row table:style-name="Tabla6.1"><table:table-cell table:style-name="Tabla6.A1" office:value-type="string"><text:p text:style-name="P148">FIELD</text:p></table:table-cell><table:table-cell table:style-name="Tabla6.A1" office:value-type="string"><text:p text:style-name="P150">T<text:span text:style-name="T1">YPE</text:span></text:p></table:table-cell><table:table-cell table:style-name="Tabla6.C1" office:value-type="string"><text:p text:style-name="P148">DESCRIPTION</text:p></table:table-cell></table:table-row><table:table-row table:style-name="Tabla6.2"><table:table-cell table:style-name="Tabla6.A2" office:value-type="string"><text:p text:style-name="P151">id</text:p></table:table-cell><table:table-cell table:style-name="Tabla6.B2" office:value-type="string"><text:p text:style-name="P152"><text:span text:style-name="T28">p</text:span>rimary key</text:p><text:p text:style-name="P84">integer</text:p><text:p text:style-name="P86">not null</text:p><text:p text:style-name="P95">autoincrement</text:p></table:table-cell><table:table-cell table:style-name="Tabla6.C2" office:value-type="string"><text:p text:style-name="P3">Cluster's Identifier.</text:p></table:table-cell></table:table-row><table:table-row table:style-name="Tabla6.3"><table:table-cell table:style-name="Tabla6.A3" office:value-type="string"><text:p text:style-name="P42">name</text:p></table:table-cell><table:table-cell table:style-name="Tabla6.B3" office:value-type="string"><text:p text:style-name="P62">varchar(255)</text:p></table:table-cell><table:table-cell table:style-name="Tabla6.C3" office:value-type="string"><text:p text:style-name="P3">Name of the Cluster.</text:p></table:table-cell></table:table-row></table:table></draw:text-box></draw:frame></text:p>
      <text:p text:style-name="P120">FIREWALL </text:p>
      <text:p text:style-name="P107"><draw:frame draw:style-name="fr1" draw:name="Marco1" text:anchor-type="paragraph" svg:y="0.127cm" svg:width="15.954cm" draw:z-index="7"><draw:text-box fo:min-height="4.293cm"><table:table table:name="Tabla1" table:style-name="Tabla1"><table:table-column table:style-name="Tabla1.A"/><table:table-column table:style-name="Tabla1.B"/><table:table-column table:style-name="Tabla1.C"/><table:table-row table:style-name="Tabla1.1"><table:table-cell table:style-name="Tabla1.A1" office:value-type="string"><text:p text:style-name="P148">FIELD</text:p></table:table-cell><table:table-cell table:style-name="Tabla1.A1" office:value-type="string"><text:p text:style-name="P149">T<text:span text:style-name="T1">YPE</text:span></text:p></table:table-cell><table:table-cell table:style-name="Tabla1.C1" office:value-type="string"><text:p text:style-name="P148">DESCRIPTION</text:p></table:table-cell></table:table-row><table:table-row table:style-name="Tabla1.2"><table:table-cell table:style-name="Tabla1.A2" office:value-type="string"><text:p text:style-name="P151">id</text:p></table:table-cell><table:table-cell table:style-name="Tabla1.B2" office:value-type="string"><text:p text:style-name="P152"><text:span text:style-name="T19">p</text:span>rimary key</text:p><text:p text:style-name="P61">integer</text:p><text:p text:style-name="P83">not null</text:p><text:p text:style-name="P61">autoincrement</text:p></table:table-cell><table:table-cell table:style-name="Tabla1.C2" office:value-type="string"><text:p text:style-name="P3">Firewall's identifier.</text:p></table:table-cell></table:table-row><table:table-row table:style-name="Tabla1.3"><table:table-cell table:style-name="Tabla1.A3" office:value-type="string"><text:p text:style-name="P131">cluster</text:p></table:table-cell><table:table-cell table:style-name="Tabla1.B3" office:value-type="string"><text:p text:style-name="P131"><text:span text:style-name="T19">foreign</text:span> <text:span text:style-name="T19">ke</text:span>y: <text:span text:style-name="T19">cluster(id)</text:span></text:p><text:p text:style-name="P82">integer</text:p><text:p text:style-name="P83">not null, <text:span text:style-name="T20">unsigned</text:span></text:p></table:table-cell><table:table-cell table:style-name="Tabla1.C3" office:value-type="string"><text:p text:style-name="P4">Identifier for the Cluster that contains that Firewall.</text:p></table:table-cell></table:table-row><table:table-row table:style-name="Tabla1.3"><table:table-cell table:style-name="Tabla1.A4" office:value-type="string"><text:p text:style-name="P42">name</text:p></table:table-cell><table:table-cell table:style-name="Tabla1.B4" office:value-type="string"><text:p text:style-name="P62">varchar(255)</text:p></table:table-cell><table:table-cell table:style-name="Tabla1.C4" office:value-type="string"><text:p text:style-name="P3">Name of the Firewall.</text:p></table:table-cell></table:table-row><table:table-row table:style-name="Tabla1.3"><table:table-cell table:style-name="Tabla1.A5" office:value-type="string"><text:p text:style-name="P42"><text:span text:style-name="T19">c</text:span>omment</text:p></table:table-cell><table:table-cell table:style-name="Tabla1.B5" office:value-type="string"><text:p text:style-name="P62">text</text:p></table:table-cell><table:table-cell table:style-name="Tabla1.C5" office:value-type="string"><text:p text:style-name="P6">A text comment.</text:p></table:table-cell></table:table-row></table:table></draw:text-box></draw:frame></text:p>
      <text:p text:style-name="P129">CUSTOMER</text:p>
      <text:p text:style-name="P106"><draw:frame draw:style-name="fr1" draw:name="Marco2" text:anchor-type="paragraph" svg:y="0.072cm" svg:width="15.954cm" draw:z-index="15"><draw:text-box fo:min-height="4.835cm"><table:table table:name="Tabla2" table:style-name="Tabla2"><table:table-column table:style-name="Tabla2.A"/><table:table-column table:style-name="Tabla2.B"/><table:table-column table:style-name="Tabla2.C"/><table:table-row table:style-name="Tabla2.1"><table:table-cell table:style-name="Tabla2.A1" office:value-type="string"><text:p text:style-name="P148">FIELD</text:p></table:table-cell><table:table-cell table:style-name="Tabla2.A1" office:value-type="string"><text:p text:style-name="P149">T<text:span text:style-name="T1">YPE</text:span></text:p></table:table-cell><table:table-cell table:style-name="Tabla2.C1" office:value-type="string"><text:p text:style-name="P148">DESCRIPTION</text:p></table:table-cell></table:table-row><table:table-row table:style-name="Tabla2.2"><table:table-cell table:style-name="Tabla2.A2" office:value-type="string"><text:p text:style-name="P151">id</text:p></table:table-cell><table:table-cell table:style-name="Tabla2.B2" office:value-type="string"><text:p text:style-name="P152"><text:span text:style-name="T20">p</text:span>rimary key</text:p><text:p text:style-name="P61">integer</text:p><text:p text:style-name="P85">not null</text:p><text:p text:style-name="P61">autoincrement</text:p></table:table-cell><table:table-cell table:style-name="Tabla2.C2" office:value-type="string"><text:p text:style-name="P3"><text:span text:style-name="T10">Customer</text:span>'s identifier.</text:p></table:table-cell></table:table-row><table:table-row table:style-name="Tabla2.3"><table:table-cell table:style-name="Tabla2.A3" office:value-type="string"><text:p text:style-name="P58"><text:span text:style-name="T20">n</text:span>ame</text:p></table:table-cell><table:table-cell table:style-name="Tabla2.B3" office:value-type="string"><text:p text:style-name="P63">varchar(255)</text:p></table:table-cell><table:table-cell table:style-name="Tabla2.C3" office:value-type="string"><text:p text:style-name="P39"><text:span text:style-name="T10">Customer's</text:span> name</text:p></table:table-cell></table:table-row><table:table-row table:style-name="Tabla2.3"><table:table-cell table:style-name="Tabla2.A4" office:value-type="string"><text:p text:style-name="P58"><text:span text:style-name="T20">a</text:span>ddress</text:p></table:table-cell><table:table-cell table:style-name="Tabla2.B4" office:value-type="string"><text:p text:style-name="P76">varchar(255)</text:p></table:table-cell><table:table-cell table:style-name="Tabla2.C4" office:value-type="string"><text:p text:style-name="P39"><text:span text:style-name="T10">Customer's</text:span> Address</text:p></table:table-cell></table:table-row><table:table-row table:style-name="Tabla2.3"><table:table-cell table:style-name="Tabla2.A5" office:value-type="string"><text:p text:style-name="P56">cif</text:p></table:table-cell><table:table-cell table:style-name="Tabla2.B5" office:value-type="string"><text:p text:style-name="P76">varchar(255)</text:p></table:table-cell><table:table-cell table:style-name="Tabla2.C5" office:value-type="string"><text:p text:style-name="P39"><text:span text:style-name="T10">Customer's</text:span> CIF</text:p></table:table-cell></table:table-row><table:table-row table:style-name="Tabla2.3"><table:table-cell table:style-name="Tabla2.A6" office:value-type="string"><text:p text:style-name="P58"><text:span text:style-name="T20">t</text:span>elephone</text:p></table:table-cell><table:table-cell table:style-name="Tabla2.B6" office:value-type="string"><text:p text:style-name="P96"><text:span text:style-name="T28">i</text:span>nteger</text:p></table:table-cell><table:table-cell table:style-name="Tabla2.C6" office:value-type="string"><text:p text:style-name="P39"><text:span text:style-name="T10">Customer's</text:span> Telephone.</text:p></table:table-cell></table:table-row><table:table-row table:style-name="Tabla2.3"><table:table-cell table:style-name="Tabla2.A7" office:value-type="string"><text:p text:style-name="P58"><text:span text:style-name="T20">e</text:span>mail</text:p></table:table-cell><table:table-cell table:style-name="Tabla2.B7" office:value-type="string"><text:p text:style-name="P76">varchar(255)</text:p></table:table-cell><table:table-cell table:style-name="Tabla2.C7" office:value-type="string"><text:p text:style-name="P39"><text:span text:style-name="T10">Customer's</text:span> email.</text:p></table:table-cell></table:table-row><table:table-row table:style-name="Tabla2.3"><table:table-cell table:style-name="Tabla2.A8" office:value-type="string"><text:p text:style-name="P53"><text:span text:style-name="T20">w</text:span>eb</text:p></table:table-cell><table:table-cell table:style-name="Tabla2.B8" office:value-type="string"><text:p text:style-name="P76">varchar(255)</text:p></table:table-cell><table:table-cell table:style-name="Tabla2.C8" office:value-type="string"><text:p text:style-name="P20"><text:span text:style-name="T10">Customer's</text:span> web.</text:p></table:table-cell></table:table-row></table:table></draw:text-box></draw:frame></text:p>
      <text:p text:style-name="P105">USER</text:p>
      <text:p text:style-name="P104"><draw:frame draw:style-name="fr1" draw:name="Marco3" text:anchor-type="paragraph" svg:y="0.175cm" svg:width="15.954cm" draw:z-index="8"><draw:text-box fo:min-height="4.835cm"><table:table table:name="Tabla3" table:style-name="Tabla3"><table:table-column table:style-name="Tabla3.A"/><table:table-column table:style-name="Tabla3.B"/><table:table-column table:style-name="Tabla3.C"/><table:table-row table:style-name="Tabla3.1"><table:table-cell table:style-name="Tabla3.A1" office:value-type="string"><text:p text:style-name="P148">FIELD</text:p></table:table-cell><table:table-cell table:style-name="Tabla3.A1" office:value-type="string"><text:p text:style-name="P149">T<text:span text:style-name="T1">YPE</text:span></text:p></table:table-cell><table:table-cell table:style-name="Tabla3.C1" office:value-type="string"><text:p text:style-name="P148">DESCRIPTION</text:p></table:table-cell></table:table-row><table:table-row table:style-name="Tabla3.2"><table:table-cell table:style-name="Tabla3.A2" office:value-type="string"><text:p text:style-name="P151">id</text:p></table:table-cell><table:table-cell table:style-name="Tabla3.B2" office:value-type="string"><text:p text:style-name="P152"><text:span text:style-name="T20">p</text:span>rimary key</text:p><text:p text:style-name="P61">integer</text:p><text:p text:style-name="P85">not null</text:p><text:p text:style-name="P61">autoincrement</text:p></table:table-cell><table:table-cell table:style-name="Tabla3.C2" office:value-type="string"><text:p text:style-name="P3"><text:span text:style-name="T1">User</text:span>'s identifier.</text:p></table:table-cell></table:table-row><table:table-row table:style-name="Tabla3.3"><table:table-cell table:style-name="Tabla3.A3" office:value-type="string"><text:p text:style-name="P143">customer</text:p></table:table-cell><table:table-cell table:style-name="Tabla3.B3" office:value-type="string"><text:p text:style-name="P132"><text:span text:style-name="T20">foreign</text:span> <text:span text:style-name="T20">k</text:span>ey: <text:span text:style-name="T20">costumer(id)</text:span></text:p><text:p text:style-name="P64">integer</text:p><text:p text:style-name="P65">not null, <text:span text:style-name="T20">unsigned</text:span></text:p></table:table-cell><table:table-cell table:style-name="Tabla3.C4" table:number-rows-spanned="2" office:value-type="string"><text:p text:style-name="P5">Identifier for the <text:span text:style-name="T30">Customer</text:span> <text:span text:style-name="T8">the User belongs to.</text:span></text:p><text:p text:style-name="P8"/><text:p text:style-name="P177">Alternate key username, customer</text:p></table:table-cell></table:table-row><table:table-row table:style-name="Tabla3.3"><table:table-cell table:style-name="Tabla3.A4" office:value-type="string"><text:p text:style-name="P44"><text:span text:style-name="T20">u</text:span>sername</text:p></table:table-cell><table:table-cell table:style-name="Tabla3.B4" office:value-type="string"><text:p text:style-name="P63">varchar(255)</text:p></table:table-cell><table:covered-table-cell/></table:table-row><table:table-row table:style-name="Tabla3.3"><table:table-cell table:style-name="Tabla3.A5" office:value-type="string"><text:p text:style-name="P171">allowed_ip</text:p></table:table-cell><table:table-cell table:style-name="Tabla3.B5" office:value-type="string"><text:p text:style-name="P175"><text:span text:style-name="T20">v</text:span>archar(255)</text:p></table:table-cell><table:table-cell table:style-name="Tabla3.C5" office:value-type="string"><text:p text:style-name="P18">Range of IP's separated by commas.</text:p><text:p text:style-name="P18">The user are only allowed to access through that IP's.</text:p><text:p text:style-name="P18">If null, user is allowed freely.</text:p></table:table-cell></table:table-row><table:table-row table:style-name="Tabla3.3"><table:table-cell table:style-name="Tabla3.A6" office:value-type="string"><text:p text:style-name="P43"><text:span text:style-name="T20">n</text:span>ame</text:p></table:table-cell><table:table-cell table:style-name="Tabla3.B6" office:value-type="string"><text:p text:style-name="P61">varchar(255)</text:p></table:table-cell><table:table-cell table:style-name="Tabla3.C6" office:value-type="string"><text:p text:style-name="P7">User's full name.</text:p></table:table-cell></table:table-row><table:table-row table:style-name="Tabla3.3"><table:table-cell table:style-name="Tabla3.A7" office:value-type="string"><text:p text:style-name="P103"><text:span text:style-name="T20">e</text:span>mail</text:p></table:table-cell><table:table-cell table:style-name="Tabla3.B7" office:value-type="string"><text:p text:style-name="P61">varchar(255)</text:p></table:table-cell><table:table-cell table:style-name="Tabla3.C7" office:value-type="string"><text:p text:style-name="P7">User's email.</text:p></table:table-cell></table:table-row><table:table-row table:style-name="Tabla3.3"><table:table-cell table:style-name="Tabla3.A8" office:value-type="string"><text:p text:style-name="P43"><text:span text:style-name="T20">p</text:span>assword</text:p></table:table-cell><table:table-cell table:style-name="Tabla3.B8" office:value-type="string"><text:p text:style-name="P67"><text:span text:style-name="T13">v</text:span>archar(255)</text:p></table:table-cell><table:table-cell table:style-name="Tabla3.C8" office:value-type="string"><text:p text:style-name="P7">User's password.</text:p></table:table-cell></table:table-row><table:table-row table:style-name="Tabla3.3"><table:table-cell table:style-name="Tabla3.A9" office:value-type="string"><text:p text:style-name="P53"><text:span text:style-name="T20">r</text:span>ole</text:p></table:table-cell><table:table-cell table:style-name="Tabla3.B9" office:value-type="string"><text:p text:style-name="P76"><text:span text:style-name="T20">l</text:span>ongtext</text:p></table:table-cell><table:table-cell table:style-name="Tabla3.C9" office:value-type="string"><text:p text:style-name="P18">User's role.</text:p></table:table-cell></table:table-row></table:table></draw:text-box></draw:frame>There is a different configuration in the database due to security controls. Fields may be different.</text:p>
      <text:p text:style-name="P105"/>
      <text:p text:style-name="P105"/>
      <text:p text:style-name="P105"><text:soft-page-break/>USER–FIREWALL</text:p>
      <text:p text:style-name="P105"><draw:frame draw:style-name="fr1" draw:name="Marco4" text:anchor-type="paragraph" svg:y="0.123cm" svg:width="15.954cm" draw:z-index="0"><draw:text-box fo:min-height="2.723cm"><table:table table:name="Tabla4" table:style-name="Tabla4"><table:table-column table:style-name="Tabla4.A"/><table:table-column table:style-name="Tabla4.B"/><table:table-column table:style-name="Tabla4.C"/><table:table-row table:style-name="Tabla4.1"><table:table-cell table:style-name="Tabla4.A1" office:value-type="string"><text:p text:style-name="P148">FIELD</text:p></table:table-cell><table:table-cell table:style-name="Tabla4.A1" office:value-type="string"><text:p text:style-name="P149">T<text:span text:style-name="T1">YPE</text:span></text:p></table:table-cell><table:table-cell table:style-name="Tabla4.C1" office:value-type="string"><text:p text:style-name="P148">DESCRIPTION</text:p></table:table-cell></table:table-row><table:table-row table:style-name="Tabla4.2"><table:table-cell table:style-name="Tabla4.A2" office:value-type="string"><text:p text:style-name="P165">firewall</text:p></table:table-cell><table:table-cell table:style-name="Tabla4.B3" office:value-type="string"><text:p text:style-name="P152"/><text:p text:style-name="P85">integer</text:p><text:p text:style-name="P85">not null, unsigned</text:p><text:p text:style-name="P66"/></table:table-cell><table:table-cell table:style-name="Tabla4.C3" table:number-rows-spanned="2" office:value-type="string"><text:p text:style-name="P157">Primary key <text:span text:style-name="T30">(firewall, user)</text:span></text:p><text:p text:style-name="P144">Foreign key <text:span text:style-name="T31">firewall(id), user(id)</text:span></text:p><text:p text:style-name="P31"/><text:p text:style-name="P31">Both are the firewall and the user's identifier.</text:p></table:table-cell></table:table-row><table:table-row table:style-name="Tabla4.3"><table:table-cell table:style-name="Tabla4.A3" office:value-type="string"><text:p text:style-name="P167">user</text:p></table:table-cell><table:table-cell table:style-name="Tabla4.B3" office:value-type="string"><text:p text:style-name="P85">integer</text:p><text:p text:style-name="P85">not null, unsigned</text:p></table:table-cell><table:covered-table-cell/></table:table-row></table:table></draw:text-box></draw:frame></text:p>
      <text:p text:style-name="P108">INTERFACE</text:p>
      <text:p text:style-name="P118"><draw:frame draw:style-name="fr1" draw:name="Marco5" text:anchor-type="paragraph" svg:y="0.108cm" svg:width="15.954cm" draw:z-index="1"><draw:text-box fo:min-height="4.835cm"><table:table table:name="Tabla5" table:style-name="Tabla5"><table:table-column table:style-name="Tabla5.A"/><table:table-column table:style-name="Tabla5.B"/><table:table-column table:style-name="Tabla5.C"/><table:table-row table:style-name="Tabla5.1"><table:table-cell table:style-name="Tabla5.A1" office:value-type="string"><text:p text:style-name="P148">FIELD</text:p></table:table-cell><table:table-cell table:style-name="Tabla5.A1" office:value-type="string"><text:p text:style-name="P149">T<text:span text:style-name="T1">YPE</text:span></text:p></table:table-cell><table:table-cell table:style-name="Tabla5.C1" office:value-type="string"><text:p text:style-name="P148">DESCRIPTION</text:p></table:table-cell></table:table-row><table:table-row table:style-name="Tabla5.2"><table:table-cell table:style-name="Tabla5.A2" office:value-type="string"><text:p text:style-name="P151">id</text:p></table:table-cell><table:table-cell table:style-name="Tabla5.B2" office:value-type="string"><text:p text:style-name="P152">Primary key</text:p><text:p text:style-name="P87">integer</text:p><text:p text:style-name="P88">not null</text:p><text:p text:style-name="P87">autoincrement</text:p></table:table-cell><table:table-cell table:style-name="Tabla5.C2" office:value-type="string"><text:p text:style-name="P3"><text:span text:style-name="T2">Interface</text:span>'s identifier.</text:p></table:table-cell></table:table-row><table:table-row table:style-name="Tabla5.3"><table:table-cell table:style-name="Tabla5.A3" office:value-type="string"><text:p text:style-name="P136">firewall</text:p></table:table-cell><table:table-cell table:style-name="Tabla5.B3" office:value-type="string"><text:p text:style-name="P133"><text:span text:style-name="T20">foreign</text:span> <text:span text:style-name="T20">k</text:span>ey: <text:span text:style-name="T21">firewall (id)</text:span></text:p><text:p text:style-name="P172">not null, unsigned</text:p></table:table-cell><table:table-cell table:style-name="Tabla5.C3" office:value-type="string"><text:p text:style-name="P2">Identifier for the firewall the interface belongs to.</text:p></table:table-cell></table:table-row><table:table-row table:style-name="Tabla5.3"><table:table-cell table:style-name="Tabla5.A4" office:value-type="string"><text:p text:style-name="P45"><text:span text:style-name="T20">n</text:span>ame</text:p></table:table-cell><table:table-cell table:style-name="Tabla5.B4" office:value-type="string"><text:p text:style-name="P62">varchar(255)</text:p></table:table-cell><table:table-cell table:style-name="Tabla5.C4" office:value-type="string"><text:p text:style-name="P9">The name of the interface object must match exactly the name of the interface of the firewall machine it represents, like "eth0", "eth1", "en0", "br0", and so on. </text:p></table:table-cell></table:table-row><table:table-row table:style-name="Tabla5.3"><table:table-cell table:style-name="Tabla5.A5" office:value-type="string"><text:p text:style-name="P45"><text:span text:style-name="T20">l</text:span>abel</text:p></table:table-cell><table:table-cell table:style-name="Tabla5.B5" office:value-type="string"><text:p text:style-name="P61">varchar(255)</text:p></table:table-cell><table:table-cell table:style-name="Tabla5.C5" office:value-type="string"><text:p text:style-name="P37">The descriptive label.</text:p></table:table-cell></table:table-row><table:table-row table:style-name="Tabla5.3"><table:table-cell table:style-name="Tabla5.A6" office:value-type="string"><text:p text:style-name="P45"><text:span text:style-name="T21">t</text:span>ype</text:p></table:table-cell><table:table-cell table:style-name="Tabla5.B6" office:value-type="string"><text:p text:style-name="P61">varchar(255)</text:p></table:table-cell><table:table-cell table:style-name="Tabla5.C6" office:value-type="string"><text:p text:style-name="P9">Could be External Interface, Unprotected Interface, Regular Interface <text:span text:style-name="T13">or</text:span> Unnumbered Interface.</text:p></table:table-cell></table:table-row><table:table-row table:style-name="Tabla5.3"><table:table-cell table:style-name="Tabla5.A7" office:value-type="string"><text:p text:style-name="P45"><text:span text:style-name="T21">s</text:span>ecurity_<text:span text:style-name="T21">l</text:span>evel</text:p></table:table-cell><table:table-cell table:style-name="Tabla5.B7" office:value-type="string"><text:p text:style-name="P68"><text:span text:style-name="T13">v</text:span>archar(255)</text:p></table:table-cell><table:table-cell table:style-name="Tabla5.C7" office:value-type="string"><text:p text:style-name="P1"><text:span text:style-name="T12">I</text:span><text:span text:style-name="T11">s either </text:span><text:span text:style-name="Emphasis"><text:span text:style-name="T11">External/Internal</text:span></text:span><text:span text:style-name="T11"> or a numeric value between 0 and 100, with 0 being least secure and 100 being most secure. </text:span></text:p></table:table-cell></table:table-row></table:table></draw:text-box></draw:frame></text:p>
      <text:p text:style-name="P109">MAC</text:p>
      <text:p text:style-name="P109"><draw:frame draw:style-name="fr1" draw:name="Marco7" text:anchor-type="paragraph" svg:y="0.176cm" svg:width="15.954cm" draw:z-index="2"><draw:text-box fo:min-height="4.567cm"><table:table table:name="Tabla7" table:style-name="Tabla7"><table:table-column table:style-name="Tabla7.A"/><table:table-column table:style-name="Tabla7.B"/><table:table-column table:style-name="Tabla7.C"/><table:table-row table:style-name="Tabla7.1"><table:table-cell table:style-name="Tabla7.A1" office:value-type="string"><text:p text:style-name="P148">FIELD</text:p></table:table-cell><table:table-cell table:style-name="Tabla7.A1" office:value-type="string"><text:p text:style-name="P149">T<text:span text:style-name="T1">YPE</text:span></text:p></table:table-cell><table:table-cell table:style-name="Tabla7.C1" office:value-type="string"><text:p text:style-name="P148">DESCRIPTION</text:p></table:table-cell></table:table-row><table:table-row table:style-name="Tabla7.2"><table:table-cell table:style-name="Tabla7.A2" office:value-type="string"><text:p text:style-name="P151">id</text:p></table:table-cell><table:table-cell table:style-name="Tabla7.B2" office:value-type="string"><text:p text:style-name="P152"><text:span text:style-name="T21">p</text:span>rimary key</text:p><text:p text:style-name="P87">integer</text:p><text:p text:style-name="P88">not null</text:p><text:p text:style-name="P87">autoincrement</text:p></table:table-cell><table:table-cell table:style-name="Tabla7.C2" office:value-type="string"><text:p text:style-name="P10"><text:span text:style-name="T4">MAC</text:span>'s identifier.</text:p></table:table-cell></table:table-row><table:table-row table:style-name="Tabla7.3"><table:table-cell table:style-name="Tabla7.A3" office:value-type="string"><text:p text:style-name="P141">interface</text:p></table:table-cell><table:table-cell table:style-name="Tabla7.B3" office:value-type="string"><text:p text:style-name="P133"><text:span text:style-name="T20">foreign</text:span> <text:span text:style-name="T20">k</text:span>ey: <text:span text:style-name="T21">interface (id)</text:span></text:p><text:p text:style-name="P172">not null, unsigned</text:p></table:table-cell><table:table-cell table:style-name="Tabla7.C3" office:value-type="string"><text:p text:style-name="P2">Identifier for the <text:span text:style-name="T3">Interface</text:span> the <text:span text:style-name="T4">MAC</text:span> belongs to.</text:p></table:table-cell></table:table-row><table:table-row table:style-name="Tabla7.3"><table:table-cell table:style-name="Tabla7.A4" office:value-type="string"><text:p text:style-name="P45"><text:span text:style-name="T21">n</text:span>ame</text:p></table:table-cell><table:table-cell table:style-name="Tabla7.B4" office:value-type="string"><text:p text:style-name="P62">varchar(255)</text:p></table:table-cell><table:table-cell table:style-name="Tabla7.C4" office:value-type="string"><text:p text:style-name="P12">The name of the object.</text:p></table:table-cell></table:table-row><table:table-row table:style-name="Tabla7.3"><table:table-cell table:style-name="Tabla7.A5" office:value-type="string"><text:p text:style-name="P46"><text:span text:style-name="T21">a</text:span>ddress</text:p></table:table-cell><table:table-cell table:style-name="Tabla7.B5" office:value-type="string"><text:p text:style-name="P61">varchar(255)</text:p></table:table-cell><table:table-cell table:style-name="Tabla7.C5" office:value-type="string"><text:p text:style-name="P10">The <text:span text:style-name="T4">MAC</text:span> Address.</text:p></table:table-cell></table:table-row><table:table-row table:style-name="Tabla7.3"><table:table-cell table:style-name="Tabla7.A6" office:value-type="string"><text:p text:style-name="P46"><text:span text:style-name="T21">c</text:span>omment</text:p></table:table-cell><table:table-cell table:style-name="Tabla7.B6" office:value-type="string"><text:p text:style-name="P69"><text:span text:style-name="T21">t</text:span>ext</text:p></table:table-cell><table:table-cell table:style-name="Tabla7.C6" office:value-type="string"><text:p text:style-name="P10">A text comment.</text:p></table:table-cell></table:table-row></table:table></draw:text-box></draw:frame></text:p>
      <text:p text:style-name="P119">POLICY_G</text:p>
      <text:p text:style-name="P109"><draw:frame draw:style-name="fr1" draw:name="Marco25" text:anchor-type="paragraph" svg:y="0.176cm" svg:width="15.954cm" draw:z-index="9"><draw:text-box fo:min-height="3.907cm"><table:table table:name="Tabla25" table:style-name="Tabla25"><table:table-column table:style-name="Tabla25.A"/><table:table-column table:style-name="Tabla25.B"/><table:table-column table:style-name="Tabla25.C"/><table:table-row table:style-name="Tabla25.1"><table:table-cell table:style-name="Tabla25.A1" office:value-type="string"><text:p text:style-name="P148">FIELD</text:p></table:table-cell><table:table-cell table:style-name="Tabla25.A1" office:value-type="string"><text:p text:style-name="P149">T<text:span text:style-name="T1">YPE</text:span></text:p></table:table-cell><table:table-cell table:style-name="Tabla25.C1" office:value-type="string"><text:p text:style-name="P148">DESCRIPTION</text:p></table:table-cell></table:table-row><table:table-row table:style-name="Tabla25.2"><table:table-cell table:style-name="Tabla25.A2" office:value-type="string"><text:p text:style-name="P151">id</text:p></table:table-cell><table:table-cell table:style-name="Tabla25.B2" office:value-type="string"><text:p text:style-name="P153"><text:span text:style-name="T21">p</text:span>rimary key</text:p><text:p text:style-name="P93">integer</text:p><text:p text:style-name="P89">not null</text:p><text:p text:style-name="P93">autoincrement</text:p></table:table-cell><table:table-cell table:style-name="Tabla25.C2" office:value-type="string"><text:p text:style-name="P10"><text:span text:style-name="T16">Group'</text:span>s identifier.</text:p></table:table-cell></table:table-row><table:table-row table:style-name="Tabla25.3"><table:table-cell table:style-name="Tabla25.A3" office:value-type="string"><text:p text:style-name="P142">firewall</text:p></table:table-cell><table:table-cell table:style-name="Tabla25.B3" office:value-type="string"><text:p text:style-name="P134"><text:span text:style-name="T20">foreign</text:span> <text:span text:style-name="T20">k</text:span>ey: <text:span text:style-name="T22">firewall (id)</text:span></text:p><text:p text:style-name="P173">not null, unsigned</text:p></table:table-cell><table:table-cell table:style-name="Tabla25.C3" office:value-type="string"><text:p text:style-name="P2">Identifier for the <text:span text:style-name="T15">Firewall</text:span> the <text:span text:style-name="T15">group</text:span> belongs to.</text:p></table:table-cell></table:table-row><table:table-row table:style-name="Tabla25.3"><table:table-cell table:style-name="Tabla25.A4" office:value-type="string"><text:p text:style-name="P45"><text:span text:style-name="T22">n</text:span>ame</text:p></table:table-cell><table:table-cell table:style-name="Tabla25.B4" office:value-type="string"><text:p text:style-name="P62">varchar(255)</text:p></table:table-cell><table:table-cell table:style-name="Tabla25.C4" office:value-type="string"><text:p text:style-name="P12">The name of the <text:span text:style-name="T15">group</text:span></text:p></table:table-cell></table:table-row><table:table-row table:style-name="Tabla25.3"><table:table-cell table:style-name="Tabla25.A5" office:value-type="string"><text:p text:style-name="P46"><text:span text:style-name="T22">c</text:span>omment</text:p></table:table-cell><table:table-cell table:style-name="Tabla25.B5" office:value-type="string"><text:p text:style-name="P69"><text:span text:style-name="T22">t</text:span>ext</text:p></table:table-cell><table:table-cell table:style-name="Tabla25.C5" office:value-type="string"><text:p text:style-name="P10">A text comment.</text:p></table:table-cell></table:table-row></table:table></draw:text-box></draw:frame></text:p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19"><text:soft-page-break/>NAT_G</text:p>
      <text:p text:style-name="P116"><draw:frame draw:style-name="fr1" draw:name="Marco29" text:anchor-type="paragraph" svg:y="0.176cm" svg:width="15.954cm" draw:z-index="10"><draw:text-box fo:min-height="3.907cm"><table:table table:name="Tabla29" table:style-name="Tabla29"><table:table-column table:style-name="Tabla29.A"/><table:table-column table:style-name="Tabla29.B"/><table:table-column table:style-name="Tabla29.C"/><table:table-row table:style-name="Tabla29.1"><table:table-cell table:style-name="Tabla29.A1" office:value-type="string"><text:p text:style-name="P148">FIELD</text:p></table:table-cell><table:table-cell table:style-name="Tabla29.A1" office:value-type="string"><text:p text:style-name="P149">T<text:span text:style-name="T1">YPE</text:span></text:p></table:table-cell><table:table-cell table:style-name="Tabla29.C1" office:value-type="string"><text:p text:style-name="P148">DESCRIPTION</text:p></table:table-cell></table:table-row><table:table-row table:style-name="Tabla29.2"><table:table-cell table:style-name="Tabla29.A2" office:value-type="string"><text:p text:style-name="P151">id</text:p></table:table-cell><table:table-cell table:style-name="Tabla29.B2" office:value-type="string"><text:p text:style-name="P153"><text:span text:style-name="T21">p</text:span>rimary key</text:p><text:p text:style-name="P93">integer</text:p><text:p text:style-name="P89">not null</text:p><text:p text:style-name="P93">autoincrement</text:p></table:table-cell><table:table-cell table:style-name="Tabla29.C2" office:value-type="string"><text:p text:style-name="P11"><text:span text:style-name="T16">Group's </text:span>identifier.</text:p></table:table-cell></table:table-row><table:table-row table:style-name="Tabla29.3"><table:table-cell table:style-name="Tabla29.A3" office:value-type="string"><text:p text:style-name="P142">firewall</text:p></table:table-cell><table:table-cell table:style-name="Tabla29.B3" office:value-type="string"><text:p text:style-name="P134"><text:span text:style-name="T20">foreign</text:span> <text:span text:style-name="T20">k</text:span>ey: <text:span text:style-name="T22">firewall (id)</text:span></text:p><text:p text:style-name="P173">not null, unsigned</text:p></table:table-cell><table:table-cell table:style-name="Tabla29.C3" office:value-type="string"><text:p text:style-name="P24">Identifier for the Firewall the group belongs to.</text:p></table:table-cell></table:table-row><table:table-row table:style-name="Tabla29.3"><table:table-cell table:style-name="Tabla29.A4" office:value-type="string"><text:p text:style-name="P45"><text:span text:style-name="T22">n</text:span>ame</text:p></table:table-cell><table:table-cell table:style-name="Tabla29.B4" office:value-type="string"><text:p text:style-name="P62">varchar(255)</text:p></table:table-cell><table:table-cell table:style-name="Tabla29.C4" office:value-type="string"><text:p text:style-name="P24">The name of the group.</text:p></table:table-cell></table:table-row><table:table-row table:style-name="Tabla29.3"><table:table-cell table:style-name="Tabla29.A5" office:value-type="string"><text:p text:style-name="P46"><text:span text:style-name="T22">c</text:span>omment</text:p></table:table-cell><table:table-cell table:style-name="Tabla29.B5" office:value-type="string"><text:p text:style-name="P69"><text:span text:style-name="T22">t</text:span>ext</text:p></table:table-cell><table:table-cell table:style-name="Tabla29.C5" office:value-type="string"><text:p text:style-name="P10">A text comment.</text:p></table:table-cell></table:table-row></table:table></draw:text-box></draw:frame></text:p>
      <text:p text:style-name="P119">ROUTING_G</text:p>
      <text:p text:style-name="P110"><draw:frame draw:style-name="fr2" draw:name="Marco30" text:anchor-type="paragraph" svg:x="0.249cm" svg:y="0.213cm" svg:width="15.954cm" draw:z-index="11"><draw:text-box fo:min-height="3.907cm"><table:table table:name="Tabla30" table:style-name="Tabla30"><table:table-column table:style-name="Tabla30.A"/><table:table-column table:style-name="Tabla30.B"/><table:table-column table:style-name="Tabla30.C"/><table:table-row table:style-name="Tabla30.1"><table:table-cell table:style-name="Tabla30.A1" office:value-type="string"><text:p text:style-name="P148">FIELD</text:p></table:table-cell><table:table-cell table:style-name="Tabla30.A1" office:value-type="string"><text:p text:style-name="P149">T<text:span text:style-name="T1">YPE</text:span></text:p></table:table-cell><table:table-cell table:style-name="Tabla30.C1" office:value-type="string"><text:p text:style-name="P148">DESCRIPTION</text:p></table:table-cell></table:table-row><table:table-row table:style-name="Tabla30.2"><table:table-cell table:style-name="Tabla30.A2" office:value-type="string"><text:p text:style-name="P151">id</text:p></table:table-cell><table:table-cell table:style-name="Tabla30.B2" office:value-type="string"><text:p text:style-name="P153"><text:span text:style-name="T21">p</text:span>rimary key</text:p><text:p text:style-name="P93">integer</text:p><text:p text:style-name="P89">not null</text:p><text:p text:style-name="P93">autoincrement</text:p></table:table-cell><table:table-cell table:style-name="Tabla30.C2" office:value-type="string"><text:p text:style-name="P11"><text:span text:style-name="T16">Group's </text:span>identifier.</text:p></table:table-cell></table:table-row><table:table-row table:style-name="Tabla30.3"><table:table-cell table:style-name="Tabla30.A3" office:value-type="string"><text:p text:style-name="P142">firewall</text:p></table:table-cell><table:table-cell table:style-name="Tabla30.B3" office:value-type="string"><text:p text:style-name="P134"><text:span text:style-name="T20">foreign</text:span> <text:span text:style-name="T20">k</text:span>ey: <text:span text:style-name="T22">firewall (id)</text:span></text:p><text:p text:style-name="P173">not null, unsigned</text:p></table:table-cell><table:table-cell table:style-name="Tabla30.C3" office:value-type="string"><text:p text:style-name="P24">Identifier for the Firewall the group belongs to.</text:p></table:table-cell></table:table-row><table:table-row table:style-name="Tabla30.3"><table:table-cell table:style-name="Tabla30.A4" office:value-type="string"><text:p text:style-name="P45"><text:span text:style-name="T22">n</text:span>ame</text:p></table:table-cell><table:table-cell table:style-name="Tabla30.B4" office:value-type="string"><text:p text:style-name="P62">varchar(255)</text:p></table:table-cell><table:table-cell table:style-name="Tabla30.C4" office:value-type="string"><text:p text:style-name="P24">The name of the group.</text:p></table:table-cell></table:table-row><table:table-row table:style-name="Tabla30.3"><table:table-cell table:style-name="Tabla30.A5" office:value-type="string"><text:p text:style-name="P46"><text:span text:style-name="T22">c</text:span>omment</text:p></table:table-cell><table:table-cell table:style-name="Tabla30.B5" office:value-type="string"><text:p text:style-name="P69"><text:span text:style-name="T22">t</text:span>ext</text:p></table:table-cell><table:table-cell table:style-name="Tabla30.C5" office:value-type="string"><text:p text:style-name="P25">A text comment.</text:p></table:table-cell></table:table-row></table:table></draw:text-box></draw:frame></text:p>
      <text:p text:style-name="P119">POLICY_R</text:p>
      <text:p text:style-name="P111"><draw:frame draw:style-name="fr1" draw:name="Marco8" text:anchor-type="paragraph" svg:y="0.194cm" svg:width="15.954cm" draw:z-index="3"><draw:text-box fo:min-height="4.835cm"><table:table table:name="Tabla8" table:style-name="Tabla8"><table:table-column table:style-name="Tabla8.A"/><table:table-column table:style-name="Tabla8.B"/><table:table-column table:style-name="Tabla8.C"/><table:table-row table:style-name="Tabla8.1"><table:table-cell table:style-name="Tabla8.A1" office:value-type="string"><text:p text:style-name="P148">FIELD</text:p></table:table-cell><table:table-cell table:style-name="Tabla8.A1" office:value-type="string"><text:p text:style-name="P149">T<text:span text:style-name="T1">YPE</text:span></text:p></table:table-cell><table:table-cell table:style-name="Tabla8.C1" office:value-type="string"><text:p text:style-name="P148">DESCRIPTION</text:p></table:table-cell></table:table-row><table:table-row table:style-name="Tabla8.2"><table:table-cell table:style-name="Tabla8.A2" office:value-type="string"><text:p text:style-name="P151">id</text:p></table:table-cell><table:table-cell table:style-name="Tabla8.B2" office:value-type="string"><text:p text:style-name="P153"><text:span text:style-name="T21">p</text:span>rimary key</text:p><text:p text:style-name="P93">integer</text:p><text:p text:style-name="P89">not null</text:p><text:p text:style-name="P93">autoincrement</text:p></table:table-cell><table:table-cell table:style-name="Tabla8.C2" office:value-type="string"><text:p text:style-name="P10"><text:span text:style-name="T6">Rule</text:span>'s identifier.</text:p></table:table-cell></table:table-row><table:table-row table:style-name="Tabla8.3"><table:table-cell table:style-name="Tabla8.A3" office:value-type="string"><text:p text:style-name="P137">group</text:p></table:table-cell><table:table-cell table:style-name="Tabla8.B3" office:value-type="string"><text:p text:style-name="P134"><text:span text:style-name="T20">foreign</text:span> <text:span text:style-name="T20">k</text:span>ey: <text:span text:style-name="T22">group (id)</text:span></text:p><text:p text:style-name="P173">null, unsigned</text:p></table:table-cell><table:table-cell table:style-name="Tabla8.C3" office:value-type="string"><text:p text:style-name="P26">Identifier for the Group the <text:span text:style-name="T5">rule</text:span> belongs to.</text:p></table:table-cell></table:table-row><table:table-row table:style-name="Tabla8.3"><table:table-cell table:style-name="Tabla8.A4" office:value-type="string"><text:p text:style-name="P137">firewall</text:p></table:table-cell><table:table-cell table:style-name="Tabla8.B4" office:value-type="string"><text:p text:style-name="P134"><text:span text:style-name="T20">foreign</text:span> <text:span text:style-name="T20">k</text:span>ey: <text:span text:style-name="T22">firewall (id)</text:span></text:p><text:p text:style-name="P173"><text:span text:style-name="T22">not </text:span>null, unsigned</text:p></table:table-cell><table:table-cell table:style-name="Tabla8.C4" office:value-type="string"><text:p text:style-name="P32">Identifier for the Firewall the rule belongs to.</text:p></table:table-cell></table:table-row><table:table-row table:style-name="Tabla8.3"><table:table-cell table:style-name="Tabla8.A6" office:value-type="string"><text:p text:style-name="P147">interface_in</text:p></table:table-cell><table:table-cell table:style-name="Tabla8.B6" office:value-type="string"><text:p text:style-name="P102">varchar(255)</text:p></table:table-cell><table:table-cell table:style-name="Tabla8.C6" table:number-rows-spanned="2" office:value-type="string"><text:p text:style-name="P40"/><text:p text:style-name="P146"><text:span text:style-name="T33">Foreign</text:span> <text:span text:style-name="T20">k</text:span>ey: <text:span text:style-name="T33">interface(id)</text:span></text:p><text:p text:style-name="P40">The interface <text:span text:style-name="T33">in </text:span>which the information will get through.</text:p><text:p text:style-name="P40"/></table:table-cell></table:table-row><table:table-row table:style-name="Tabla8.3"><table:table-cell table:style-name="Tabla8.A6" office:value-type="string"><text:p text:style-name="P147">interface_out</text:p></table:table-cell><table:table-cell table:style-name="Tabla8.B6" office:value-type="string"><text:p text:style-name="P102">varchar(255)</text:p></table:table-cell><table:covered-table-cell/></table:table-row><table:table-row table:style-name="Tabla8.3"><table:table-cell table:style-name="Tabla8.A7" office:value-type="string"><text:p text:style-name="P47"><text:span text:style-name="T23">o</text:span>rder</text:p></table:table-cell><table:table-cell table:style-name="Tabla8.B7" office:value-type="string"><text:p text:style-name="P70"><text:span text:style-name="T23">i</text:span>nteger</text:p></table:table-cell><table:table-cell table:style-name="Tabla8.C7" office:value-type="string"><text:p text:style-name="P35">The order the rule will be displayed within the firewall.</text:p></table:table-cell></table:table-row><table:table-row table:style-name="Tabla8.3"><table:table-cell table:style-name="Tabla8.A12" office:value-type="string"><text:p text:style-name="P48"><text:span text:style-name="T23">d</text:span>irection</text:p></table:table-cell><table:table-cell table:style-name="Tabla8.B12" office:value-type="string"><text:p text:style-name="P71"><text:span text:style-name="T23">t</text:span>inyint(1)</text:p></table:table-cell><table:table-cell table:style-name="Tabla8.C12" office:value-type="string"><text:p text:style-name="P13">1. Inbound</text:p><text:p text:style-name="P13">2. Outbound</text:p><text:p text:style-name="P13">3. Both</text:p></table:table-cell></table:table-row><table:table-row table:style-name="Tabla8.3"><table:table-cell table:style-name="Tabla8.A12" office:value-type="string"><text:p text:style-name="P49"><text:span text:style-name="T23">a</text:span>ction</text:p></table:table-cell><table:table-cell table:style-name="Tabla8.B12" office:value-type="string"><text:p text:style-name="P71"><text:span text:style-name="T23">t</text:span>inyint(1)</text:p></table:table-cell><table:table-cell table:style-name="Tabla8.C12" office:value-type="string"><text:p text:style-name="P18">1. Accept</text:p><text:p text:style-name="P18">2. Deny</text:p><text:p text:style-name="P18">3. Reject</text:p></table:table-cell></table:table-row><table:table-row table:style-name="Tabla8.3"><table:table-cell table:style-name="Tabla8.A12" office:value-type="string"><text:p text:style-name="P49"><text:span text:style-name="T23">t</text:span>ime_<text:span text:style-name="T9">start</text:span></text:p></table:table-cell><table:table-cell table:style-name="Tabla8.B12" office:value-type="string"><text:p text:style-name="P94">datetime</text:p></table:table-cell><table:table-cell table:style-name="Tabla8.C12" office:value-type="string"><text:p text:style-name="P18">The time and date when the Rule will start.</text:p></table:table-cell></table:table-row><table:table-row table:style-name="Tabla8.3"><table:table-cell table:style-name="Tabla8.A12" office:value-type="string"><text:p text:style-name="P50"><text:span text:style-name="T23">t</text:span>ime_end</text:p></table:table-cell><table:table-cell table:style-name="Tabla8.B12" office:value-type="string"><text:p text:style-name="P94">datetime</text:p></table:table-cell><table:table-cell table:style-name="Tabla8.C12" office:value-type="string"><text:p text:style-name="P18">The time and date when the Rule will end.</text:p></table:table-cell></table:table-row><table:table-row table:style-name="Tabla8.3"><table:table-cell table:style-name="Tabla8.A12" office:value-type="string"><text:p text:style-name="P49"><text:span text:style-name="T23">o</text:span>ptions</text:p></table:table-cell><table:table-cell table:style-name="Tabla8.B12" office:value-type="string"><text:p text:style-name="P72">varchar(255)</text:p></table:table-cell><table:table-cell table:style-name="Tabla8.C12" office:value-type="string"><text:p text:style-name="P15">*</text:p></table:table-cell></table:table-row><table:table-row table:style-name="Tabla8.3"><table:table-cell table:style-name="Tabla8.A13" office:value-type="string"><text:p text:style-name="P49"><text:span text:style-name="T23">c</text:span>omment</text:p></table:table-cell><table:table-cell table:style-name="Tabla8.B13" office:value-type="string"><text:p text:style-name="P73"><text:span text:style-name="T23">t</text:span>ext</text:p></table:table-cell><table:table-cell table:style-name="Tabla8.C13" office:value-type="string"><text:p text:style-name="P14">A text comment.</text:p></table:table-cell></table:table-row></table:table></draw:text-box></draw:frame></text:p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2"><text:soft-page-break/>NAT_<text:span text:style-name="T23">R</text:span></text:p>
      <text:p text:style-name="P114"><draw:frame draw:style-name="fr1" draw:name="Marco9" text:anchor-type="paragraph" svg:y="0.106cm" svg:width="15.954cm" draw:z-index="4"><draw:text-box fo:min-height="4.835cm"><table:table table:name="Tabla9" table:style-name="Tabla9"><table:table-column table:style-name="Tabla9.A"/><table:table-column table:style-name="Tabla9.B"/><table:table-column table:style-name="Tabla9.C"/><table:table-row table:style-name="Tabla9.1"><table:table-cell table:style-name="Tabla9.A1" office:value-type="string"><text:p text:style-name="P148">FIELD</text:p></table:table-cell><table:table-cell table:style-name="Tabla9.A1" office:value-type="string"><text:p text:style-name="P149">T<text:span text:style-name="T1">YPE</text:span></text:p></table:table-cell><table:table-cell table:style-name="Tabla9.C1" office:value-type="string"><text:p text:style-name="P148">DESCRIPTION</text:p></table:table-cell></table:table-row><table:table-row table:style-name="Tabla9.2"><table:table-cell table:style-name="Tabla9.A2" office:value-type="string"><text:p text:style-name="P151">id</text:p></table:table-cell><table:table-cell table:style-name="Tabla9.B2" office:value-type="string"><text:p text:style-name="P154"><text:span text:style-name="T21">p</text:span>rimary key</text:p><text:p text:style-name="P95">integer</text:p><text:p text:style-name="P90">not null</text:p><text:p text:style-name="P95">autoincrement</text:p></table:table-cell><table:table-cell table:style-name="Tabla9.C2" office:value-type="string"><text:p text:style-name="P10"><text:span text:style-name="T7">Rule</text:span>'s identifier.</text:p></table:table-cell></table:table-row><table:table-row table:style-name="Tabla9.3"><table:table-cell table:style-name="Tabla9.A3" office:value-type="string"><text:p text:style-name="P140">group</text:p></table:table-cell><table:table-cell table:style-name="Tabla9.B3" office:value-type="string"><text:p text:style-name="P135"><text:span text:style-name="T20">foreign</text:span> <text:span text:style-name="T20">k</text:span>ey: <text:span text:style-name="T22">group (id)</text:span></text:p><text:p text:style-name="P174">null, unsigned</text:p></table:table-cell><table:table-cell table:style-name="Tabla9.C3" office:value-type="string"><text:p text:style-name="P26">Identifier for the Group the rule belongs to.</text:p></table:table-cell></table:table-row><table:table-row table:style-name="Tabla9.3"><table:table-cell table:style-name="Tabla9.A4" office:value-type="string"><text:p text:style-name="P138">firewall</text:p></table:table-cell><table:table-cell table:style-name="Tabla9.B4" office:value-type="string"><text:p text:style-name="P135"><text:span text:style-name="T20">foreign</text:span> <text:span text:style-name="T20">k</text:span>ey: <text:span text:style-name="T22">firewall (id)</text:span></text:p><text:p text:style-name="P174"><text:span text:style-name="T22">not </text:span>null, unsigned</text:p></table:table-cell><table:table-cell table:style-name="Tabla9.C4" office:value-type="string"><text:p text:style-name="P33">Identifier for the Firewall the rule belongs to.</text:p></table:table-cell></table:table-row><table:table-row table:style-name="Tabla9.3"><table:table-cell table:style-name="Tabla9.A5" office:value-type="string"><text:p text:style-name="P147">interface_in</text:p></table:table-cell><table:table-cell table:style-name="Tabla9.B5" office:value-type="string"><text:p text:style-name="P102">varchar(255)</text:p></table:table-cell><table:table-cell table:style-name="Tabla9.C6" table:number-rows-spanned="2" office:value-type="string"><text:p text:style-name="P40"/><text:p text:style-name="P146"><text:span text:style-name="T33">Foreign</text:span> <text:span text:style-name="T20">k</text:span>ey: <text:span text:style-name="T33">interface(id)</text:span></text:p><text:p text:style-name="P40">The interface <text:span text:style-name="T33">in </text:span>which the information will get through.</text:p><text:p text:style-name="P40"/></table:table-cell></table:table-row><table:table-row table:style-name="Tabla9.3"><table:table-cell table:style-name="Tabla9.A7" office:value-type="string"><text:p text:style-name="P147">interface_out</text:p></table:table-cell><table:table-cell table:style-name="Tabla9.B7" office:value-type="string"><text:p text:style-name="P102">varchar(255)</text:p></table:table-cell><table:covered-table-cell/></table:table-row><table:table-row table:style-name="Tabla9.3"><table:table-cell table:style-name="Tabla9.A7" office:value-type="string"><text:p text:style-name="P47"><text:span text:style-name="T23">o</text:span>rder</text:p></table:table-cell><table:table-cell table:style-name="Tabla9.B7" office:value-type="string"><text:p text:style-name="P70"><text:span text:style-name="T23">i</text:span>nteger</text:p></table:table-cell><table:table-cell table:style-name="Tabla9.C7" office:value-type="string"><text:p text:style-name="P34"><text:span text:style-name="T23">The order the rule will be displayed within the firewall</text:span>.</text:p></table:table-cell></table:table-row><table:table-row table:style-name="Tabla9.3"><table:table-cell table:style-name="Tabla9.A9" office:value-type="string"><text:p text:style-name="P49"><text:span text:style-name="T23">a</text:span>ction</text:p></table:table-cell><table:table-cell table:style-name="Tabla9.B9" office:value-type="string"><text:p text:style-name="P76">Tinyint(1)</text:p></table:table-cell><table:table-cell table:style-name="Tabla9.C9" office:value-type="string"><text:p text:style-name="P19">1. Accept</text:p><text:p text:style-name="P19">2. Deny</text:p><text:p text:style-name="P19">3. Reject</text:p></table:table-cell></table:table-row><table:table-row table:style-name="Tabla9.3"><table:table-cell table:style-name="Tabla9.A9" office:value-type="string"><text:p text:style-name="P57">options</text:p></table:table-cell><table:table-cell table:style-name="Tabla9.B9" office:value-type="string"><text:p text:style-name="P76">varchar(255)</text:p></table:table-cell><table:table-cell table:style-name="Tabla9.C9" office:value-type="string"><text:p text:style-name="P10">*</text:p></table:table-cell></table:table-row><table:table-row table:style-name="Tabla9.3"><table:table-cell table:style-name="Tabla9.A10" office:value-type="string"><text:p text:style-name="P49"><text:span text:style-name="T23">c</text:span>omment</text:p></table:table-cell><table:table-cell table:style-name="Tabla9.B10" office:value-type="string"><text:p text:style-name="P73"><text:span text:style-name="T23">t</text:span>ext</text:p></table:table-cell><table:table-cell table:style-name="Tabla9.C10" office:value-type="string"><text:p text:style-name="P14">A text comment.</text:p></table:table-cell></table:table-row></table:table></draw:text-box></draw:frame></text:p>
      <text:p text:style-name="P113">ROUTING_<text:span text:style-name="T23">R</text:span></text:p>
      <text:p text:style-name="P115"><draw:frame draw:style-name="fr1" draw:name="Marco10" text:anchor-type="paragraph" svg:y="0.176cm" svg:width="15.954cm" draw:z-index="5"><draw:text-box fo:min-height="4.835cm"><table:table table:name="Tabla10" table:style-name="Tabla10"><table:table-column table:style-name="Tabla10.A"/><table:table-column table:style-name="Tabla10.B"/><table:table-column table:style-name="Tabla10.C"/><table:table-row table:style-name="Tabla10.1"><table:table-cell table:style-name="Tabla10.A1" office:value-type="string"><text:p text:style-name="P148">FIELD</text:p></table:table-cell><table:table-cell table:style-name="Tabla10.A1" office:value-type="string"><text:p text:style-name="P149">T<text:span text:style-name="T1">YPE</text:span></text:p></table:table-cell><table:table-cell table:style-name="Tabla10.C1" office:value-type="string"><text:p text:style-name="P148">DESCRIPTION</text:p></table:table-cell></table:table-row><table:table-row table:style-name="Tabla10.2"><table:table-cell table:style-name="Tabla10.A2" office:value-type="string"><text:p text:style-name="P151">id</text:p></table:table-cell><table:table-cell table:style-name="Tabla10.B2" office:value-type="string"><text:p text:style-name="P154"><text:span text:style-name="T21">p</text:span>rimary key</text:p><text:p text:style-name="P95">integer</text:p><text:p text:style-name="P90">not null</text:p><text:p text:style-name="P95">autoincrement</text:p></table:table-cell><table:table-cell table:style-name="Tabla10.C2" office:value-type="string"><text:p text:style-name="P10"><text:span text:style-name="T7">Rule's</text:span> identifier.</text:p></table:table-cell></table:table-row><table:table-row table:style-name="Tabla10.3"><table:table-cell table:style-name="Tabla10.A3" office:value-type="string"><text:p text:style-name="P139">group</text:p></table:table-cell><table:table-cell table:style-name="Tabla10.B3" office:value-type="string"><text:p text:style-name="P135"><text:span text:style-name="T20">foreign</text:span> <text:span text:style-name="T20">k</text:span>ey: <text:span text:style-name="T22">group (id)</text:span></text:p><text:p text:style-name="P174">null, unsigned</text:p></table:table-cell><table:table-cell table:style-name="Tabla10.C3" office:value-type="string"><text:p text:style-name="P2">Identifier for the <text:span text:style-name="T17">Group</text:span> the <text:span text:style-name="T5">rule</text:span> belongs to.</text:p></table:table-cell></table:table-row><table:table-row table:style-name="Tabla10.3"><table:table-cell table:style-name="Tabla10.A4" office:value-type="string"><text:p text:style-name="P138">firewall</text:p></table:table-cell><table:table-cell table:style-name="Tabla10.B4" office:value-type="string"><text:p text:style-name="P135"><text:span text:style-name="T20">foreign</text:span> <text:span text:style-name="T20">k</text:span>ey: <text:span text:style-name="T22">firewall (id)</text:span></text:p><text:p text:style-name="P174"><text:span text:style-name="T22">not </text:span>null, unsigned</text:p></table:table-cell><table:table-cell table:style-name="Tabla10.C4" office:value-type="string"><text:p text:style-name="P33">Identifier for the Firewall the rule belongs to.</text:p></table:table-cell></table:table-row><table:table-row table:style-name="Tabla10.3"><table:table-cell table:style-name="Tabla10.A5" office:value-type="string"><text:p text:style-name="P47"><text:span text:style-name="T23">o</text:span>rder</text:p></table:table-cell><table:table-cell table:style-name="Tabla10.B5" office:value-type="string"><text:p text:style-name="P70"><text:span text:style-name="T23">i</text:span>nteger</text:p></table:table-cell><table:table-cell table:style-name="Tabla10.C5" office:value-type="string"><text:p text:style-name="P34"><text:span text:style-name="T23">The order the rule will be displayed within the firewall</text:span>.</text:p></table:table-cell></table:table-row><table:table-row table:style-name="Tabla10.3"><table:table-cell table:style-name="Tabla10.A6" office:value-type="string"><text:p text:style-name="P51"><text:span text:style-name="T23">m</text:span>etric</text:p></table:table-cell><table:table-cell table:style-name="Tabla10.B6" office:value-type="string"><text:p text:style-name="P74"><text:span text:style-name="T23">i</text:span>nteger</text:p></table:table-cell><table:table-cell table:style-name="Tabla10.C6" office:value-type="string"><text:p text:style-name="P10">*</text:p></table:table-cell></table:table-row><table:table-row table:style-name="Tabla10.3"><table:table-cell table:style-name="Tabla10.A7" office:value-type="string"><text:p text:style-name="P51"><text:span text:style-name="T23">o</text:span>ptions</text:p></table:table-cell><table:table-cell table:style-name="Tabla10.B7" office:value-type="string"><text:p text:style-name="P75">varchar(255)</text:p></table:table-cell><table:table-cell table:style-name="Tabla10.C7" office:value-type="string"><text:p text:style-name="P10">*</text:p></table:table-cell></table:table-row><table:table-row table:style-name="Tabla10.3"><table:table-cell table:style-name="Tabla10.A8" office:value-type="string"><text:p text:style-name="P51"><text:span text:style-name="T23">c</text:span>omment</text:p></table:table-cell><table:table-cell table:style-name="Tabla10.B8" office:value-type="string"><text:p text:style-name="P75"><text:span text:style-name="T23">t</text:span>ext</text:p></table:table-cell><table:table-cell table:style-name="Tabla10.C8" office:value-type="string"><text:p text:style-name="P16">A text comment.</text:p></table:table-cell></table:table-row></table:table></draw:text-box></draw:frame></text:p>
      <text:p text:style-name="P127">ROUTING_R-ROUTING_G</text:p>
      <text:p text:style-name="P127"><draw:frame draw:style-name="fr1" draw:name="Marco15" text:anchor-type="paragraph" svg:y="0.263cm" svg:width="15.954cm" draw:z-index="19"><draw:text-box fo:min-height="2.734cm"><table:table table:name="Tabla15" table:style-name="Tabla15"><table:table-column table:style-name="Tabla15.A"/><table:table-column table:style-name="Tabla15.B"/><table:table-column table:style-name="Tabla15.C"/><table:table-row table:style-name="Tabla15.1"><table:table-cell table:style-name="Tabla15.A1" office:value-type="string"><text:p text:style-name="P148">FIELD</text:p></table:table-cell><table:table-cell table:style-name="Tabla15.A1" office:value-type="string"><text:p text:style-name="P149">T<text:span text:style-name="T1">YPE</text:span></text:p></table:table-cell><table:table-cell table:style-name="Tabla15.C1" office:value-type="string"><text:p text:style-name="P148">DESCRIPTION</text:p></table:table-cell></table:table-row><table:table-row table:style-name="Tabla15.2"><table:table-cell table:style-name="Tabla15.A2" office:value-type="string"><text:p text:style-name="P164">routing_g</text:p></table:table-cell><table:table-cell table:style-name="Tabla15.B3" office:value-type="string"><text:p text:style-name="P100">integer</text:p><text:p text:style-name="P91">not null, unsigned</text:p></table:table-cell><table:table-cell table:style-name="Tabla15.C3" table:number-rows-spanned="2" office:value-type="string"><text:p text:style-name="P158"/><text:p text:style-name="P158">Primary key (<text:span text:style-name="T28">routing_g</text:span>, <text:span text:style-name="T28">routing_r</text:span>)</text:p><text:p text:style-name="P145">Foreign key <text:span text:style-name="T32">routing_g(id), routing_r(id)</text:span></text:p><text:p text:style-name="P145"/><text:p text:style-name="P169">Identifier's for the group and the <text:span text:style-name="T28">routing rule</text:span>.</text:p></table:table-cell></table:table-row><table:table-row table:style-name="Tabla15.3"><table:table-cell table:style-name="Tabla15.A3" office:value-type="string"><text:p text:style-name="P162">routing_r</text:p></table:table-cell><table:table-cell table:style-name="Tabla15.B3" office:value-type="string"><text:p text:style-name="P100"/><text:p text:style-name="P100"><text:span text:style-name="T26">i</text:span>nteger</text:p><text:p text:style-name="P91">not null, unsigned</text:p><text:p text:style-name="P100"/></table:table-cell><table:covered-table-cell/></table:table-row></table:table></draw:text-box></draw:frame></text:p>
      <text:p text:style-name="P128">POLICY_R-POLICY_G</text:p>
      <text:p text:style-name="P128"><draw:frame draw:style-name="fr1" draw:name="Marco16" text:anchor-type="paragraph" svg:y="0.263cm" svg:width="15.954cm" draw:z-index="20"><draw:text-box fo:min-height="2.734cm"><table:table table:name="Tabla16" table:style-name="Tabla16"><table:table-column table:style-name="Tabla16.A"/><table:table-column table:style-name="Tabla16.B"/><table:table-column table:style-name="Tabla16.C"/><table:table-row table:style-name="Tabla16.1"><table:table-cell table:style-name="Tabla16.A1" office:value-type="string"><text:p text:style-name="P148">FIELD</text:p></table:table-cell><table:table-cell table:style-name="Tabla16.A1" office:value-type="string"><text:p text:style-name="P149">T<text:span text:style-name="T1">YPE</text:span></text:p></table:table-cell><table:table-cell table:style-name="Tabla16.C1" office:value-type="string"><text:p text:style-name="P148">DESCRIPTION</text:p></table:table-cell></table:table-row><table:table-row table:style-name="Tabla16.2"><table:table-cell table:style-name="Tabla16.A2" office:value-type="string"><text:p text:style-name="P166">policy_g</text:p></table:table-cell><table:table-cell table:style-name="Tabla16.B3" office:value-type="string"><text:p text:style-name="P100">integer</text:p><text:p text:style-name="P91">not null, unsigned</text:p></table:table-cell><table:table-cell table:style-name="Tabla16.C3" table:number-rows-spanned="2" office:value-type="string"><text:p text:style-name="P158"/><text:p text:style-name="P159">Primary key (<text:span text:style-name="T29">policy_g</text:span>, <text:span text:style-name="T29">policy_r</text:span>)</text:p><text:p text:style-name="P145">Foreign key <text:span text:style-name="T32">policy_g(id), policy_r(id)</text:span></text:p><text:p text:style-name="P158"/><text:p text:style-name="P169">Identifier's for the group and the <text:span text:style-name="T29">policy rule</text:span>.</text:p></table:table-cell></table:table-row><table:table-row table:style-name="Tabla16.3"><table:table-cell table:style-name="Tabla16.A3" office:value-type="string"><text:p text:style-name="P162"><text:span text:style-name="T29">policy</text:span>_r</text:p></table:table-cell><table:table-cell table:style-name="Tabla16.B3" office:value-type="string"><text:p text:style-name="P100"/><text:p text:style-name="P100"><text:span text:style-name="T26">i</text:span>nteger</text:p><text:p text:style-name="P91">not null, unsigned</text:p><text:p text:style-name="P100"/></table:table-cell><table:covered-table-cell/></table:table-row></table:table></draw:text-box></draw:frame></text:p>
      <text:p text:style-name="P115"/>
      <text:p text:style-name="P128"><text:soft-page-break/>NAT_R-NAT_G</text:p>
      <text:p text:style-name="P115"><draw:frame draw:style-name="fr1" draw:name="Marco18" text:anchor-type="paragraph" svg:y="0.263cm" svg:width="15.954cm" draw:z-index="21"><draw:text-box fo:min-height="2.734cm"><table:table table:name="Tabla18" table:style-name="Tabla18"><table:table-column table:style-name="Tabla18.A"/><table:table-column table:style-name="Tabla18.B"/><table:table-column table:style-name="Tabla18.C"/><table:table-row table:style-name="Tabla18.1"><table:table-cell table:style-name="Tabla18.A1" office:value-type="string"><text:p text:style-name="P148">FIELD</text:p></table:table-cell><table:table-cell table:style-name="Tabla18.A1" office:value-type="string"><text:p text:style-name="P149">T<text:span text:style-name="T1">YPE</text:span></text:p></table:table-cell><table:table-cell table:style-name="Tabla18.C1" office:value-type="string"><text:p text:style-name="P148">DESCRIPTION</text:p></table:table-cell></table:table-row><table:table-row table:style-name="Tabla18.2"><table:table-cell table:style-name="Tabla18.A2" office:value-type="string"><text:p text:style-name="P166">nat_g</text:p></table:table-cell><table:table-cell table:style-name="Tabla18.B3" office:value-type="string"><text:p text:style-name="P100">integer</text:p><text:p text:style-name="P91">not null, unsigned</text:p></table:table-cell><table:table-cell table:style-name="Tabla18.C3" table:number-rows-spanned="2" office:value-type="string"><text:p text:style-name="P158"/><text:p text:style-name="P159">Primary key (<text:span text:style-name="T29">nat_g</text:span>, <text:span text:style-name="T29">nat_r</text:span>)</text:p><text:p text:style-name="P145">Foreign key <text:span text:style-name="T32">nat_g(id), nat_r(id)</text:span></text:p><text:p text:style-name="P158"/><text:p text:style-name="P169">Identifier's for the group and the <text:span text:style-name="T29">nat rule</text:span>.</text:p></table:table-cell></table:table-row><table:table-row table:style-name="Tabla18.3"><table:table-cell table:style-name="Tabla18.A3" office:value-type="string"><text:p text:style-name="P163"><text:span text:style-name="T29">nat</text:span>_r</text:p></table:table-cell><table:table-cell table:style-name="Tabla18.B3" office:value-type="string"><text:p text:style-name="P100"/><text:p text:style-name="P100"><text:span text:style-name="T26">i</text:span>nteger</text:p><text:p text:style-name="P91">not null, unsigned</text:p><text:p text:style-name="P100"/></table:table-cell><table:covered-table-cell/></table:table-row></table:table></draw:text-box></draw:frame></text:p>
      <text:p text:style-name="P121">IPOBJ_G</text:p>
      <text:p text:style-name="P121"><draw:frame draw:style-name="fr1" draw:name="Marco17" text:anchor-type="paragraph" svg:y="0.176cm" svg:width="15.954cm" draw:z-index="16"><draw:text-box fo:min-height="2.639cm"><table:table table:name="Tabla17" table:style-name="Tabla17"><table:table-column table:style-name="Tabla17.A"/><table:table-column table:style-name="Tabla17.B"/><table:table-column table:style-name="Tabla17.C"/><table:table-row table:style-name="Tabla17.1"><table:table-cell table:style-name="Tabla17.A1" office:value-type="string"><text:p text:style-name="P148">FIELD</text:p></table:table-cell><table:table-cell table:style-name="Tabla17.A1" office:value-type="string"><text:p text:style-name="P149">T<text:span text:style-name="T1">YPE</text:span></text:p></table:table-cell><table:table-cell table:style-name="Tabla17.C1" office:value-type="string"><text:p text:style-name="P148">DESCRIPTION</text:p></table:table-cell></table:table-row><table:table-row table:style-name="Tabla17.2"><table:table-cell table:style-name="Tabla17.A2" office:value-type="string"><text:p text:style-name="P151">id</text:p></table:table-cell><table:table-cell table:style-name="Tabla17.B2" office:value-type="string"><text:p text:style-name="P154"><text:span text:style-name="T21">p</text:span>rimary key</text:p><text:p text:style-name="P95">integer</text:p><text:p text:style-name="P90">not null</text:p><text:p text:style-name="P95">autoincrement</text:p></table:table-cell><table:table-cell table:style-name="Tabla17.C2" office:value-type="string"><text:p text:style-name="P16"><text:span text:style-name="T14">Group</text:span>'s identifier.</text:p></table:table-cell></table:table-row><table:table-row table:style-name="Tabla17.3"><table:table-cell table:style-name="Tabla17.A3" office:value-type="string"><text:p text:style-name="P52"><text:span text:style-name="T23">n</text:span>ame</text:p></table:table-cell><table:table-cell table:style-name="Tabla17.B3" office:value-type="string"><text:p text:style-name="P72"><text:span text:style-name="T14">v</text:span>archar(255)</text:p></table:table-cell><table:table-cell table:style-name="Tabla17.C3" office:value-type="string"><text:p text:style-name="P21">Name of the group.</text:p></table:table-cell></table:table-row><table:table-row table:style-name="Tabla17.3"><table:table-cell table:style-name="Tabla17.A4" office:value-type="string"><text:p text:style-name="P57">type</text:p></table:table-cell><table:table-cell table:style-name="Tabla17.B4" office:value-type="string"><text:p text:style-name="P94">integer</text:p></table:table-cell><table:table-cell table:style-name="Tabla17.C4" office:value-type="string"><text:p text:style-name="P35">1. Network range (Address, Address Range, Network)</text:p><text:p text:style-name="P35">2. IP service range (IP, TCP, UDP, TCMP)</text:p></table:table-cell></table:table-row></table:table></draw:text-box></draw:frame></text:p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><text:soft-page-break/>IPOBJ</text:p>
      <text:p text:style-name="P117"><draw:frame draw:style-name="fr1" draw:name="Marco11" text:anchor-type="paragraph" svg:y="0.176cm" svg:width="15.954cm" draw:z-index="12"><draw:text-box fo:min-height="4.835cm"><table:table table:name="Tabla11" table:style-name="Tabla11"><table:table-column table:style-name="Tabla11.A"/><table:table-column table:style-name="Tabla11.B"/><table:table-column table:style-name="Tabla11.C"/><table:table-row table:style-name="Tabla11.1"><table:table-cell table:style-name="Tabla11.A1" office:value-type="string"><text:p text:style-name="P148">FIELD</text:p></table:table-cell><table:table-cell table:style-name="Tabla11.A1" office:value-type="string"><text:p text:style-name="P149">T<text:span text:style-name="T1">YPE</text:span></text:p></table:table-cell><table:table-cell table:style-name="Tabla11.C1" office:value-type="string"><text:p text:style-name="P148">DESCRIPTION</text:p></table:table-cell></table:table-row><table:table-row table:style-name="Tabla11.2"><table:table-cell table:style-name="Tabla11.A2" office:value-type="string"><text:p text:style-name="P151">id</text:p></table:table-cell><table:table-cell table:style-name="Tabla11.B2" office:value-type="string"><text:p text:style-name="P155"><text:span text:style-name="T21">p</text:span>rimary key</text:p><text:p text:style-name="P97">integer</text:p><text:p text:style-name="P92">not null</text:p><text:p text:style-name="P97">autoincrement</text:p></table:table-cell><table:table-cell table:style-name="Tabla11.C2" office:value-type="string"><text:p text:style-name="P10"><text:span text:style-name="T23">Object's</text:span> identifier. </text:p><text:p text:style-name="P36">0 - 200 Service Range.</text:p><text:p text:style-name="P36">300 - <text:s/>500 Address Range.</text:p></table:table-cell></table:table-row><table:table-row table:style-name="Tabla11.2"><table:table-cell table:style-name="Tabla11.A3" office:value-type="string"><text:p text:style-name="P147">interface</text:p></table:table-cell><table:table-cell table:style-name="Tabla11.B3" office:value-type="string"><text:p text:style-name="P135"><text:span text:style-name="T20">foreign</text:span> <text:span text:style-name="T20">k</text:span>ey: <text:span text:style-name="T33">interface (id)</text:span></text:p><text:p text:style-name="P174">null, unsigned</text:p></table:table-cell><table:table-cell table:style-name="Tabla11.C3" office:value-type="string"><text:p text:style-name="P41">Identifier for the interface that belong in the ip object.</text:p></table:table-cell></table:table-row><table:table-row table:style-name="Tabla11.4"><table:table-cell table:style-name="Tabla11.A4" office:value-type="string"><text:p text:style-name="P55"><text:span text:style-name="T25">n</text:span>ame</text:p></table:table-cell><table:table-cell table:style-name="Tabla11.B4" office:value-type="string"><text:p text:style-name="P79"><text:span text:style-name="T25">v</text:span>archar(255)</text:p></table:table-cell><table:table-cell table:style-name="Tabla11.C4" office:value-type="string"><text:p text:style-name="P27">The service name.</text:p></table:table-cell></table:table-row><table:table-row table:style-name="Tabla11.4"><table:table-cell table:style-name="Tabla11.A5" office:value-type="string"><text:p text:style-name="P59">type</text:p></table:table-cell><table:table-cell table:style-name="Tabla11.B5" office:value-type="string"><text:p text:style-name="P98"><text:span text:style-name="T26">v</text:span>archar(255)</text:p><text:p text:style-name="P99"/></table:table-cell><table:table-cell table:style-name="Tabla11.C5" office:value-type="string"><text:p text:style-name="P36">1. IP Service</text:p><text:p text:style-name="P36">2. TCP Service</text:p><text:p text:style-name="P36">3. TCMP Service</text:p><text:p text:style-name="P36">4. UDP Service</text:p><text:p text:style-name="P36">5. Address</text:p><text:p text:style-name="P36">6. Address Range</text:p><text:p text:style-name="P36">7. Network </text:p></table:table-cell></table:table-row><table:table-row table:style-name="Tabla11.4"><table:table-cell table:style-name="Tabla11.A19" office:value-type="string"><text:p text:style-name="P59">protocol</text:p></table:table-cell><table:table-cell table:style-name="Tabla11.B19" office:value-type="string"><text:p text:style-name="P74"><text:span text:style-name="T25">i</text:span>nteger</text:p></table:table-cell><table:table-cell table:style-name="Tabla11.C19" office:value-type="string"><text:p text:style-name="P36">The protocol number.</text:p></table:table-cell></table:table-row><table:table-row table:style-name="Tabla11.4"><table:table-cell table:style-name="Tabla11.A19" office:value-type="string"><text:p text:style-name="P59">address</text:p></table:table-cell><table:table-cell table:style-name="Tabla11.B19" office:value-type="string"><text:p text:style-name="P98">varchar(255)</text:p></table:table-cell><table:table-cell table:style-name="Tabla11.C19" office:value-type="string"><text:p text:style-name="P36">The object address.</text:p></table:table-cell></table:table-row><table:table-row table:style-name="Tabla11.4"><table:table-cell table:style-name="Tabla11.A19" office:value-type="string"><text:p text:style-name="P59">netmask</text:p></table:table-cell><table:table-cell table:style-name="Tabla11.B19" office:value-type="string"><text:p text:style-name="P98">varchar(255)</text:p></table:table-cell><table:table-cell table:style-name="Tabla11.C19" office:value-type="string"><text:p text:style-name="P36">The network netmask.</text:p></table:table-cell></table:table-row><table:table-row table:style-name="Tabla11.4"><table:table-cell table:style-name="Tabla11.A19" office:value-type="string"><text:p text:style-name="P55"><text:span text:style-name="T24">d</text:span>iff_<text:span text:style-name="T24">s</text:span>erv</text:p></table:table-cell><table:table-cell table:style-name="Tabla11.B19" office:value-type="string"><text:p text:style-name="P80"><text:span text:style-name="T24">t</text:span>inyint(1)</text:p></table:table-cell><table:table-cell table:style-name="Tabla11.C19" office:value-type="string"><text:p text:style-name="P22">1. DSCP</text:p><text:p text:style-name="P22">2. TOS</text:p></table:table-cell></table:table-row><table:table-row table:style-name="Tabla11.4"><table:table-cell table:style-name="Tabla11.A19" office:value-type="string"><text:p text:style-name="P55"><text:span text:style-name="T25">i</text:span>p_version</text:p></table:table-cell><table:table-cell table:style-name="Tabla11.B19" office:value-type="string"><text:p text:style-name="P79"><text:span text:style-name="T25">v</text:span>archar(255)</text:p></table:table-cell><table:table-cell table:style-name="Tabla11.C19" office:value-type="string"><text:p text:style-name="P27">IPv4 or Ipv6.</text:p></table:table-cell></table:table-row><table:table-row table:style-name="Tabla11.4"><table:table-cell table:style-name="Tabla11.A19" office:value-type="string"><text:p text:style-name="P55"><text:span text:style-name="T25">c</text:span>ode</text:p></table:table-cell><table:table-cell table:style-name="Tabla11.B19" office:value-type="string"><text:p text:style-name="P80"><text:span text:style-name="T25">i</text:span>nteger</text:p></table:table-cell><table:table-cell table:style-name="Tabla11.C19" office:value-type="string"><text:p text:style-name="P28">Integer value.</text:p></table:table-cell></table:table-row><table:table-row table:style-name="Tabla11.4"><table:table-cell table:style-name="Tabla11.A19" office:value-type="string"><text:p text:style-name="P59">tcp_flags_mask</text:p></table:table-cell><table:table-cell table:style-name="Tabla11.B19" office:value-type="string"><text:p text:style-name="P81"><text:span text:style-name="T25">t</text:span>inyint(1)</text:p></table:table-cell><table:table-cell table:style-name="Tabla11.C19" office:value-type="string"><text:p text:style-name="P29">*</text:p></table:table-cell></table:table-row><table:table-row table:style-name="Tabla11.4"><table:table-cell table:style-name="Tabla11.A19" office:value-type="string"><text:p text:style-name="P59">tcp_flags_settings</text:p></table:table-cell><table:table-cell table:style-name="Tabla11.B19" office:value-type="string"><text:p text:style-name="P81"><text:span text:style-name="T25">t</text:span>inyint(1)</text:p></table:table-cell><table:table-cell table:style-name="Tabla11.C19" office:value-type="string"><text:p text:style-name="P27">*</text:p></table:table-cell></table:table-row><table:table-row table:style-name="Tabla11.4"><table:table-cell table:style-name="Tabla11.A19" office:value-type="string"><text:p text:style-name="P60">range_start</text:p></table:table-cell><table:table-cell table:style-name="Tabla11.B19" office:value-type="string"><text:p text:style-name="P99">varchar(255)</text:p></table:table-cell><table:table-cell table:style-name="Tabla11.C19" office:value-type="string"><text:p text:style-name="P37">The address of the start of the range.</text:p></table:table-cell></table:table-row><table:table-row table:style-name="Tabla11.4"><table:table-cell table:style-name="Tabla11.A19" office:value-type="string"><text:p text:style-name="P60">range_end</text:p></table:table-cell><table:table-cell table:style-name="Tabla11.B19" office:value-type="string"><text:p text:style-name="P99">varchar(255)</text:p></table:table-cell><table:table-cell table:style-name="Tabla11.C19" office:value-type="string"><text:p text:style-name="P37">The address of the end of the range.</text:p></table:table-cell></table:table-row><table:table-row table:style-name="Tabla11.4"><table:table-cell table:style-name="Tabla11.A19" office:value-type="string"><text:p text:style-name="P59">source_port_start</text:p></table:table-cell><table:table-cell table:style-name="Tabla11.B19" office:value-type="string"><text:p text:style-name="P80"><text:span text:style-name="T25">i</text:span>nteger</text:p></table:table-cell><table:table-cell table:style-name="Tabla11.C19" office:value-type="string"><text:p text:style-name="P17"><text:span text:style-name="T18">D</text:span>efine the start of the <text:span text:style-name="T18">source</text:span> port range. <text:span text:style-name="T18">It</text:span> accept<text:span text:style-name="T18">s </text:span>values 0 through 65535. </text:p></table:table-cell></table:table-row><table:table-row table:style-name="Tabla11.4"><table:table-cell table:style-name="Tabla11.A19" office:value-type="string"><text:p text:style-name="P59">source_port_end</text:p></table:table-cell><table:table-cell table:style-name="Tabla11.B19" office:value-type="string"><text:p text:style-name="P80"><text:span text:style-name="T25">i</text:span>nteger</text:p></table:table-cell><table:table-cell table:style-name="Tabla11.C19" office:value-type="string"><text:p text:style-name="P17"><text:span text:style-name="T18">D</text:span>efine the <text:span text:style-name="T18">end</text:span> of the <text:span text:style-name="T18">source</text:span> port range. <text:span text:style-name="T18">It</text:span> accept<text:span text:style-name="T18">s </text:span>values 0 through 65535.</text:p></table:table-cell></table:table-row><table:table-row table:style-name="Tabla11.4"><table:table-cell table:style-name="Tabla11.A19" office:value-type="string"><text:p text:style-name="P59">destination_port_start</text:p></table:table-cell><table:table-cell table:style-name="Tabla11.B19" office:value-type="string"><text:p text:style-name="P80"><text:span text:style-name="T25">i</text:span>nteger</text:p></table:table-cell><table:table-cell table:style-name="Tabla11.C19" office:value-type="string"><text:p text:style-name="P17"><text:span text:style-name="T18">D</text:span>efine the start of the destination port range. <text:span text:style-name="T18">It</text:span> accept<text:span text:style-name="T18">s </text:span>values 0 through 65535. </text:p></table:table-cell></table:table-row><table:table-row table:style-name="Tabla11.4"><table:table-cell table:style-name="Tabla11.A19" office:value-type="string"><text:p text:style-name="P59">destination_port_start</text:p></table:table-cell><table:table-cell table:style-name="Tabla11.B19" office:value-type="string"><text:p text:style-name="P80"><text:span text:style-name="T25">i</text:span>nteger</text:p></table:table-cell><table:table-cell table:style-name="Tabla11.C19" office:value-type="string"><text:p text:style-name="P17"><text:span text:style-name="T18">D</text:span>efine the <text:span text:style-name="T18">end</text:span> of the destination port range. <text:span text:style-name="T18">It</text:span> accept<text:span text:style-name="T18">s </text:span>values 0 through 65535. </text:p></table:table-cell></table:table-row><table:table-row table:style-name="Tabla11.4"><table:table-cell table:style-name="Tabla11.A20" office:value-type="string"><text:p text:style-name="P59">options</text:p></table:table-cell><table:table-cell table:style-name="Tabla11.B20" office:value-type="string"><text:p text:style-name="P75">varchar(255)</text:p></table:table-cell><table:table-cell table:style-name="Tabla11.C20" office:value-type="string"><text:p text:style-name="P10">*</text:p></table:table-cell></table:table-row><table:table-row table:style-name="Tabla11.4"><table:table-cell table:style-name="Tabla11.A21" office:value-type="string"><text:p text:style-name="P51"><text:span text:style-name="T25">c</text:span>omment</text:p></table:table-cell><table:table-cell table:style-name="Tabla11.B21" office:value-type="string"><text:p text:style-name="P75"><text:span text:style-name="T25">t</text:span>ext</text:p></table:table-cell><table:table-cell table:style-name="Tabla11.C21" office:value-type="string"><text:p text:style-name="P16">A text comment.</text:p></table:table-cell></table:table-row></table:table></draw:text-box></draw:frame></text:p>
      <text:p text:style-name="P122">IPOBJ_G-IPOBJ</text:p>
      <text:p text:style-name="P123"><draw:frame draw:style-name="fr1" draw:name="Marco13" text:anchor-type="paragraph" svg:y="0.263cm" svg:width="15.954cm" draw:z-index="13"><draw:text-box fo:min-height="2.734cm"><table:table table:name="Tabla13" table:style-name="Tabla13"><table:table-column table:style-name="Tabla13.A"/><table:table-column table:style-name="Tabla13.B"/><table:table-column table:style-name="Tabla13.C"/><table:table-row table:style-name="Tabla13.1"><table:table-cell table:style-name="Tabla13.A1" office:value-type="string"><text:p text:style-name="P148">FIELD</text:p></table:table-cell><table:table-cell table:style-name="Tabla13.A1" office:value-type="string"><text:p text:style-name="P149">T<text:span text:style-name="T1">YPE</text:span></text:p></table:table-cell><table:table-cell table:style-name="Tabla13.C1" office:value-type="string"><text:p text:style-name="P148">DESCRIPTION</text:p></table:table-cell></table:table-row><table:table-row table:style-name="Tabla13.2"><table:table-cell table:style-name="Tabla13.A2" office:value-type="string"><text:p text:style-name="P178">ipobj_g</text:p></table:table-cell><table:table-cell table:style-name="Tabla13.B3" office:value-type="string"><text:p text:style-name="P100">integer</text:p><text:p text:style-name="P91">not null, unsigned</text:p></table:table-cell><table:table-cell table:style-name="Tabla13.C3" table:number-rows-spanned="2" office:value-type="string"><text:p text:style-name="P158">Primary key (group, network)</text:p><text:p text:style-name="P145">Foreign <text:span text:style-name="T32">key ipobj_g(id), ipobj(id)</text:span></text:p><text:p text:style-name="P158"/><text:p text:style-name="P169">Identifier's for the group and the object.</text:p></table:table-cell></table:table-row><table:table-row table:style-name="Tabla13.3"><table:table-cell table:style-name="Tabla13.A3" office:value-type="string"><text:p text:style-name="P168">ipobj</text:p></table:table-cell><table:table-cell table:style-name="Tabla13.B3" office:value-type="string"><text:p text:style-name="P100"/><text:p text:style-name="P100"><text:span text:style-name="T26">i</text:span>nteger</text:p><text:p text:style-name="P91">not null, unsigned</text:p><text:p text:style-name="P100"/></table:table-cell><table:covered-table-cell/></table:table-row></table:table></draw:text-box></draw:frame></text:p>
      <text:p text:style-name="P123"/>
      <text:p text:style-name="P123"/>
      <text:p text:style-name="P123"/>
      <text:p text:style-name="P123"/>
      <text:p text:style-name="P123"/>
      <text:p text:style-name="P123"/>
      <text:p text:style-name="P124"><text:soft-page-break/>ROUTING_R-IPOBJ</text:p>
      <text:p text:style-name="P125"><draw:frame draw:style-name="fr1" draw:name="Marco20" text:anchor-type="paragraph" svg:y="0.263cm" svg:width="15.954cm" draw:z-index="6"><draw:text-box fo:min-height="3.817cm"><table:table table:name="Tabla20" table:style-name="Tabla20"><table:table-column table:style-name="Tabla20.A"/><table:table-column table:style-name="Tabla20.B"/><table:table-column table:style-name="Tabla20.C"/><table:table-row table:style-name="Tabla20.1"><table:table-cell table:style-name="Tabla20.A1" office:value-type="string"><text:p text:style-name="P148">FIELD</text:p></table:table-cell><table:table-cell table:style-name="Tabla20.A1" office:value-type="string"><text:p text:style-name="P149">T<text:span text:style-name="T1">YPE</text:span></text:p></table:table-cell><table:table-cell table:style-name="Tabla20.C1" office:value-type="string"><text:p text:style-name="P148">DESCRIPTION</text:p></table:table-cell></table:table-row><table:table-row table:style-name="Tabla20.2"><table:table-cell table:style-name="Tabla20.A2" office:value-type="string"><text:p text:style-name="P161">rule</text:p></table:table-cell><table:table-cell table:style-name="Tabla20.B5" office:value-type="string"><text:p text:style-name="P78"/><text:p text:style-name="P78"><text:span text:style-name="T27">i</text:span>nteger</text:p><text:p text:style-name="P101">not null</text:p><text:p text:style-name="P101"/></table:table-cell><table:table-cell table:style-name="Tabla20.C5" table:number-rows-spanned="4" office:value-type="string"><text:p text:style-name="P160">Primary key (rule, ipobj, ipobj_g, position)</text:p><text:p text:style-name="P145">Foreign <text:span text:style-name="T32">key rule(id), ipobj(id), ipobj_g(id)</text:span></text:p><text:p text:style-name="P160"/><text:p text:style-name="P170">It displays the rule's identifier and the object or object group identifier.</text:p><text:p text:style-name="P170"/><text:p text:style-name="P23">The position is an integer value that shows where the object belongs in the <text:span text:style-name="T28">Routing Rule</text:span>.</text:p><text:p text:style-name="P23">1 – Destination</text:p><text:p text:style-name="P23">2 – Gateway</text:p><text:p text:style-name="P23">3 – Interface</text:p><text:p text:style-name="P23">4 – Metric</text:p></table:table-cell></table:table-row><table:table-row table:style-name="Tabla20.2"><table:table-cell table:style-name="Tabla20.A3" office:value-type="string"><text:p text:style-name="P161">ipobj</text:p></table:table-cell><table:table-cell table:style-name="Tabla20.B3" office:value-type="string"><text:p text:style-name="P78"/><text:p text:style-name="P78"><text:span text:style-name="T27">i</text:span>nteger</text:p><text:p text:style-name="P101">null</text:p><text:p text:style-name="P101"/></table:table-cell><table:covered-table-cell/></table:table-row><table:table-row table:style-name="Tabla20.2"><table:table-cell table:style-name="Tabla20.A4" office:value-type="string"><text:p text:style-name="P161">ipobj_g</text:p></table:table-cell><table:table-cell table:style-name="Tabla20.B4" office:value-type="string"><text:p text:style-name="P78"/><text:p text:style-name="P78"><text:span text:style-name="T27">i</text:span>nteger</text:p><text:p text:style-name="P101">null</text:p><text:p text:style-name="P101"/></table:table-cell><table:covered-table-cell/></table:table-row><table:table-row table:style-name="Tabla20.2"><table:table-cell table:style-name="Tabla20.A5" office:value-type="string"><text:p text:style-name="P156"><text:span text:style-name="T27">p</text:span>osition</text:p></table:table-cell><table:table-cell table:style-name="Tabla20.B5" office:value-type="string"><text:p text:style-name="P78"/><text:p text:style-name="P78"><text:span text:style-name="T27">i</text:span>nteger</text:p><text:p text:style-name="P101">not null</text:p><text:p text:style-name="P101"/></table:table-cell><table:covered-table-cell/></table:table-row><table:table-row table:style-name="Tabla20.2"><table:table-cell table:style-name="Tabla20.A6" office:value-type="string"><text:p text:style-name="P54"><text:span text:style-name="T28">o</text:span>rder</text:p></table:table-cell><table:table-cell table:style-name="Tabla20.B6" office:value-type="string"><text:p text:style-name="P77"><text:span text:style-name="T28">i</text:span>nteger</text:p></table:table-cell><table:table-cell table:style-name="Tabla20.C6" office:value-type="string"><text:p text:style-name="P30">Order within the position.</text:p></table:table-cell></table:table-row></table:table></draw:text-box></draw:frame></text:p>
      <text:p text:style-name="P124">POLICY_R-IPOBJ</text:p>
      <text:p text:style-name="P38"/>
      <text:p text:style-name="P126"><draw:frame draw:style-name="fr1" draw:name="Marco12" text:anchor-type="paragraph" svg:y="0.263cm" svg:width="15.954cm" draw:z-index="17"><draw:text-box fo:min-height="3.817cm"><table:table table:name="Tabla12" table:style-name="Tabla12"><table:table-column table:style-name="Tabla12.A"/><table:table-column table:style-name="Tabla12.B"/><table:table-column table:style-name="Tabla12.C"/><table:table-row table:style-name="Tabla12.1"><table:table-cell table:style-name="Tabla12.A1" office:value-type="string"><text:p text:style-name="P148">FIELD</text:p></table:table-cell><table:table-cell table:style-name="Tabla12.A1" office:value-type="string"><text:p text:style-name="P149">T<text:span text:style-name="T1">YPE</text:span></text:p></table:table-cell><table:table-cell table:style-name="Tabla12.C1" office:value-type="string"><text:p text:style-name="P148">DESCRIPTION</text:p></table:table-cell></table:table-row><table:table-row table:style-name="Tabla12.2"><table:table-cell table:style-name="Tabla12.A2" office:value-type="string"><text:p text:style-name="P161">rule</text:p></table:table-cell><table:table-cell table:style-name="Tabla12.B5" office:value-type="string"><text:p text:style-name="P78"/><text:p text:style-name="P78"><text:span text:style-name="T27">i</text:span>nteger</text:p><text:p text:style-name="P101">not null</text:p><text:p text:style-name="P101"/></table:table-cell><table:table-cell table:style-name="Tabla12.C5" table:number-rows-spanned="4" office:value-type="string"><text:p text:style-name="P160">Primary key (rule, ipobj, ipobj_g, position)</text:p><text:p text:style-name="P145">Foreign <text:span text:style-name="T32">key rule(id), ipobj(id), ipobj_g(id)</text:span></text:p><text:p text:style-name="P160"/><text:p text:style-name="P170">It displays the rule's identifier and the object or object group identifier.</text:p><text:p text:style-name="P170"/><text:p text:style-name="P38">The position is an integer value that shows where the object belongs in the <text:span text:style-name="T28">Policy Rule</text:span>.</text:p><text:p text:style-name="P38">1 – Source</text:p><text:p text:style-name="P38">2 – Destination</text:p><text:p text:style-name="P38">3 – Service</text:p></table:table-cell></table:table-row><table:table-row table:style-name="Tabla12.2"><table:table-cell table:style-name="Tabla12.A3" office:value-type="string"><text:p text:style-name="P161">ipobj</text:p></table:table-cell><table:table-cell table:style-name="Tabla12.B3" office:value-type="string"><text:p text:style-name="P78"/><text:p text:style-name="P78"><text:span text:style-name="T27">i</text:span>nteger</text:p><text:p text:style-name="P101">null</text:p><text:p text:style-name="P101"/></table:table-cell><table:covered-table-cell/></table:table-row><table:table-row table:style-name="Tabla12.2"><table:table-cell table:style-name="Tabla12.A4" office:value-type="string"><text:p text:style-name="P161">ipobj_g</text:p></table:table-cell><table:table-cell table:style-name="Tabla12.B4" office:value-type="string"><text:p text:style-name="P78"/><text:p text:style-name="P78"><text:span text:style-name="T27">i</text:span>nteger</text:p><text:p text:style-name="P101">null</text:p><text:p text:style-name="P101"/></table:table-cell><table:covered-table-cell/></table:table-row><table:table-row table:style-name="Tabla12.2"><table:table-cell table:style-name="Tabla12.A5" office:value-type="string"><text:p text:style-name="P156"><text:span text:style-name="T27">p</text:span>osition</text:p></table:table-cell><table:table-cell table:style-name="Tabla12.B5" office:value-type="string"><text:p text:style-name="P78"/><text:p text:style-name="P78"><text:span text:style-name="T27">i</text:span>nteger</text:p><text:p text:style-name="P101">not null</text:p><text:p text:style-name="P101"/></table:table-cell><table:covered-table-cell/></table:table-row><table:table-row table:style-name="Tabla12.2"><table:table-cell table:style-name="Tabla12.A6" office:value-type="string"><text:p text:style-name="P54"><text:span text:style-name="T28">o</text:span>rder</text:p></table:table-cell><table:table-cell table:style-name="Tabla12.B6" office:value-type="string"><text:p text:style-name="P77"><text:span text:style-name="T28">i</text:span>nteger</text:p></table:table-cell><table:table-cell table:style-name="Tabla12.C6" office:value-type="string"><text:p text:style-name="P30">Order within the position.</text:p></table:table-cell></table:table-row></table:table></draw:text-box></draw:frame></text:p>
      <text:p text:style-name="P124"/>
      <text:p text:style-name="P124"/>
      <text:p text:style-name="P124">NAT_R-IPOBJ</text:p>
      <text:p text:style-name="P124"><draw:frame draw:style-name="fr1" draw:name="Marco14" text:anchor-type="paragraph" svg:y="0.263cm" svg:width="15.954cm" draw:z-index="18"><draw:text-box fo:min-height="3.817cm"><table:table table:name="Tabla14" table:style-name="Tabla14"><table:table-column table:style-name="Tabla14.A"/><table:table-column table:style-name="Tabla14.B"/><table:table-column table:style-name="Tabla14.C"/><table:table-row table:style-name="Tabla14.1"><table:table-cell table:style-name="Tabla14.A1" office:value-type="string"><text:p text:style-name="P148">FIELD</text:p></table:table-cell><table:table-cell table:style-name="Tabla14.A1" office:value-type="string"><text:p text:style-name="P149">T<text:span text:style-name="T1">YPE</text:span></text:p></table:table-cell><table:table-cell table:style-name="Tabla14.C1" office:value-type="string"><text:p text:style-name="P148">DESCRIPTION</text:p></table:table-cell></table:table-row><table:table-row table:style-name="Tabla14.2"><table:table-cell table:style-name="Tabla14.A2" office:value-type="string"><text:p text:style-name="P161">rule</text:p></table:table-cell><table:table-cell table:style-name="Tabla14.B5" office:value-type="string"><text:p text:style-name="P78"/><text:p text:style-name="P78"><text:span text:style-name="T27">i</text:span>nteger</text:p><text:p text:style-name="P101">not null</text:p><text:p text:style-name="P101"/></table:table-cell><table:table-cell table:style-name="Tabla14.C5" table:number-rows-spanned="4" office:value-type="string"><text:p text:style-name="P160">Primary key (rule, ipobj, ipobj_g, position)</text:p><text:p text:style-name="P145">Foreign <text:span text:style-name="T32">key rule(id), ipobj(id), ipobj_g(id)</text:span></text:p><text:p text:style-name="P160"/><text:p text:style-name="P170">It displays the rule's identifier and the object or object group identifier.</text:p><text:p text:style-name="P170"/><text:p text:style-name="P38">The position is an integer value that shows where the object belongs in the <text:span text:style-name="T28">Nat Rule</text:span>.</text:p><text:p text:style-name="P38">1 – Original Source</text:p><text:p text:style-name="P38">2 – Original Destination</text:p><text:p text:style-name="P38">3 – Original Service</text:p><text:p text:style-name="P38">4 – Translated Source</text:p><text:p text:style-name="P38">5 – Translated Destination</text:p><text:p text:style-name="P38">6 – Translated Service</text:p></table:table-cell></table:table-row><table:table-row table:style-name="Tabla14.2"><table:table-cell table:style-name="Tabla14.A3" office:value-type="string"><text:p text:style-name="P161">ipobj</text:p></table:table-cell><table:table-cell table:style-name="Tabla14.B3" office:value-type="string"><text:p text:style-name="P78"/><text:p text:style-name="P78"><text:span text:style-name="T27">i</text:span>nteger</text:p><text:p text:style-name="P101">null</text:p><text:p text:style-name="P101"/></table:table-cell><table:covered-table-cell/></table:table-row><table:table-row table:style-name="Tabla14.2"><table:table-cell table:style-name="Tabla14.A4" office:value-type="string"><text:p text:style-name="P161">ipobj_g</text:p></table:table-cell><table:table-cell table:style-name="Tabla14.B4" office:value-type="string"><text:p text:style-name="P78"/><text:p text:style-name="P78"><text:span text:style-name="T27">i</text:span>nteger</text:p><text:p text:style-name="P101">null</text:p><text:p text:style-name="P101"/></table:table-cell><table:covered-table-cell/></table:table-row><table:table-row table:style-name="Tabla14.2"><table:table-cell table:style-name="Tabla14.A5" office:value-type="string"><text:p text:style-name="P156"><text:span text:style-name="T27">p</text:span>osition</text:p></table:table-cell><table:table-cell table:style-name="Tabla14.B5" office:value-type="string"><text:p text:style-name="P78"><text:span text:style-name="T27">i</text:span>nteger</text:p><text:p text:style-name="P101">not null</text:p></table:table-cell><table:covered-table-cell/></table:table-row><table:table-row table:style-name="Tabla14.2"><table:table-cell table:style-name="Tabla14.A6" office:value-type="string"><text:p text:style-name="P54"><text:span text:style-name="T28">o</text:span>rder</text:p></table:table-cell><table:table-cell table:style-name="Tabla14.B6" office:value-type="string"><text:p text:style-name="P77"><text:span text:style-name="T28">i</text:span>nteger</text:p></table:table-cell><table:table-cell table:style-name="Tabla14.C6" office:value-type="string"><text:p text:style-name="P30">Order within the position.</text:p></table:table-cell></table:table-row></table:table></draw:text-box></draw:frame></text:p>
      <text:p text:style-name="P1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0T09:12:52.093653911</meta:creation-date>
    <dc:date>2016-08-05T14:37:06.131978064</dc:date>
    <meta:editing-duration>PT16H44M18S</meta:editing-duration>
    <meta:editing-cycles>20</meta:editing-cycles>
    <meta:generator>LibreOffice/4.3.3.2$Linux_X86_64 LibreOffice_project/430m0$Build-2</meta:generator>
    <meta:document-statistic meta:table-count="22" meta:image-count="0" meta:object-count="0" meta:page-count="7" meta:paragraph-count="565" meta:word-count="1331" meta:character-count="8593" meta:non-whitespace-character-count="7806"/>
  </office:meta>
</office:document-meta>
</file>